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0" table:default-cell-style-name="ce1"/>
        <table:table-row table:style-name="ro1">
          <table:table-cell office:value-type="string" table:style-name="ce1">
            <text:p>Player</text:p>
          </table:table-cell>
          <table:table-cell office:value-type="string" table:style-name="ce1">
            <text:p>Division</text:p>
          </table:table-cell>
          <table:table-cell office:value-type="string" table:style-name="ce1">
            <text:p>Squad</text:p>
          </table:table-cell>
          <table:table-cell office:value-type="string" table:style-name="ce1">
            <text:p>Pos</text:p>
          </table:table-cell>
          <table:table-cell office:value-type="string" table:style-name="ce1">
            <text:p>Age</text:p>
          </table:table-cell>
          <table:table-cell office:value-type="string" table:style-name="ce1">
            <text:p>MatchesPlayed</text:p>
          </table:table-cell>
          <table:table-cell office:value-type="string" table:style-name="ce1">
            <text:p>ShotStopping</text:p>
          </table:table-cell>
          <table:table-cell office:value-type="string" table:style-name="ce1">
            <text:p>Passing</text:p>
          </table:table-cell>
          <table:table-cell office:value-type="string" table:style-name="ce1">
            <text:p>CrossStopping</text:p>
          </table:table-cell>
          <table:table-cell office:value-type="string" table:style-name="ce1">
            <text:p>Sweeper</text:p>
          </table:table-cell>
        </table:table-row>
        <table:table-row table:style-name="ro1">
          <table:table-cell office:value-type="string" table:style-name="ce1">
            <text:p>Alisson</text:p>
          </table:table-cell>
          <table:table-cell office:value-type="string" table:style-name="ce1">
            <text:p>ENG1</text:p>
          </table:table-cell>
          <table:table-cell office:value-type="string" table:style-name="ce1">
            <text:p>Liverpool</text:p>
          </table:table-cell>
          <table:table-cell office:value-type="string" table:style-name="ce1">
            <text:p>GK</text:p>
          </table:table-cell>
          <table:table-cell office:value-type="string" table:style-name="ce1">
            <text:p>33-092</text:p>
          </table:table-cell>
          <table:table-cell office:value-type="float" office:value="14" table:style-name="ce1">
            <text:p>14</text:p>
          </table:table-cell>
          <table:table-cell office:value-type="float" office:value="7.98459714438581" table:style-name="ce1">
            <text:p>7.98459714438581</text:p>
          </table:table-cell>
          <table:table-cell office:value-type="float" office:value="8.01690384461157" table:style-name="ce1">
            <text:p>8.01690384461157</text:p>
          </table:table-cell>
          <table:table-cell office:value-type="float" office:value="8.72375426893076" table:style-name="ce1">
            <text:p>8.72375426893076</text:p>
          </table:table-cell>
          <table:table-cell office:value-type="float" office:value="7.78001824725785" table:style-name="ce1">
            <text:p>7.78001824725785</text:p>
          </table:table-cell>
        </table:table-row>
        <table:table-row table:style-name="ro1">
          <table:table-cell office:value-type="string" table:style-name="ce1">
            <text:p>Alphonse Areola</text:p>
          </table:table-cell>
          <table:table-cell office:value-type="string" table:style-name="ce1">
            <text:p>ENG1</text:p>
          </table:table-cell>
          <table:table-cell office:value-type="string" table:style-name="ce1">
            <text:p>West Ham</text:p>
          </table:table-cell>
          <table:table-cell office:value-type="string" table:style-name="ce1">
            <text:p>GK</text:p>
          </table:table-cell>
          <table:table-cell office:value-type="string" table:style-name="ce1">
            <text:p>32-309</text:p>
          </table:table-cell>
          <table:table-cell office:value-type="float" office:value="15" table:style-name="ce1">
            <text:p>15</text:p>
          </table:table-cell>
          <table:table-cell office:value-type="float" office:value="7.01237960522927" table:style-name="ce1">
            <text:p>7.01237960522927</text:p>
          </table:table-cell>
          <table:table-cell office:value-type="float" office:value="6.43507213366351" table:style-name="ce1">
            <text:p>6.43507213366351</text:p>
          </table:table-cell>
          <table:table-cell office:value-type="float" office:value="7.04820196941724" table:style-name="ce1">
            <text:p>7.04820196941724</text:p>
          </table:table-cell>
          <table:table-cell office:value-type="float" office:value="3.93781046022885" table:style-name="ce1">
            <text:p>3.93781046022885</text:p>
          </table:table-cell>
        </table:table-row>
        <table:table-row table:style-name="ro1">
          <table:table-cell office:value-type="string" table:style-name="ce1">
            <text:p>Gianluigi Donnarumma</text:p>
          </table:table-cell>
          <table:table-cell office:value-type="string" table:style-name="ce1">
            <text:p>ENG1</text:p>
          </table:table-cell>
          <table:table-cell office:value-type="string" table:style-name="ce1">
            <text:p>Manchester City</text:p>
          </table:table-cell>
          <table:table-cell office:value-type="string" table:style-name="ce1">
            <text:p>GK</text:p>
          </table:table-cell>
          <table:table-cell office:value-type="string" table:style-name="ce1">
            <text:p>26-311</text:p>
          </table:table-cell>
          <table:table-cell office:value-type="float" office:value="16" table:style-name="ce1">
            <text:p>16</text:p>
          </table:table-cell>
          <table:table-cell office:value-type="float" office:value="10.3026401231408" table:style-name="ce1">
            <text:p>10.3026401231408</text:p>
          </table:table-cell>
          <table:table-cell office:value-type="float" office:value="9.4868432075106" table:style-name="ce1">
            <text:p>9.4868432075106</text:p>
          </table:table-cell>
          <table:table-cell office:value-type="float" office:value="6.1663617680746" table:style-name="ce1">
            <text:p>6.1663617680746</text:p>
          </table:table-cell>
          <table:table-cell office:value-type="float" office:value="5.98763983904212" table:style-name="ce1">
            <text:p>5.98763983904212</text:p>
          </table:table-cell>
        </table:table-row>
        <table:table-row table:style-name="ro1">
          <table:table-cell office:value-type="string" table:style-name="ce1">
            <text:p>Martin Dúbravka</text:p>
          </table:table-cell>
          <table:table-cell office:value-type="string" table:style-name="ce1">
            <text:p>ENG1</text:p>
          </table:table-cell>
          <table:table-cell office:value-type="string" table:style-name="ce1">
            <text:p>Burnley</text:p>
          </table:table-cell>
          <table:table-cell office:value-type="string" table:style-name="ce1">
            <text:p>GK</text:p>
          </table:table-cell>
          <table:table-cell office:value-type="string" table:style-name="ce1">
            <text:p>36-352</text:p>
          </table:table-cell>
          <table:table-cell office:value-type="float" office:value="19" table:style-name="ce1">
            <text:p>19</text:p>
          </table:table-cell>
          <table:table-cell office:value-type="float" office:value="12.0199142600065" table:style-name="ce1">
            <text:p>12.0199142600065</text:p>
          </table:table-cell>
          <table:table-cell office:value-type="float" office:value="8.14655890240087" table:style-name="ce1">
            <text:p>8.14655890240087</text:p>
          </table:table-cell>
          <table:table-cell office:value-type="float" office:value="5.81408562170261" table:style-name="ce1">
            <text:p>5.81408562170261</text:p>
          </table:table-cell>
          <table:table-cell office:value-type="float" office:value="6.84573045497709" table:style-name="ce1">
            <text:p>6.84573045497709</text:p>
          </table:table-cell>
        </table:table-row>
        <table:table-row table:style-name="ro1">
          <table:table-cell office:value-type="string" table:style-name="ce1">
            <text:p>Dean Henderson</text:p>
          </table:table-cell>
          <table:table-cell office:value-type="string" table:style-name="ce1">
            <text:p>ENG1</text:p>
          </table:table-cell>
          <table:table-cell office:value-type="string" table:style-name="ce1">
            <text:p>Crystal Palace</text:p>
          </table:table-cell>
          <table:table-cell office:value-type="string" table:style-name="ce1">
            <text:p>GK</text:p>
          </table:table-cell>
          <table:table-cell office:value-type="string" table:style-name="ce1">
            <text:p>28-296</text:p>
          </table:table-cell>
          <table:table-cell office:value-type="float" office:value="19" table:style-name="ce1">
            <text:p>19</text:p>
          </table:table-cell>
          <table:table-cell office:value-type="float" office:value="11.5955711834916" table:style-name="ce1">
            <text:p>11.5955711834916</text:p>
          </table:table-cell>
          <table:table-cell office:value-type="float" office:value="4.1135236289327" table:style-name="ce1">
            <text:p>4.1135236289327</text:p>
          </table:table-cell>
          <table:table-cell office:value-type="float" office:value="6.78807706099874" table:style-name="ce1">
            <text:p>6.78807706099874</text:p>
          </table:table-cell>
          <table:table-cell office:value-type="float" office:value="7.14932463241097" table:style-name="ce1">
            <text:p>7.14932463241097</text:p>
          </table:table-cell>
        </table:table-row>
        <table:table-row table:style-name="ro1">
          <table:table-cell office:value-type="string" table:style-name="ce1">
            <text:p>Sam Johnstone</text:p>
          </table:table-cell>
          <table:table-cell office:value-type="string" table:style-name="ce1">
            <text:p>ENG1</text:p>
          </table:table-cell>
          <table:table-cell office:value-type="string" table:style-name="ce1">
            <text:p>Wolves</text:p>
          </table:table-cell>
          <table:table-cell office:value-type="string" table:style-name="ce1">
            <text:p>GK</text:p>
          </table:table-cell>
          <table:table-cell office:value-type="string" table:style-name="ce1">
            <text:p>32-283</text:p>
          </table:table-cell>
          <table:table-cell office:value-type="float" office:value="12" table:style-name="ce1">
            <text:p>12</text:p>
          </table:table-cell>
          <table:table-cell office:value-type="float" office:value="6.11784799586848" table:style-name="ce1">
            <text:p>6.11784799586848</text:p>
          </table:table-cell>
          <table:table-cell office:value-type="float" office:value="12.236082934989" table:style-name="ce1">
            <text:p>12.236082934989</text:p>
          </table:table-cell>
          <table:table-cell office:value-type="float" office:value="7.31443003854876" table:style-name="ce1">
            <text:p>7.31443003854876</text:p>
          </table:table-cell>
          <table:table-cell office:value-type="float" office:value="9.46300040457832" table:style-name="ce1">
            <text:p>9.46300040457832</text:p>
          </table:table-cell>
        </table:table-row>
        <table:table-row table:style-name="ro1">
          <table:table-cell office:value-type="string" table:style-name="ce1">
            <text:p>Caoimhín Kelleher</text:p>
          </table:table-cell>
          <table:table-cell office:value-type="string" table:style-name="ce1">
            <text:p>ENG1</text:p>
          </table:table-cell>
          <table:table-cell office:value-type="string" table:style-name="ce1">
            <text:p>Brentford</text:p>
          </table:table-cell>
          <table:table-cell office:value-type="string" table:style-name="ce1">
            <text:p>GK</text:p>
          </table:table-cell>
          <table:table-cell office:value-type="string" table:style-name="ce1">
            <text:p>27-040</text:p>
          </table:table-cell>
          <table:table-cell office:value-type="float" office:value="19" table:style-name="ce1">
            <text:p>19</text:p>
          </table:table-cell>
          <table:table-cell office:value-type="float" office:value="8.59817327837858" table:style-name="ce1">
            <text:p>8.59817327837858</text:p>
          </table:table-cell>
          <table:table-cell office:value-type="float" office:value="11.4210543576755" table:style-name="ce1">
            <text:p>11.4210543576755</text:p>
          </table:table-cell>
          <table:table-cell office:value-type="float" office:value="8.00434990308031" table:style-name="ce1">
            <text:p>8.00434990308031</text:p>
          </table:table-cell>
          <table:table-cell office:value-type="float" office:value="10.5130771938099" table:style-name="ce1">
            <text:p>10.5130771938099</text:p>
          </table:table-cell>
        </table:table-row>
        <table:table-row table:style-name="ro1">
          <table:table-cell office:value-type="string" table:style-name="ce1">
            <text:p>Senne Lammens</text:p>
          </table:table-cell>
          <table:table-cell office:value-type="string" table:style-name="ce1">
            <text:p>ENG1</text:p>
          </table:table-cell>
          <table:table-cell office:value-type="string" table:style-name="ce1">
            <text:p>Manchester Utd</text:p>
          </table:table-cell>
          <table:table-cell office:value-type="string" table:style-name="ce1">
            <text:p>GK</text:p>
          </table:table-cell>
          <table:table-cell office:value-type="string" table:style-name="ce1">
            <text:p>23-179</text:p>
          </table:table-cell>
          <table:table-cell office:value-type="float" office:value="13" table:style-name="ce1">
            <text:p>13</text:p>
          </table:table-cell>
          <table:table-cell office:value-type="float" office:value="10.5189209351966" table:style-name="ce1">
            <text:p>10.5189209351966</text:p>
          </table:table-cell>
          <table:table-cell office:value-type="float" office:value="6.72257788920998" table:style-name="ce1">
            <text:p>6.72257788920998</text:p>
          </table:table-cell>
          <table:table-cell office:value-type="float" office:value="7.58641748734104" table:style-name="ce1">
            <text:p>7.58641748734104</text:p>
          </table:table-cell>
          <table:table-cell office:value-type="float" office:value="6.26450486836378" table:style-name="ce1">
            <text:p>6.26450486836378</text:p>
          </table:table-cell>
        </table:table-row>
        <table:table-row table:style-name="ro1">
          <table:table-cell office:value-type="string" table:style-name="ce1">
            <text:p>Bernd Leno</text:p>
          </table:table-cell>
          <table:table-cell office:value-type="string" table:style-name="ce1">
            <text:p>ENG1</text:p>
          </table:table-cell>
          <table:table-cell office:value-type="string" table:style-name="ce1">
            <text:p>Fulham</text:p>
          </table:table-cell>
          <table:table-cell office:value-type="string" table:style-name="ce1">
            <text:p>GK</text:p>
          </table:table-cell>
          <table:table-cell office:value-type="string" table:style-name="ce1">
            <text:p>33-304</text:p>
          </table:table-cell>
          <table:table-cell office:value-type="float" office:value="19" table:style-name="ce1">
            <text:p>19</text:p>
          </table:table-cell>
          <table:table-cell office:value-type="float" office:value="6.64447252992488" table:style-name="ce1">
            <text:p>6.64447252992488</text:p>
          </table:table-cell>
          <table:table-cell office:value-type="float" office:value="4.72603379378419" table:style-name="ce1">
            <text:p>4.72603379378419</text:p>
          </table:table-cell>
          <table:table-cell office:value-type="float" office:value="7.86378156429501" table:style-name="ce1">
            <text:p>7.86378156429501</text:p>
          </table:table-cell>
          <table:table-cell office:value-type="float" office:value="6.55065075161586" table:style-name="ce1">
            <text:p>6.55065075161586</text:p>
          </table:table-cell>
        </table:table-row>
        <table:table-row table:style-name="ro1">
          <table:table-cell office:value-type="string" table:style-name="ce1">
            <text:p>Emiliano Martínez</text:p>
          </table:table-cell>
          <table:table-cell office:value-type="string" table:style-name="ce1">
            <text:p>ENG1</text:p>
          </table:table-cell>
          <table:table-cell office:value-type="string" table:style-name="ce1">
            <text:p>Aston Villa</text:p>
          </table:table-cell>
          <table:table-cell office:value-type="string" table:style-name="ce1">
            <text:p>GK</text:p>
          </table:table-cell>
          <table:table-cell office:value-type="string" table:style-name="ce1">
            <text:p>33-122</text:p>
          </table:table-cell>
          <table:table-cell office:value-type="float" office:value="15" table:style-name="ce1">
            <text:p>15</text:p>
          </table:table-cell>
          <table:table-cell office:value-type="float" office:value="10.0865637927227" table:style-name="ce1">
            <text:p>10.0865637927227</text:p>
          </table:table-cell>
          <table:table-cell office:value-type="float" office:value="11.6948783015156" table:style-name="ce1">
            <text:p>11.6948783015156</text:p>
          </table:table-cell>
          <table:table-cell office:value-type="float" office:value="15.9739306784563" table:style-name="ce1">
            <text:p>15.9739306784563</text:p>
          </table:table-cell>
          <table:table-cell office:value-type="float" office:value="5.98763983904212" table:style-name="ce1">
            <text:p>5.98763983904212</text:p>
          </table:table-cell>
        </table:table-row>
        <table:table-row table:style-name="ro1">
          <table:table-cell office:value-type="string" table:style-name="ce1">
            <text:p>Lucas Perri</text:p>
          </table:table-cell>
          <table:table-cell office:value-type="string" table:style-name="ce1">
            <text:p>ENG1</text:p>
          </table:table-cell>
          <table:table-cell office:value-type="string" table:style-name="ce1">
            <text:p>Leeds United</text:p>
          </table:table-cell>
          <table:table-cell office:value-type="string" table:style-name="ce1">
            <text:p>GK</text:p>
          </table:table-cell>
          <table:table-cell office:value-type="string" table:style-name="ce1">
            <text:p>28-023</text:p>
          </table:table-cell>
          <table:table-cell office:value-type="float" office:value="14" table:style-name="ce1">
            <text:p>14</text:p>
          </table:table-cell>
          <table:table-cell office:value-type="float" office:value="5.62334825993417" table:style-name="ce1">
            <text:p>5.62334825993417</text:p>
          </table:table-cell>
          <table:table-cell office:value-type="float" office:value="3.89222450285787" table:style-name="ce1">
            <text:p>3.89222450285787</text:p>
          </table:table-cell>
          <table:table-cell office:value-type="float" office:value="5.92972788321642" table:style-name="ce1">
            <text:p>5.92972788321642</text:p>
          </table:table-cell>
          <table:table-cell office:value-type="float" office:value="4.32432903362043" table:style-name="ce1">
            <text:p>4.32432903362043</text:p>
          </table:table-cell>
        </table:table-row>
        <table:table-row table:style-name="ro1">
          <table:table-cell office:value-type="string" table:style-name="ce1">
            <text:p>Đorđe Petrović</text:p>
          </table:table-cell>
          <table:table-cell office:value-type="string" table:style-name="ce1">
            <text:p>ENG1</text:p>
          </table:table-cell>
          <table:table-cell office:value-type="string" table:style-name="ce1">
            <text:p>Bournemouth</text:p>
          </table:table-cell>
          <table:table-cell office:value-type="string" table:style-name="ce1">
            <text:p>GK</text:p>
          </table:table-cell>
          <table:table-cell office:value-type="string" table:style-name="ce1">
            <text:p>26-086</text:p>
          </table:table-cell>
          <table:table-cell office:value-type="float" office:value="19" table:style-name="ce1">
            <text:p>19</text:p>
          </table:table-cell>
          <table:table-cell office:value-type="float" office:value="4.87383749754219" table:style-name="ce1">
            <text:p>4.87383749754219</text:p>
          </table:table-cell>
          <table:table-cell office:value-type="float" office:value="7.63402092088749" table:style-name="ce1">
            <text:p>7.63402092088749</text:p>
          </table:table-cell>
          <table:table-cell office:value-type="float" office:value="12.6093706644164" table:style-name="ce1">
            <text:p>12.6093706644164</text:p>
          </table:table-cell>
          <table:table-cell office:value-type="float" office:value="13.2439731612618" table:style-name="ce1">
            <text:p>13.2439731612618</text:p>
          </table:table-cell>
        </table:table-row>
        <table:table-row table:style-name="ro1">
          <table:table-cell office:value-type="string" table:style-name="ce1">
            <text:p>Jordan Pickford</text:p>
          </table:table-cell>
          <table:table-cell office:value-type="string" table:style-name="ce1">
            <text:p>ENG1</text:p>
          </table:table-cell>
          <table:table-cell office:value-type="string" table:style-name="ce1">
            <text:p>Everton</text:p>
          </table:table-cell>
          <table:table-cell office:value-type="string" table:style-name="ce1">
            <text:p>GK</text:p>
          </table:table-cell>
          <table:table-cell office:value-type="string" table:style-name="ce1">
            <text:p>31-301</text:p>
          </table:table-cell>
          <table:table-cell office:value-type="float" office:value="19" table:style-name="ce1">
            <text:p>19</text:p>
          </table:table-cell>
          <table:table-cell office:value-type="float" office:value="11.8084079690442" table:style-name="ce1">
            <text:p>11.8084079690442</text:p>
          </table:table-cell>
          <table:table-cell office:value-type="float" office:value="11.4896737381801" table:style-name="ce1">
            <text:p>11.4896737381801</text:p>
          </table:table-cell>
          <table:table-cell office:value-type="float" office:value="5.47805434169854" table:style-name="ce1">
            <text:p>5.47805434169854</text:p>
          </table:table-cell>
          <table:table-cell office:value-type="float" office:value="14.4709587585701" table:style-name="ce1">
            <text:p>14.4709587585701</text:p>
          </table:table-cell>
        </table:table-row>
        <table:table-row table:style-name="ro1">
          <table:table-cell office:value-type="string" table:style-name="ce1">
            <text:p>Nick Pope</text:p>
          </table:table-cell>
          <table:table-cell office:value-type="string" table:style-name="ce1">
            <text:p>ENG1</text:p>
          </table:table-cell>
          <table:table-cell office:value-type="string" table:style-name="ce1">
            <text:p>Newcastle Utd</text:p>
          </table:table-cell>
          <table:table-cell office:value-type="string" table:style-name="ce1">
            <text:p>GK</text:p>
          </table:table-cell>
          <table:table-cell office:value-type="string" table:style-name="ce1">
            <text:p>33-258</text:p>
          </table:table-cell>
          <table:table-cell office:value-type="float" office:value="12.8" table:style-name="ce1">
            <text:p>12.8</text:p>
          </table:table-cell>
          <table:table-cell office:value-type="float" office:value="9.65591579826128" table:style-name="ce1">
            <text:p>9.65591579826128</text:p>
          </table:table-cell>
          <table:table-cell office:value-type="float" office:value="4.30817306245367" table:style-name="ce1">
            <text:p>4.30817306245367</text:p>
          </table:table-cell>
          <table:table-cell office:value-type="float" office:value="18.3712125887999" table:style-name="ce1">
            <text:p>18.3712125887999</text:p>
          </table:table-cell>
          <table:table-cell office:value-type="float" office:value="14.4709587585701" table:style-name="ce1">
            <text:p>14.4709587585701</text:p>
          </table:table-cell>
        </table:table-row>
        <table:table-row table:style-name="ro1">
          <table:table-cell office:value-type="string" table:style-name="ce1">
            <text:p>David Raya</text:p>
          </table:table-cell>
          <table:table-cell office:value-type="string" table:style-name="ce1">
            <text:p>ENG1</text:p>
          </table:table-cell>
          <table:table-cell office:value-type="string" table:style-name="ce1">
            <text:p>Arsenal</text:p>
          </table:table-cell>
          <table:table-cell office:value-type="string" table:style-name="ce1">
            <text:p>GK</text:p>
          </table:table-cell>
          <table:table-cell office:value-type="string" table:style-name="ce1">
            <text:p>30-109</text:p>
          </table:table-cell>
          <table:table-cell office:value-type="float" office:value="19" table:style-name="ce1">
            <text:p>19</text:p>
          </table:table-cell>
          <table:table-cell office:value-type="float" office:value="7.58737287635334" table:style-name="ce1">
            <text:p>7.58737287635334</text:p>
          </table:table-cell>
          <table:table-cell office:value-type="float" office:value="9.01012840969424" table:style-name="ce1">
            <text:p>9.01012840969424</text:p>
          </table:table-cell>
          <table:table-cell office:value-type="float" office:value="16.2694221419618" table:style-name="ce1">
            <text:p>16.2694221419618</text:p>
          </table:table-cell>
          <table:table-cell office:value-type="float" office:value="14.1765304271341" table:style-name="ce1">
            <text:p>14.1765304271341</text:p>
          </table:table-cell>
        </table:table-row>
        <table:table-row table:style-name="ro1">
          <table:table-cell office:value-type="string" table:style-name="ce1">
            <text:p>Robin Roefs</text:p>
          </table:table-cell>
          <table:table-cell office:value-type="string" table:style-name="ce1">
            <text:p>ENG1</text:p>
          </table:table-cell>
          <table:table-cell office:value-type="string" table:style-name="ce1">
            <text:p>Sunderland</text:p>
          </table:table-cell>
          <table:table-cell office:value-type="string" table:style-name="ce1">
            <text:p>GK</text:p>
          </table:table-cell>
          <table:table-cell office:value-type="string" table:style-name="ce1">
            <text:p>22-350</text:p>
          </table:table-cell>
          <table:table-cell office:value-type="float" office:value="19" table:style-name="ce1">
            <text:p>19</text:p>
          </table:table-cell>
          <table:table-cell office:value-type="float" office:value="12.64443506309" table:style-name="ce1">
            <text:p>12.64443506309</text:p>
          </table:table-cell>
          <table:table-cell office:value-type="float" office:value="4.30817306245367" table:style-name="ce1">
            <text:p>4.30817306245367</text:p>
          </table:table-cell>
          <table:table-cell office:value-type="float" office:value="14.6261433375397" table:style-name="ce1">
            <text:p>14.6261433375397</text:p>
          </table:table-cell>
          <table:table-cell office:value-type="float" office:value="9.81146976586528" table:style-name="ce1">
            <text:p>9.81146976586528</text:p>
          </table:table-cell>
        </table:table-row>
        <table:table-row table:style-name="ro1">
          <table:table-cell office:value-type="string" table:style-name="ce1">
            <text:p>Robert Sánchez</text:p>
          </table:table-cell>
          <table:table-cell office:value-type="string" table:style-name="ce1">
            <text:p>ENG1</text:p>
          </table:table-cell>
          <table:table-cell office:value-type="string" table:style-name="ce1">
            <text:p>Chelsea</text:p>
          </table:table-cell>
          <table:table-cell office:value-type="string" table:style-name="ce1">
            <text:p>GK</text:p>
          </table:table-cell>
          <table:table-cell office:value-type="string" table:style-name="ce1">
            <text:p>28-045</text:p>
          </table:table-cell>
          <table:table-cell office:value-type="float" office:value="18" table:style-name="ce1">
            <text:p>18</text:p>
          </table:table-cell>
          <table:table-cell office:value-type="float" office:value="9.87091519106157" table:style-name="ce1">
            <text:p>9.87091519106157</text:p>
          </table:table-cell>
          <table:table-cell office:value-type="float" office:value="6.95869449981121" table:style-name="ce1">
            <text:p>6.95869449981121</text:p>
          </table:table-cell>
          <table:table-cell office:value-type="float" office:value="18.1172676567053" table:style-name="ce1">
            <text:p>18.1172676567053</text:p>
          </table:table-cell>
          <table:table-cell office:value-type="float" office:value="9.46300040457832" table:style-name="ce1">
            <text:p>9.46300040457832</text:p>
          </table:table-cell>
        </table:table-row>
        <table:table-row table:style-name="ro1">
          <table:table-cell office:value-type="string" table:style-name="ce1">
            <text:p>Matz Sels</text:p>
          </table:table-cell>
          <table:table-cell office:value-type="string" table:style-name="ce1">
            <text:p>ENG1</text:p>
          </table:table-cell>
          <table:table-cell office:value-type="string" table:style-name="ce1">
            <text:p>Nott'ham Forest</text:p>
          </table:table-cell>
          <table:table-cell office:value-type="string" table:style-name="ce1">
            <text:p>GK</text:p>
          </table:table-cell>
          <table:table-cell office:value-type="string" table:style-name="ce1">
            <text:p>33-310</text:p>
          </table:table-cell>
          <table:table-cell office:value-type="float" office:value="15" table:style-name="ce1">
            <text:p>15</text:p>
          </table:table-cell>
          <table:table-cell office:value-type="float" office:value="7.78469266800341" table:style-name="ce1">
            <text:p>7.78469266800341</text:p>
          </table:table-cell>
          <table:table-cell office:value-type="float" office:value="6.66438691939028" table:style-name="ce1">
            <text:p>6.66438691939028</text:p>
          </table:table-cell>
          <table:table-cell office:value-type="float" office:value="6.91735668337207" table:style-name="ce1">
            <text:p>6.91735668337207</text:p>
          </table:table-cell>
          <table:table-cell office:value-type="float" office:value="8.10592271779944" table:style-name="ce1">
            <text:p>8.10592271779944</text:p>
          </table:table-cell>
        </table:table-row>
        <table:table-row table:style-name="ro1">
          <table:table-cell office:value-type="string" table:style-name="ce1">
            <text:p>Bart Verbruggen</text:p>
          </table:table-cell>
          <table:table-cell office:value-type="string" table:style-name="ce1">
            <text:p>ENG1</text:p>
          </table:table-cell>
          <table:table-cell office:value-type="string" table:style-name="ce1">
            <text:p>Brighton</text:p>
          </table:table-cell>
          <table:table-cell office:value-type="string" table:style-name="ce1">
            <text:p>GK</text:p>
          </table:table-cell>
          <table:table-cell office:value-type="string" table:style-name="ce1">
            <text:p>23-137</text:p>
          </table:table-cell>
          <table:table-cell office:value-type="float" office:value="19" table:style-name="ce1">
            <text:p>19</text:p>
          </table:table-cell>
          <table:table-cell office:value-type="float" office:value="12.2298854171361" table:style-name="ce1">
            <text:p>12.2298854171361</text:p>
          </table:table-cell>
          <table:table-cell office:value-type="float" office:value="4.429503486587" table:style-name="ce1">
            <text:p>4.429503486587</text:p>
          </table:table-cell>
          <table:table-cell office:value-type="float" office:value="7.18057366914388" table:style-name="ce1">
            <text:p>7.18057366914388</text:p>
          </table:table-cell>
          <table:table-cell office:value-type="float" office:value="10.5130771938099" table:style-name="ce1">
            <text:p>10.5130771938099</text:p>
          </table:table-cell>
        </table:table-row>
        <table:table-row table:style-name="ro1">
          <table:table-cell office:value-type="string" table:style-name="ce1">
            <text:p>Guglielmo Vicario</text:p>
          </table:table-cell>
          <table:table-cell office:value-type="string" table:style-name="ce1">
            <text:p>ENG1</text:p>
          </table:table-cell>
          <table:table-cell office:value-type="string" table:style-name="ce1">
            <text:p>Tottenham</text:p>
          </table:table-cell>
          <table:table-cell office:value-type="string" table:style-name="ce1">
            <text:p>GK</text:p>
          </table:table-cell>
          <table:table-cell office:value-type="string" table:style-name="ce1">
            <text:p>29-087</text:p>
          </table:table-cell>
          <table:table-cell office:value-type="float" office:value="19" table:style-name="ce1">
            <text:p>19</text:p>
          </table:table-cell>
          <table:table-cell office:value-type="float" office:value="9.87091519106157" table:style-name="ce1">
            <text:p>9.87091519106157</text:p>
          </table:table-cell>
          <table:table-cell office:value-type="float" office:value="7.32252898703399" table:style-name="ce1">
            <text:p>7.32252898703399</text:p>
          </table:table-cell>
          <table:table-cell office:value-type="float" office:value="8.1461019342988" table:style-name="ce1">
            <text:p>8.1461019342988</text:p>
          </table:table-cell>
          <table:table-cell office:value-type="float" office:value="14.756424958186" table:style-name="ce1">
            <text:p>14.756424958186</text:p>
          </table:table-cell>
        </table:table-row>
        <table:table-row table:style-name="ro1">
          <table:table-cell office:value-type="string" table:style-name="ce1">
            <text:p>Ryan Allsop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Birmingham City</text:p>
          </table:table-cell>
          <table:table-cell office:value-type="string" table:style-name="ce1">
            <text:p>GK</text:p>
          </table:table-cell>
          <table:table-cell office:value-type="string" table:style-name="ce1">
            <text:p>33-199</text:p>
          </table:table-cell>
          <table:table-cell office:value-type="float" office:value="10" table:style-name="ce1">
            <text:p>10</text:p>
          </table:table-cell>
          <table:table-cell office:value-type="float" office:value="5.78451385194852" table:style-name="ce1">
            <text:p>5.78451385194852</text:p>
          </table:table-cell>
          <table:table-cell office:value-type="float" office:value="2.99922807139202" table:style-name="ce1">
            <text:p>2.99922807139202</text:p>
          </table:table-cell>
          <table:table-cell office:value-type="float" office:value="3.44914044440937" table:style-name="ce1">
            <text:p>3.44914044440937</text:p>
          </table:table-cell>
          <table:table-cell office:value-type="float" office:value="8.7753650356755" table:style-name="ce1">
            <text:p>8.7753650356755</text:p>
          </table:table-cell>
        </table:table-row>
        <table:table-row table:style-name="ro1">
          <table:table-cell office:value-type="string" table:style-name="ce1">
            <text:p>Gavin Bazunu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Southampton</text:p>
          </table:table-cell>
          <table:table-cell office:value-type="string" table:style-name="ce1">
            <text:p>GK</text:p>
          </table:table-cell>
          <table:table-cell office:value-type="string" table:style-name="ce1">
            <text:p>23-316</text:p>
          </table:table-cell>
          <table:table-cell office:value-type="float" office:value="18" table:style-name="ce1">
            <text:p>18</text:p>
          </table:table-cell>
          <table:table-cell office:value-type="float" office:value="4.73528741488222" table:style-name="ce1">
            <text:p>4.73528741488222</text:p>
          </table:table-cell>
          <table:table-cell office:value-type="float" office:value="5.13519808394941" table:style-name="ce1">
            <text:p>5.13519808394941</text:p>
          </table:table-cell>
          <table:table-cell office:value-type="float" office:value="4.66338301298917" table:style-name="ce1">
            <text:p>4.66338301298917</text:p>
          </table:table-cell>
          <table:table-cell office:value-type="float" office:value="7.46094156354644" table:style-name="ce1">
            <text:p>7.46094156354644</text:p>
          </table:table-cell>
        </table:table-row>
        <table:table-row table:style-name="ro1">
          <table:table-cell office:value-type="string" table:style-name="ce1">
            <text:p>James Beadle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Birmingham City</text:p>
          </table:table-cell>
          <table:table-cell office:value-type="string" table:style-name="ce1">
            <text:p>GK</text:p>
          </table:table-cell>
          <table:table-cell office:value-type="string" table:style-name="ce1">
            <text:p>21-170</text:p>
          </table:table-cell>
          <table:table-cell office:value-type="float" office:value="15" table:style-name="ce1">
            <text:p>15</text:p>
          </table:table-cell>
          <table:table-cell office:value-type="float" office:value="7.78469266800341" table:style-name="ce1">
            <text:p>7.78469266800341</text:p>
          </table:table-cell>
          <table:table-cell office:value-type="float" office:value="2.13796172201263" table:style-name="ce1">
            <text:p>2.13796172201263</text:p>
          </table:table-cell>
          <table:table-cell office:value-type="float" office:value="13.5900721535961" table:style-name="ce1">
            <text:p>13.5900721535961</text:p>
          </table:table-cell>
          <table:table-cell office:value-type="float" office:value="8.10592271779944" table:style-name="ce1">
            <text:p>8.10592271779944</text:p>
          </table:table-cell>
        </table:table-row>
        <table:table-row table:style-name="ro1">
          <table:table-cell office:value-type="string" table:style-name="ce1">
            <text:p>Steven Benda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Millwall</text:p>
          </table:table-cell>
          <table:table-cell office:value-type="string" table:style-name="ce1">
            <text:p>GK</text:p>
          </table:table-cell>
          <table:table-cell office:value-type="string" table:style-name="ce1">
            <text:p>27-093</text:p>
          </table:table-cell>
          <table:table-cell office:value-type="float" office:value="9" table:style-name="ce1">
            <text:p>9</text:p>
          </table:table-cell>
          <table:table-cell office:value-type="float" office:value="5.31221706557464" table:style-name="ce1">
            <text:p>5.31221706557464</text:p>
          </table:table-cell>
          <table:table-cell office:value-type="float" office:value="9.41836540176462" table:style-name="ce1">
            <text:p>9.41836540176462</text:p>
          </table:table-cell>
          <table:table-cell office:value-type="float" office:value="6.40998699600353" table:style-name="ce1">
            <text:p>6.40998699600353</text:p>
          </table:table-cell>
          <table:table-cell office:value-type="float" office:value="7.14932463241097" table:style-name="ce1">
            <text:p>7.14932463241097</text:p>
          </table:table-cell>
        </table:table-row>
        <table:table-row table:style-name="ro1">
          <table:table-cell office:value-type="string" table:style-name="ce1">
            <text:p>Solomon Brynn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Middlesbrough</text:p>
          </table:table-cell>
          <table:table-cell office:value-type="string" table:style-name="ce1">
            <text:p>GK</text:p>
          </table:table-cell>
          <table:table-cell office:value-type="string" table:style-name="ce1">
            <text:p>25-064</text:p>
          </table:table-cell>
          <table:table-cell office:value-type="float" office:value="25" table:style-name="ce1">
            <text:p>25</text:p>
          </table:table-cell>
          <table:table-cell office:value-type="float" office:value="6.28990871438513" table:style-name="ce1">
            <text:p>6.28990871438513</text:p>
          </table:table-cell>
          <table:table-cell office:value-type="float" office:value="3.42600300736335" table:style-name="ce1">
            <text:p>3.42600300736335</text:p>
          </table:table-cell>
          <table:table-cell office:value-type="float" office:value="12.319094953758" table:style-name="ce1">
            <text:p>12.319094953758</text:p>
          </table:table-cell>
          <table:table-cell office:value-type="float" office:value="6.55065075161586" table:style-name="ce1">
            <text:p>6.55065075161586</text:p>
          </table:table-cell>
        </table:table-row>
        <table:table-row table:style-name="ro1">
          <table:table-cell office:value-type="string" table:style-name="ce1">
            <text:p>Josef Bursik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Portsmouth</text:p>
          </table:table-cell>
          <table:table-cell office:value-type="string" table:style-name="ce1">
            <text:p>GK</text:p>
          </table:table-cell>
          <table:table-cell office:value-type="string" table:style-name="ce1">
            <text:p>25-174</text:p>
          </table:table-cell>
          <table:table-cell office:value-type="float" office:value="9" table:style-name="ce1">
            <text:p>9</text:p>
          </table:table-cell>
          <table:table-cell office:value-type="float" office:value="8.18692621265453" table:style-name="ce1">
            <text:p>8.18692621265453</text:p>
          </table:table-cell>
          <table:table-cell office:value-type="float" office:value="7.95244308659115" table:style-name="ce1">
            <text:p>7.95244308659115</text:p>
          </table:table-cell>
          <table:table-cell office:value-type="float" office:value="8.00434990308031" table:style-name="ce1">
            <text:p>8.00434990308031</text:p>
          </table:table-cell>
          <table:table-cell office:value-type="float" office:value="6.26450486836378" table:style-name="ce1">
            <text:p>6.26450486836378</text:p>
          </table:table-cell>
        </table:table-row>
        <table:table-row table:style-name="ro1">
          <table:table-cell office:value-type="string" table:style-name="ce1">
            <text:p>Pierce Charles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Sheffield Weds</text:p>
          </table:table-cell>
          <table:table-cell office:value-type="string" table:style-name="ce1">
            <text:p>GK</text:p>
          </table:table-cell>
          <table:table-cell office:value-type="string" table:style-name="ce1">
            <text:p>20-165</text:p>
          </table:table-cell>
          <table:table-cell office:value-type="float" office:value="8" table:style-name="ce1">
            <text:p>8</text:p>
          </table:table-cell>
          <table:table-cell office:value-type="float" office:value="6.11784799586848" table:style-name="ce1">
            <text:p>6.11784799586848</text:p>
          </table:table-cell>
          <table:table-cell office:value-type="float" office:value="4.429503486587" table:style-name="ce1">
            <text:p>4.429503486587</text:p>
          </table:table-cell>
          <table:table-cell office:value-type="float" office:value="4.3005184697558" table:style-name="ce1">
            <text:p>4.3005184697558</text:p>
          </table:table-cell>
          <table:table-cell office:value-type="float" office:value="4.53213739011587" table:style-name="ce1">
            <text:p>4.53213739011587</text:p>
          </table:table-cell>
        </table:table-row>
        <table:table-row table:style-name="ro1">
          <table:table-cell office:value-type="string" table:style-name="ce1">
            <text:p>Michael Cooper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Sheffield Utd</text:p>
          </table:table-cell>
          <table:table-cell office:value-type="string" table:style-name="ce1">
            <text:p>GK</text:p>
          </table:table-cell>
          <table:table-cell office:value-type="string" table:style-name="ce1">
            <text:p>26-086</text:p>
          </table:table-cell>
          <table:table-cell office:value-type="float" office:value="24.5" table:style-name="ce1">
            <text:p>24.5</text:p>
          </table:table-cell>
          <table:table-cell office:value-type="float" office:value="4.34221248243149" table:style-name="ce1">
            <text:p>4.34221248243149</text:p>
          </table:table-cell>
          <table:table-cell office:value-type="float" office:value="6.04747738542908" table:style-name="ce1">
            <text:p>6.04747738542908</text:p>
          </table:table-cell>
          <table:table-cell office:value-type="float" office:value="13.0369727223012" table:style-name="ce1">
            <text:p>13.0369727223012</text:p>
          </table:table-cell>
          <table:table-cell office:value-type="float" office:value="12.2499147001388" table:style-name="ce1">
            <text:p>12.2499147001388</text:p>
          </table:table-cell>
        </table:table-row>
        <table:table-row table:style-name="ro1">
          <table:table-cell office:value-type="string" table:style-name="ce1">
            <text:p>Max Crocombe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Millwall</text:p>
          </table:table-cell>
          <table:table-cell office:value-type="string" table:style-name="ce1">
            <text:p>GK</text:p>
          </table:table-cell>
          <table:table-cell office:value-type="string" table:style-name="ce1">
            <text:p>32-143</text:p>
          </table:table-cell>
          <table:table-cell office:value-type="float" office:value="16" table:style-name="ce1">
            <text:p>16</text:p>
          </table:table-cell>
          <table:table-cell office:value-type="float" office:value="8.59817327837858" table:style-name="ce1">
            <text:p>8.59817327837858</text:p>
          </table:table-cell>
          <table:table-cell office:value-type="float" office:value="4.00121734381144" table:style-name="ce1">
            <text:p>4.00121734381144</text:p>
          </table:table-cell>
          <table:table-cell office:value-type="float" office:value="7.31443003854876" table:style-name="ce1">
            <text:p>7.31443003854876</text:p>
          </table:table-cell>
          <table:table-cell office:value-type="float" office:value="7.78001824725785" table:style-name="ce1">
            <text:p>7.78001824725785</text:p>
          </table:table-cell>
        </table:table-row>
        <table:table-row table:style-name="ro1">
          <table:table-cell office:value-type="string" table:style-name="ce1">
            <text:p>Jamie Cumming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Oxford United</text:p>
          </table:table-cell>
          <table:table-cell office:value-type="string" table:style-name="ce1">
            <text:p>GK</text:p>
          </table:table-cell>
          <table:table-cell office:value-type="string" table:style-name="ce1">
            <text:p>26-120</text:p>
          </table:table-cell>
          <table:table-cell office:value-type="float" office:value="25" table:style-name="ce1">
            <text:p>25</text:p>
          </table:table-cell>
          <table:table-cell office:value-type="float" office:value="9.01698233566184" table:style-name="ce1">
            <text:p>9.01698233566184</text:p>
          </table:table-cell>
          <table:table-cell office:value-type="float" office:value="7.50855874127656" table:style-name="ce1">
            <text:p>7.50855874127656</text:p>
          </table:table-cell>
          <table:table-cell office:value-type="float" office:value="6.28731226844623" table:style-name="ce1">
            <text:p>6.28731226844623</text:p>
          </table:table-cell>
          <table:table-cell office:value-type="float" office:value="10.5130771938099" table:style-name="ce1">
            <text:p>10.5130771938099</text:p>
          </table:table-cell>
        </table:table-row>
        <table:table-row table:style-name="ro1">
          <table:table-cell office:value-type="string" table:style-name="ce1">
            <text:p>Joshua Griffiths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West Brom</text:p>
          </table:table-cell>
          <table:table-cell office:value-type="string" table:style-name="ce1">
            <text:p>GK</text:p>
          </table:table-cell>
          <table:table-cell office:value-type="string" table:style-name="ce1">
            <text:p>24-119</text:p>
          </table:table-cell>
          <table:table-cell office:value-type="float" office:value="18" table:style-name="ce1">
            <text:p>18</text:p>
          </table:table-cell>
          <table:table-cell office:value-type="float" office:value="5.16230248076013" table:style-name="ce1">
            <text:p>5.16230248076013</text:p>
          </table:table-cell>
          <table:table-cell office:value-type="float" office:value="5.42547391452716" table:style-name="ce1">
            <text:p>5.42547391452716</text:p>
          </table:table-cell>
          <table:table-cell office:value-type="float" office:value="7.18057366914388" table:style-name="ce1">
            <text:p>7.18057366914388</text:p>
          </table:table-cell>
          <table:table-cell office:value-type="float" office:value="6.84573045497709" table:style-name="ce1">
            <text:p>6.84573045497709</text:p>
          </table:table-cell>
        </table:table-row>
        <table:table-row table:style-name="ro1">
          <table:table-cell office:value-type="string" table:style-name="ce1">
            <text:p>Ethan Horvath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Sheffield Weds</text:p>
          </table:table-cell>
          <table:table-cell office:value-type="string" table:style-name="ce1">
            <text:p>GK</text:p>
          </table:table-cell>
          <table:table-cell office:value-type="string" table:style-name="ce1">
            <text:p>30-207</text:p>
          </table:table-cell>
          <table:table-cell office:value-type="float" office:value="14" table:style-name="ce1">
            <text:p>14</text:p>
          </table:table-cell>
          <table:table-cell office:value-type="float" office:value="6.46547662749688" table:style-name="ce1">
            <text:p>6.46547662749688</text:p>
          </table:table-cell>
          <table:table-cell office:value-type="float" office:value="2.15367494864466" table:style-name="ce1">
            <text:p>2.15367494864466</text:p>
          </table:table-cell>
          <table:table-cell office:value-type="float" office:value="8.87051297199347" table:style-name="ce1">
            <text:p>8.87051297199347</text:p>
          </table:table-cell>
          <table:table-cell office:value-type="float" office:value="8.7753650356755" table:style-name="ce1">
            <text:p>8.7753650356755</text:p>
          </table:table-cell>
        </table:table-row>
        <table:table-row table:style-name="ro1">
          <table:table-cell office:value-type="string" table:style-name="ce1">
            <text:p>Daniel Iversen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Preston</text:p>
          </table:table-cell>
          <table:table-cell office:value-type="string" table:style-name="ce1">
            <text:p>GK</text:p>
          </table:table-cell>
          <table:table-cell office:value-type="string" table:style-name="ce1">
            <text:p>28-167</text:p>
          </table:table-cell>
          <table:table-cell office:value-type="float" office:value="25" table:style-name="ce1">
            <text:p>25</text:p>
          </table:table-cell>
          <table:table-cell office:value-type="float" office:value="12.0199142600065" table:style-name="ce1">
            <text:p>12.0199142600065</text:p>
          </table:table-cell>
          <table:table-cell office:value-type="float" office:value="7.32252898703399" table:style-name="ce1">
            <text:p>7.32252898703399</text:p>
          </table:table-cell>
          <table:table-cell office:value-type="float" office:value="10.5222202656822" table:style-name="ce1">
            <text:p>10.5222202656822</text:p>
          </table:table-cell>
          <table:table-cell office:value-type="float" office:value="16.0398017838595" table:style-name="ce1">
            <text:p>16.0398017838595</text:p>
          </table:table-cell>
        </table:table-row>
        <table:table-row table:style-name="ro1">
          <table:table-cell office:value-type="string" table:style-name="ce1">
            <text:p>Viktor Johansson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Stoke City</text:p>
          </table:table-cell>
          <table:table-cell office:value-type="string" table:style-name="ce1">
            <text:p>GK</text:p>
          </table:table-cell>
          <table:table-cell office:value-type="string" table:style-name="ce1">
            <text:p>27-110</text:p>
          </table:table-cell>
          <table:table-cell office:value-type="float" office:value="24" table:style-name="ce1">
            <text:p>24</text:p>
          </table:table-cell>
          <table:table-cell office:value-type="float" office:value="12.64443506309" table:style-name="ce1">
            <text:p>12.64443506309</text:p>
          </table:table-cell>
          <table:table-cell office:value-type="float" office:value="12.3697284600452" table:style-name="ce1">
            <text:p>12.3697284600452</text:p>
          </table:table-cell>
          <table:table-cell office:value-type="float" office:value="8.57786885049236" table:style-name="ce1">
            <text:p>8.57786885049236</text:p>
          </table:table-cell>
          <table:table-cell office:value-type="float" office:value="19.2442713791381" table:style-name="ce1">
            <text:p>19.2442713791381</text:p>
          </table:table-cell>
        </table:table-row>
        <table:table-row table:style-name="ro1">
          <table:table-cell office:value-type="string" table:style-name="ce1">
            <text:p>Thomas Kaminski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Charlton Ath</text:p>
          </table:table-cell>
          <table:table-cell office:value-type="string" table:style-name="ce1">
            <text:p>GK</text:p>
          </table:table-cell>
          <table:table-cell office:value-type="string" table:style-name="ce1">
            <text:p>33-071</text:p>
          </table:table-cell>
          <table:table-cell office:value-type="float" office:value="24" table:style-name="ce1">
            <text:p>24</text:p>
          </table:table-cell>
          <table:table-cell office:value-type="float" office:value="7.58737287635334" table:style-name="ce1">
            <text:p>7.58737287635334</text:p>
          </table:table-cell>
          <table:table-cell office:value-type="float" office:value="11.214641811333" table:style-name="ce1">
            <text:p>11.214641811333</text:p>
          </table:table-cell>
          <table:table-cell office:value-type="float" office:value="5.92972788321642" table:style-name="ce1">
            <text:p>5.92972788321642</text:p>
          </table:table-cell>
          <table:table-cell office:value-type="float" office:value="13.5625155699945" table:style-name="ce1">
            <text:p>13.5625155699945</text:p>
          </table:table-cell>
        </table:table-row>
        <table:table-row table:style-name="ro1">
          <table:table-cell office:value-type="string" table:style-name="ce1">
            <text:p>Vladan Kovačević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Norwich City</text:p>
          </table:table-cell>
          <table:table-cell office:value-type="string" table:style-name="ce1">
            <text:p>GK</text:p>
          </table:table-cell>
          <table:table-cell office:value-type="string" table:style-name="ce1">
            <text:p>27-266</text:p>
          </table:table-cell>
          <table:table-cell office:value-type="float" office:value="25" table:style-name="ce1">
            <text:p>25</text:p>
          </table:table-cell>
          <table:table-cell office:value-type="float" office:value="8.18692621265453" table:style-name="ce1">
            <text:p>8.18692621265453</text:p>
          </table:table-cell>
          <table:table-cell office:value-type="float" office:value="8.14655890240087" table:style-name="ce1">
            <text:p>8.14655890240087</text:p>
          </table:table-cell>
          <table:table-cell office:value-type="float" office:value="8.1461019342988" table:style-name="ce1">
            <text:p>8.1461019342988</text:p>
          </table:table-cell>
          <table:table-cell office:value-type="float" office:value="14.4709587585701" table:style-name="ce1">
            <text:p>14.4709587585701</text:p>
          </table:table-cell>
        </table:table-row>
        <table:table-row table:style-name="ro1">
          <table:table-cell office:value-type="string" table:style-name="ce1">
            <text:p>Paul Nardi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QPR</text:p>
          </table:table-cell>
          <table:table-cell office:value-type="string" table:style-name="ce1">
            <text:p>GK</text:p>
          </table:table-cell>
          <table:table-cell office:value-type="string" table:style-name="ce1">
            <text:p>31-229</text:p>
          </table:table-cell>
          <table:table-cell office:value-type="float" office:value="15.8" table:style-name="ce1">
            <text:p>15.8</text:p>
          </table:table-cell>
          <table:table-cell office:value-type="float" office:value="7.39278846442486" table:style-name="ce1">
            <text:p>7.39278846442486</text:p>
          </table:table-cell>
          <table:table-cell office:value-type="float" office:value="9.96877562123966" table:style-name="ce1">
            <text:p>9.96877562123966</text:p>
          </table:table-cell>
          <table:table-cell office:value-type="float" office:value="3.38183766776275" table:style-name="ce1">
            <text:p>3.38183766776275</text:p>
          </table:table-cell>
          <table:table-cell office:value-type="float" office:value="9.81146976586528" table:style-name="ce1">
            <text:p>9.81146976586528</text:p>
          </table:table-cell>
        </table:table-row>
        <table:table-row table:style-name="ro1">
          <table:table-cell office:value-type="string" table:style-name="ce1">
            <text:p>Arthur Okonkwo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Wrexham</text:p>
          </table:table-cell>
          <table:table-cell office:value-type="string" table:style-name="ce1">
            <text:p>GK</text:p>
          </table:table-cell>
          <table:table-cell office:value-type="string" table:style-name="ce1">
            <text:p>24-115</text:p>
          </table:table-cell>
          <table:table-cell office:value-type="float" office:value="21" table:style-name="ce1">
            <text:p>21</text:p>
          </table:table-cell>
          <table:table-cell office:value-type="float" office:value="9.22873631825792" table:style-name="ce1">
            <text:p>9.22873631825792</text:p>
          </table:table-cell>
          <table:table-cell office:value-type="float" office:value="10.9383998197347" table:style-name="ce1">
            <text:p>10.9383998197347</text:p>
          </table:table-cell>
          <table:table-cell office:value-type="float" office:value="10.5222202656822" table:style-name="ce1">
            <text:p>10.5222202656822</text:p>
          </table:table-cell>
          <table:table-cell office:value-type="float" office:value="6.55065075161586" table:style-name="ce1">
            <text:p>6.55065075161586</text:p>
          </table:table-cell>
        </table:table-row>
        <table:table-row table:style-name="ro1">
          <table:table-cell office:value-type="string" table:style-name="ce1">
            <text:p>Alex Palmer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Ipswich Town</text:p>
          </table:table-cell>
          <table:table-cell office:value-type="string" table:style-name="ce1">
            <text:p>GK</text:p>
          </table:table-cell>
          <table:table-cell office:value-type="string" table:style-name="ce1">
            <text:p>29-145</text:p>
          </table:table-cell>
          <table:table-cell office:value-type="float" office:value="9.3" table:style-name="ce1">
            <text:p>9.3</text:p>
          </table:table-cell>
          <table:table-cell office:value-type="float" office:value="5.78451385194852" table:style-name="ce1">
            <text:p>5.78451385194852</text:p>
          </table:table-cell>
          <table:table-cell office:value-type="float" office:value="15.0416689624033" table:style-name="ce1">
            <text:p>15.0416689624033</text:p>
          </table:table-cell>
          <table:table-cell office:value-type="float" office:value="6.1663617680746" table:style-name="ce1">
            <text:p>6.1663617680746</text:p>
          </table:table-cell>
          <table:table-cell office:value-type="float" office:value="9.11733254478051" table:style-name="ce1">
            <text:p>9.11733254478051</text:p>
          </table:table-cell>
        </table:table-row>
        <table:table-row table:style-name="ro1">
          <table:table-cell office:value-type="string" table:style-name="ce1">
            <text:p>Ivor Pandur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Hull City</text:p>
          </table:table-cell>
          <table:table-cell office:value-type="string" table:style-name="ce1">
            <text:p>GK</text:p>
          </table:table-cell>
          <table:table-cell office:value-type="string" table:style-name="ce1">
            <text:p>25-283</text:p>
          </table:table-cell>
          <table:table-cell office:value-type="float" office:value="25" table:style-name="ce1">
            <text:p>25</text:p>
          </table:table-cell>
          <table:table-cell office:value-type="float" office:value="8.8067281070935" table:style-name="ce1">
            <text:p>8.8067281070935</text:p>
          </table:table-cell>
          <table:table-cell office:value-type="float" office:value="8.34279124325325" table:style-name="ce1">
            <text:p>8.34279124325325</text:p>
          </table:table-cell>
          <table:table-cell office:value-type="float" office:value="11.2786404659441" table:style-name="ce1">
            <text:p>11.2786404659441</text:p>
          </table:table-cell>
          <table:table-cell office:value-type="float" office:value="13.8735539120481" table:style-name="ce1">
            <text:p>13.8735539120481</text:p>
          </table:table-cell>
        </table:table-row>
        <table:table-row table:style-name="ro1">
          <table:table-cell office:value-type="string" table:style-name="ce1">
            <text:p>Aynsley Pears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Blackburn</text:p>
          </table:table-cell>
          <table:table-cell office:value-type="string" table:style-name="ce1">
            <text:p>GK</text:p>
          </table:table-cell>
          <table:table-cell office:value-type="string" table:style-name="ce1">
            <text:p>27-254</text:p>
          </table:table-cell>
          <table:table-cell office:value-type="float" office:value="11" table:style-name="ce1">
            <text:p>11</text:p>
          </table:table-cell>
          <table:table-cell office:value-type="float" office:value="6.82680685181972" table:style-name="ce1">
            <text:p>6.82680685181972</text:p>
          </table:table-cell>
          <table:table-cell office:value-type="float" office:value="6.95869449981121" table:style-name="ce1">
            <text:p>6.95869449981121</text:p>
          </table:table-cell>
          <table:table-cell office:value-type="float" office:value="9.01807740270775" table:style-name="ce1">
            <text:p>9.01807740270775</text:p>
          </table:table-cell>
          <table:table-cell office:value-type="float" office:value="5.98763983904212" table:style-name="ce1">
            <text:p>5.98763983904212</text:p>
          </table:table-cell>
        </table:table-row>
        <table:table-row table:style-name="ro1">
          <table:table-cell office:value-type="string" table:style-name="ce1">
            <text:p>Carl Rushworth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Coventry City</text:p>
          </table:table-cell>
          <table:table-cell office:value-type="string" table:style-name="ce1">
            <text:p>GK</text:p>
          </table:table-cell>
          <table:table-cell office:value-type="string" table:style-name="ce1">
            <text:p>24-184</text:p>
          </table:table-cell>
          <table:table-cell office:value-type="float" office:value="25" table:style-name="ce1">
            <text:p>25</text:p>
          </table:table-cell>
          <table:table-cell office:value-type="float" office:value="14.5654876253964" table:style-name="ce1">
            <text:p>14.5654876253964</text:p>
          </table:table-cell>
          <table:table-cell office:value-type="float" office:value="8.94259110190265" table:style-name="ce1">
            <text:p>8.94259110190265</text:p>
          </table:table-cell>
          <table:table-cell office:value-type="float" office:value="10.9767220287308" table:style-name="ce1">
            <text:p>10.9767220287308</text:p>
          </table:table-cell>
          <table:table-cell office:value-type="float" office:value="17.7356083359984" table:style-name="ce1">
            <text:p>17.7356083359984</text:p>
          </table:table-cell>
        </table:table-row>
        <table:table-row table:style-name="ro1">
          <table:table-cell office:value-type="string" table:style-name="ce1">
            <text:p>Nicolas Schmid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Portsmouth</text:p>
          </table:table-cell>
          <table:table-cell office:value-type="string" table:style-name="ce1">
            <text:p>GK</text:p>
          </table:table-cell>
          <table:table-cell office:value-type="string" table:style-name="ce1">
            <text:p>28-314</text:p>
          </table:table-cell>
          <table:table-cell office:value-type="float" office:value="13.3" table:style-name="ce1">
            <text:p>13.3</text:p>
          </table:table-cell>
          <table:table-cell office:value-type="float" office:value="12.4381229173028" table:style-name="ce1">
            <text:p>12.4381229173028</text:p>
          </table:table-cell>
          <table:table-cell office:value-type="float" office:value="4.59663586373571" table:style-name="ce1">
            <text:p>4.59663586373571</text:p>
          </table:table-cell>
          <table:table-cell office:value-type="float" office:value="10.3705941500933" table:style-name="ce1">
            <text:p>10.3705941500933</text:p>
          </table:table-cell>
          <table:table-cell office:value-type="float" office:value="12.9185536262387" table:style-name="ce1">
            <text:p>12.9185536262387</text:p>
          </table:table-cell>
        </table:table-row>
        <table:table-row table:style-name="ro1">
          <table:table-cell office:value-type="string" table:style-name="ce1">
            <text:p>Egil Selvik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Watford</text:p>
          </table:table-cell>
          <table:table-cell office:value-type="string" table:style-name="ce1">
            <text:p>GK</text:p>
          </table:table-cell>
          <table:table-cell office:value-type="string" table:style-name="ce1">
            <text:p>28-156</text:p>
          </table:table-cell>
          <table:table-cell office:value-type="float" office:value="18.5" table:style-name="ce1">
            <text:p>18.5</text:p>
          </table:table-cell>
          <table:table-cell office:value-type="float" office:value="9.01698233566184" table:style-name="ce1">
            <text:p>9.01698233566184</text:p>
          </table:table-cell>
          <table:table-cell office:value-type="float" office:value="5.47520851269345" table:style-name="ce1">
            <text:p>5.47520851269345</text:p>
          </table:table-cell>
          <table:table-cell office:value-type="float" office:value="6.66039984290796" table:style-name="ce1">
            <text:p>6.66039984290796</text:p>
          </table:table-cell>
          <table:table-cell office:value-type="float" office:value="7.78001824725785" table:style-name="ce1">
            <text:p>7.78001824725785</text:p>
          </table:table-cell>
        </table:table-row>
        <table:table-row table:style-name="ro1">
          <table:table-cell office:value-type="string" table:style-name="ce1">
            <text:p>Jakub Stolarczyk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Leicester City</text:p>
          </table:table-cell>
          <table:table-cell office:value-type="string" table:style-name="ce1">
            <text:p>GK</text:p>
          </table:table-cell>
          <table:table-cell office:value-type="string" table:style-name="ce1">
            <text:p>25-014</text:p>
          </table:table-cell>
          <table:table-cell office:value-type="float" office:value="20.5" table:style-name="ce1">
            <text:p>20.5</text:p>
          </table:table-cell>
          <table:table-cell office:value-type="float" office:value="9.22873631825792" table:style-name="ce1">
            <text:p>9.22873631825792</text:p>
          </table:table-cell>
          <table:table-cell office:value-type="float" office:value="6.54903366854802" table:style-name="ce1">
            <text:p>6.54903366854802</text:p>
          </table:table-cell>
          <table:table-cell office:value-type="float" office:value="11.578983635001" table:style-name="ce1">
            <text:p>11.578983635001</text:p>
          </table:table-cell>
          <table:table-cell office:value-type="float" office:value="10.8643068854088" table:style-name="ce1">
            <text:p>10.8643068854088</text:p>
          </table:table-cell>
        </table:table-row>
        <table:table-row table:style-name="ro1">
          <table:table-cell office:value-type="string" table:style-name="ce1">
            <text:p>Balázs Tóth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Blackburn</text:p>
          </table:table-cell>
          <table:table-cell office:value-type="string" table:style-name="ce1">
            <text:p>GK</text:p>
          </table:table-cell>
          <table:table-cell office:value-type="string" table:style-name="ce1">
            <text:p>28-120</text:p>
          </table:table-cell>
          <table:table-cell office:value-type="float" office:value="13" table:style-name="ce1">
            <text:p>13</text:p>
          </table:table-cell>
          <table:table-cell office:value-type="float" office:value="5.94936342243871" table:style-name="ce1">
            <text:p>5.94936342243871</text:p>
          </table:table-cell>
          <table:table-cell office:value-type="float" office:value="4.38867889942103" table:style-name="ce1">
            <text:p>4.38867889942103</text:p>
          </table:table-cell>
          <table:table-cell office:value-type="float" office:value="6.53435925258005" table:style-name="ce1">
            <text:p>6.53435925258005</text:p>
          </table:table-cell>
          <table:table-cell office:value-type="float" office:value="9.46300040457832" table:style-name="ce1">
            <text:p>9.46300040457832</text:p>
          </table:table-cell>
        </table:table-row>
        <table:table-row table:style-name="ro1">
          <table:table-cell office:value-type="string" table:style-name="ce1">
            <text:p>Lawrence Vigouroux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Swansea City</text:p>
          </table:table-cell>
          <table:table-cell office:value-type="string" table:style-name="ce1">
            <text:p>GK</text:p>
          </table:table-cell>
          <table:table-cell office:value-type="string" table:style-name="ce1">
            <text:p>32-044</text:p>
          </table:table-cell>
          <table:table-cell office:value-type="float" office:value="25" table:style-name="ce1">
            <text:p>25</text:p>
          </table:table-cell>
          <table:table-cell office:value-type="float" office:value="12.0199142600065" table:style-name="ce1">
            <text:p>12.0199142600065</text:p>
          </table:table-cell>
          <table:table-cell office:value-type="float" office:value="8.34279124325325" table:style-name="ce1">
            <text:p>8.34279124325325</text:p>
          </table:table-cell>
          <table:table-cell office:value-type="float" office:value="15.4442466843122" table:style-name="ce1">
            <text:p>15.4442466843122</text:p>
          </table:table-cell>
          <table:table-cell office:value-type="float" office:value="8.7753650356755" table:style-name="ce1">
            <text:p>8.7753650356755</text:p>
          </table:table-cell>
        </table:table-row>
        <table:table-row table:style-name="ro1">
          <table:table-cell office:value-type="string" table:style-name="ce1">
            <text:p>Radek Vítek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Bristol City</text:p>
          </table:table-cell>
          <table:table-cell office:value-type="string" table:style-name="ce1">
            <text:p>GK</text:p>
          </table:table-cell>
          <table:table-cell office:value-type="string" table:style-name="ce1">
            <text:p>22-070</text:p>
          </table:table-cell>
          <table:table-cell office:value-type="float" office:value="21" table:style-name="ce1">
            <text:p>21</text:p>
          </table:table-cell>
          <table:table-cell office:value-type="float" office:value="12.2298854171361" table:style-name="ce1">
            <text:p>12.2298854171361</text:p>
          </table:table-cell>
          <table:table-cell office:value-type="float" office:value="4.07571743676213" table:style-name="ce1">
            <text:p>4.07571743676213</text:p>
          </table:table-cell>
          <table:table-cell office:value-type="float" office:value="13.9903058083558" table:style-name="ce1">
            <text:p>13.9903058083558</text:p>
          </table:table-cell>
          <table:table-cell office:value-type="float" office:value="16.0398017838595" table:style-name="ce1">
            <text:p>16.0398017838595</text:p>
          </table:table-cell>
        </table:table-row>
        <table:table-row table:style-name="ro1">
          <table:table-cell office:value-type="string" table:style-name="ce1">
            <text:p>Christian Walton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Ipswich Town</text:p>
          </table:table-cell>
          <table:table-cell office:value-type="string" table:style-name="ce1">
            <text:p>GK</text:p>
          </table:table-cell>
          <table:table-cell office:value-type="string" table:style-name="ce1">
            <text:p>30-054</text:p>
          </table:table-cell>
          <table:table-cell office:value-type="float" office:value="15.7" table:style-name="ce1">
            <text:p>15.7</text:p>
          </table:table-cell>
          <table:table-cell office:value-type="float" office:value="10.7351821351702" table:style-name="ce1">
            <text:p>10.7351821351702</text:p>
          </table:table-cell>
          <table:table-cell office:value-type="float" office:value="5.67799124444871" table:style-name="ce1">
            <text:p>5.67799124444871</text:p>
          </table:table-cell>
          <table:table-cell office:value-type="float" office:value="14.2495098741183" table:style-name="ce1">
            <text:p>14.2495098741183</text:p>
          </table:table-cell>
          <table:table-cell office:value-type="float" office:value="14.4709587585701" table:style-name="ce1">
            <text:p>14.4709587585701</text:p>
          </table:table-cell>
        </table:table-row>
        <table:table-row table:style-name="ro1">
          <table:table-cell office:value-type="string" table:style-name="ce1">
            <text:p>Jacob Widell Zetterström</text:p>
          </table:table-cell>
          <table:table-cell office:value-type="string" table:style-name="ce1">
            <text:p>ENG2</text:p>
          </table:table-cell>
          <table:table-cell office:value-type="string" table:style-name="ce1">
            <text:p>Derby County</text:p>
          </table:table-cell>
          <table:table-cell office:value-type="string" table:style-name="ce1">
            <text:p>GK</text:p>
          </table:table-cell>
          <table:table-cell office:value-type="string" table:style-name="ce1">
            <text:p>27-175</text:p>
          </table:table-cell>
          <table:table-cell office:value-type="float" office:value="25" table:style-name="ce1">
            <text:p>25</text:p>
          </table:table-cell>
          <table:table-cell office:value-type="float" office:value="12.0199142600065" table:style-name="ce1">
            <text:p>12.0199142600065</text:p>
          </table:table-cell>
          <table:table-cell office:value-type="float" office:value="10.7999701631599" table:style-name="ce1">
            <text:p>10.7999701631599</text:p>
          </table:table-cell>
          <table:table-cell office:value-type="float" office:value="7.72445285719833" table:style-name="ce1">
            <text:p>7.72445285719833</text:p>
          </table:table-cell>
          <table:table-cell office:value-type="float" office:value="9.46300040457832" table:style-name="ce1">
            <text:p>9.46300040457832</text:p>
          </table:table-cell>
        </table:table-row>
        <table:table-row table:style-name="ro1">
          <table:table-cell office:value-type="string" table:style-name="ce1">
            <text:p>Julen Agirrezabala</text:p>
          </table:table-cell>
          <table:table-cell office:value-type="string" table:style-name="ce1">
            <text:p>ESP1</text:p>
          </table:table-cell>
          <table:table-cell office:value-type="string" table:style-name="ce1">
            <text:p>Valencia</text:p>
          </table:table-cell>
          <table:table-cell office:value-type="string" table:style-name="ce1">
            <text:p>GK</text:p>
          </table:table-cell>
          <table:table-cell office:value-type="string" table:style-name="ce1">
            <text:p>25-007</text:p>
          </table:table-cell>
          <table:table-cell office:value-type="float" office:value="17" table:style-name="ce1">
            <text:p>17</text:p>
          </table:table-cell>
          <table:table-cell office:value-type="float" office:value="5.62334825993417" table:style-name="ce1">
            <text:p>5.62334825993417</text:p>
          </table:table-cell>
          <table:table-cell office:value-type="float" office:value="8.74097370859272" table:style-name="ce1">
            <text:p>8.74097370859272</text:p>
          </table:table-cell>
          <table:table-cell office:value-type="float" office:value="15.6616837967789" table:style-name="ce1">
            <text:p>15.6616837967789</text:p>
          </table:table-cell>
          <table:table-cell office:value-type="float" office:value="14.756424958186" table:style-name="ce1">
            <text:p>14.756424958186</text:p>
          </table:table-cell>
        </table:table-row>
        <table:table-row table:style-name="ro1">
          <table:table-cell office:value-type="string" table:style-name="ce1">
            <text:p>Augusto Batalla</text:p>
          </table:table-cell>
          <table:table-cell office:value-type="string" table:style-name="ce1">
            <text:p>ESP1</text:p>
          </table:table-cell>
          <table:table-cell office:value-type="string" table:style-name="ce1">
            <text:p>Rayo Vallecano</text:p>
          </table:table-cell>
          <table:table-cell office:value-type="string" table:style-name="ce1">
            <text:p>GK</text:p>
          </table:table-cell>
          <table:table-cell office:value-type="string" table:style-name="ce1">
            <text:p>29-247</text:p>
          </table:table-cell>
          <table:table-cell office:value-type="float" office:value="17" table:style-name="ce1">
            <text:p>17</text:p>
          </table:table-cell>
          <table:table-cell office:value-type="float" office:value="11.3816138981224" table:style-name="ce1">
            <text:p>11.3816138981224</text:p>
          </table:table-cell>
          <table:table-cell office:value-type="float" office:value="12.5687459455196" table:style-name="ce1">
            <text:p>12.5687459455196</text:p>
          </table:table-cell>
          <table:table-cell office:value-type="float" office:value="11.2786404659441" table:style-name="ce1">
            <text:p>11.2786404659441</text:p>
          </table:table-cell>
          <table:table-cell office:value-type="float" office:value="12.2499147001388" table:style-name="ce1">
            <text:p>12.2499147001388</text:p>
          </table:table-cell>
        </table:table-row>
        <table:table-row table:style-name="ro1">
          <table:table-cell office:value-type="string" table:style-name="ce1">
            <text:p>Thibaut Courtois</text:p>
          </table:table-cell>
          <table:table-cell office:value-type="string" table:style-name="ce1">
            <text:p>ESP1</text:p>
          </table:table-cell>
          <table:table-cell office:value-type="string" table:style-name="ce1">
            <text:p>Real Madrid</text:p>
          </table:table-cell>
          <table:table-cell office:value-type="string" table:style-name="ce1">
            <text:p>GK</text:p>
          </table:table-cell>
          <table:table-cell office:value-type="string" table:style-name="ce1">
            <text:p>33-236</text:p>
          </table:table-cell>
          <table:table-cell office:value-type="float" office:value="18" table:style-name="ce1">
            <text:p>18</text:p>
          </table:table-cell>
          <table:table-cell office:value-type="float" office:value="9.22873631825792" table:style-name="ce1">
            <text:p>9.22873631825792</text:p>
          </table:table-cell>
          <table:table-cell office:value-type="float" office:value="8.14655890240087" table:style-name="ce1">
            <text:p>8.14655890240087</text:p>
          </table:table-cell>
          <table:table-cell office:value-type="float" office:value="7.58641748734104" table:style-name="ce1">
            <text:p>7.58641748734104</text:p>
          </table:table-cell>
          <table:table-cell office:value-type="float" office:value="10.1618117481957" table:style-name="ce1">
            <text:p>10.1618117481957</text:p>
          </table:table-cell>
        </table:table-row>
        <table:table-row table:style-name="ro1">
          <table:table-cell office:value-type="string" table:style-name="ce1">
            <text:p>Marko Dmitrović</text:p>
          </table:table-cell>
          <table:table-cell office:value-type="string" table:style-name="ce1">
            <text:p>ESP1</text:p>
          </table:table-cell>
          <table:table-cell office:value-type="string" table:style-name="ce1">
            <text:p>Espanyol</text:p>
          </table:table-cell>
          <table:table-cell office:value-type="string" table:style-name="ce1">
            <text:p>GK</text:p>
          </table:table-cell>
          <table:table-cell office:value-type="string" table:style-name="ce1">
            <text:p>33-343</text:p>
          </table:table-cell>
          <table:table-cell office:value-type="float" office:value="17" table:style-name="ce1">
            <text:p>17</text:p>
          </table:table-cell>
          <table:table-cell office:value-type="float" office:value="10.0865637927227" table:style-name="ce1">
            <text:p>10.0865637927227</text:p>
          </table:table-cell>
          <table:table-cell office:value-type="float" office:value="8.08161095479318" table:style-name="ce1">
            <text:p>8.08161095479318</text:p>
          </table:table-cell>
          <table:table-cell office:value-type="float" office:value="12.46471187198" table:style-name="ce1">
            <text:p>12.46471187198</text:p>
          </table:table-cell>
          <table:table-cell office:value-type="float" office:value="7.46094156354644" table:style-name="ce1">
            <text:p>7.46094156354644</text:p>
          </table:table-cell>
        </table:table-row>
        <table:table-row table:style-name="ro1">
          <table:table-cell office:value-type="string" table:style-name="ce1">
            <text:p>Aarón Escandell</text:p>
          </table:table-cell>
          <table:table-cell office:value-type="string" table:style-name="ce1">
            <text:p>ESP1</text:p>
          </table:table-cell>
          <table:table-cell office:value-type="string" table:style-name="ce1">
            <text:p>Oviedo</text:p>
          </table:table-cell>
          <table:table-cell office:value-type="string" table:style-name="ce1">
            <text:p>GK</text:p>
          </table:table-cell>
          <table:table-cell office:value-type="string" table:style-name="ce1">
            <text:p>30-097</text:p>
          </table:table-cell>
          <table:table-cell office:value-type="float" office:value="17" table:style-name="ce1">
            <text:p>17</text:p>
          </table:table-cell>
          <table:table-cell office:value-type="float" office:value="16.0089999422029" table:style-name="ce1">
            <text:p>16.0089999422029</text:p>
          </table:table-cell>
          <table:table-cell office:value-type="float" office:value="12.7003852907371" table:style-name="ce1">
            <text:p>12.7003852907371</text:p>
          </table:table-cell>
          <table:table-cell office:value-type="float" office:value="5.36971694819218" table:style-name="ce1">
            <text:p>5.36971694819218</text:p>
          </table:table-cell>
          <table:table-cell office:value-type="float" office:value="13.2439731612618" table:style-name="ce1">
            <text:p>13.2439731612618</text:p>
          </table:table-cell>
        </table:table-row>
        <table:table-row table:style-name="ro1">
          <table:table-cell office:value-type="string" table:style-name="ce1">
            <text:p>Joan García</text:p>
          </table:table-cell>
          <table:table-cell office:value-type="string" table:style-name="ce1">
            <text:p>ESP1</text:p>
          </table:table-cell>
          <table:table-cell office:value-type="string" table:style-name="ce1">
            <text:p>Barcelona</text:p>
          </table:table-cell>
          <table:table-cell office:value-type="string" table:style-name="ce1">
            <text:p>GK</text:p>
          </table:table-cell>
          <table:table-cell office:value-type="string" table:style-name="ce1">
            <text:p>24-243</text:p>
          </table:table-cell>
          <table:table-cell office:value-type="float" office:value="12" table:style-name="ce1">
            <text:p>12</text:p>
          </table:table-cell>
          <table:table-cell office:value-type="float" office:value="14.5654876253964" table:style-name="ce1">
            <text:p>14.5654876253964</text:p>
          </table:table-cell>
          <table:table-cell office:value-type="float" office:value="14.1987649477346" table:style-name="ce1">
            <text:p>14.1987649477346</text:p>
          </table:table-cell>
          <table:table-cell office:value-type="float" office:value="9.61498897811903" table:style-name="ce1">
            <text:p>9.61498897811903</text:p>
          </table:table-cell>
          <table:table-cell office:value-type="float" office:value="18.3759085734331" table:style-name="ce1">
            <text:p>18.3759085734331</text:p>
          </table:table-cell>
        </table:table-row>
        <table:table-row table:style-name="ro1">
          <table:table-cell office:value-type="string" table:style-name="ce1">
            <text:p>Paulo Gazzaniga</text:p>
          </table:table-cell>
          <table:table-cell office:value-type="string" table:style-name="ce1">
            <text:p>ESP1</text:p>
          </table:table-cell>
          <table:table-cell office:value-type="string" table:style-name="ce1">
            <text:p>Girona</text:p>
          </table:table-cell>
          <table:table-cell office:value-type="string" table:style-name="ce1">
            <text:p>GK</text:p>
          </table:table-cell>
          <table:table-cell office:value-type="string" table:style-name="ce1">
            <text:p>34-000</text:p>
          </table:table-cell>
          <table:table-cell office:value-type="float" office:value="15.5" table:style-name="ce1">
            <text:p>15.5</text:p>
          </table:table-cell>
          <table:table-cell office:value-type="float" office:value="10.7351821351702" table:style-name="ce1">
            <text:p>10.7351821351702</text:p>
          </table:table-cell>
          <table:table-cell office:value-type="float" office:value="5.27859002986935" table:style-name="ce1">
            <text:p>5.27859002986935</text:p>
          </table:table-cell>
          <table:table-cell office:value-type="float" office:value="6.40998699600353" table:style-name="ce1">
            <text:p>6.40998699600353</text:p>
          </table:table-cell>
          <table:table-cell office:value-type="float" office:value="8.10592271779944" table:style-name="ce1">
            <text:p>8.10592271779944</text:p>
          </table:table-cell>
        </table:table-row>
        <table:table-row table:style-name="ro1">
          <table:table-cell office:value-type="string" table:style-name="ce1">
            <text:p>Sergio Herrera</text:p>
          </table:table-cell>
          <table:table-cell office:value-type="string" table:style-name="ce1">
            <text:p>ESP1</text:p>
          </table:table-cell>
          <table:table-cell office:value-type="string" table:style-name="ce1">
            <text:p>Osasuna</text:p>
          </table:table-cell>
          <table:table-cell office:value-type="string" table:style-name="ce1">
            <text:p>GK</text:p>
          </table:table-cell>
          <table:table-cell office:value-type="string" table:style-name="ce1">
            <text:p>32-211</text:p>
          </table:table-cell>
          <table:table-cell office:value-type="float" office:value="17" table:style-name="ce1">
            <text:p>17</text:p>
          </table:table-cell>
          <table:table-cell office:value-type="float" office:value="13.6409610541474" table:style-name="ce1">
            <text:p>13.6409610541474</text:p>
          </table:table-cell>
          <table:table-cell office:value-type="float" office:value="15.8010633181517" table:style-name="ce1">
            <text:p>15.8010633181517</text:p>
          </table:table-cell>
          <table:table-cell office:value-type="float" office:value="7.58641748734104" table:style-name="ce1">
            <text:p>7.58641748734104</text:p>
          </table:table-cell>
          <table:table-cell office:value-type="float" office:value="16.8880792148649" table:style-name="ce1">
            <text:p>16.8880792148649</text:p>
          </table:table-cell>
        </table:table-row>
        <table:table-row table:style-name="ro1">
          <table:table-cell office:value-type="string" table:style-name="ce1">
            <text:p>Luiz Lúcio Reis Júnior</text:p>
          </table:table-cell>
          <table:table-cell office:value-type="string" table:style-name="ce1">
            <text:p>ESP1</text:p>
          </table:table-cell>
          <table:table-cell office:value-type="string" table:style-name="ce1">
            <text:p>Villarreal</text:p>
          </table:table-cell>
          <table:table-cell office:value-type="string" table:style-name="ce1">
            <text:p>GK</text:p>
          </table:table-cell>
          <table:table-cell office:value-type="string" table:style-name="ce1">
            <text:p>24-353</text:p>
          </table:table-cell>
          <table:table-cell office:value-type="float" office:value="13" table:style-name="ce1">
            <text:p>13</text:p>
          </table:table-cell>
          <table:table-cell office:value-type="float" office:value="12.2298854171361" table:style-name="ce1">
            <text:p>12.2298854171361</text:p>
          </table:table-cell>
          <table:table-cell office:value-type="float" office:value="4.429503486587" table:style-name="ce1">
            <text:p>4.429503486587</text:p>
          </table:table-cell>
          <table:table-cell office:value-type="float" office:value="12.8955616813958" table:style-name="ce1">
            <text:p>12.8955616813958</text:p>
          </table:table-cell>
          <table:table-cell office:value-type="float" office:value="8.4379576189252" table:style-name="ce1">
            <text:p>8.4379576189252</text:p>
          </table:table-cell>
        </table:table-row>
        <table:table-row table:style-name="ro1">
          <table:table-cell office:value-type="string" table:style-name="ce1">
            <text:p>Jan Oblak</text:p>
          </table:table-cell>
          <table:table-cell office:value-type="string" table:style-name="ce1">
            <text:p>ESP1</text:p>
          </table:table-cell>
          <table:table-cell office:value-type="string" table:style-name="ce1">
            <text:p>Atlético Madrid</text:p>
          </table:table-cell>
          <table:table-cell office:value-type="string" table:style-name="ce1">
            <text:p>GK</text:p>
          </table:table-cell>
          <table:table-cell office:value-type="string" table:style-name="ce1">
            <text:p>32-360</text:p>
          </table:table-cell>
          <table:table-cell office:value-type="float" office:value="17" table:style-name="ce1">
            <text:p>17</text:p>
          </table:table-cell>
          <table:table-cell office:value-type="float" office:value="7.98459714438581" table:style-name="ce1">
            <text:p>7.98459714438581</text:p>
          </table:table-cell>
          <table:table-cell office:value-type="float" office:value="15.895757953" table:style-name="ce1">
            <text:p>15.895757953</text:p>
          </table:table-cell>
          <table:table-cell office:value-type="float" office:value="10.6738350611779" table:style-name="ce1">
            <text:p>10.6738350611779</text:p>
          </table:table-cell>
          <table:table-cell office:value-type="float" office:value="7.46094156354644" table:style-name="ce1">
            <text:p>7.46094156354644</text:p>
          </table:table-cell>
        </table:table-row>
        <table:table-row table:style-name="ro1">
          <table:table-cell office:value-type="string" table:style-name="ce1">
            <text:p>Iñaki Peña</text:p>
          </table:table-cell>
          <table:table-cell office:value-type="string" table:style-name="ce1">
            <text:p>ESP1</text:p>
          </table:table-cell>
          <table:table-cell office:value-type="string" table:style-name="ce1">
            <text:p>Elche</text:p>
          </table:table-cell>
          <table:table-cell office:value-type="string" table:style-name="ce1">
            <text:p>GK</text:p>
          </table:table-cell>
          <table:table-cell office:value-type="string" table:style-name="ce1">
            <text:p>26-306</text:p>
          </table:table-cell>
          <table:table-cell office:value-type="float" office:value="11" table:style-name="ce1">
            <text:p>11</text:p>
          </table:table-cell>
          <table:table-cell office:value-type="float" office:value="15.7142823841206" table:style-name="ce1">
            <text:p>15.7142823841206</text:p>
          </table:table-cell>
          <table:table-cell office:value-type="float" office:value="5.08817859462969" table:style-name="ce1">
            <text:p>5.08817859462969</text:p>
          </table:table-cell>
          <table:table-cell office:value-type="float" office:value="6.28731226844623" table:style-name="ce1">
            <text:p>6.28731226844623</text:p>
          </table:table-cell>
          <table:table-cell office:value-type="float" office:value="10.5130771938099" table:style-name="ce1">
            <text:p>10.5130771938099</text:p>
          </table:table-cell>
        </table:table-row>
        <table:table-row table:style-name="ro1">
          <table:table-cell office:value-type="string" table:style-name="ce1">
            <text:p>Ionuț Radu</text:p>
          </table:table-cell>
          <table:table-cell office:value-type="string" table:style-name="ce1">
            <text:p>ESP1</text:p>
          </table:table-cell>
          <table:table-cell office:value-type="string" table:style-name="ce1">
            <text:p>Celta Vigo</text:p>
          </table:table-cell>
          <table:table-cell office:value-type="string" table:style-name="ce1">
            <text:p>GK</text:p>
          </table:table-cell>
          <table:table-cell office:value-type="string" table:style-name="ce1">
            <text:p>28-219</text:p>
          </table:table-cell>
          <table:table-cell office:value-type="float" office:value="17" table:style-name="ce1">
            <text:p>17</text:p>
          </table:table-cell>
          <table:table-cell office:value-type="float" office:value="10.3026401231408" table:style-name="ce1">
            <text:p>10.3026401231408</text:p>
          </table:table-cell>
          <table:table-cell office:value-type="float" office:value="6.43507213366351" table:style-name="ce1">
            <text:p>6.43507213366351</text:p>
          </table:table-cell>
          <table:table-cell office:value-type="float" office:value="7.18057366914388" table:style-name="ce1">
            <text:p>7.18057366914388</text:p>
          </table:table-cell>
          <table:table-cell office:value-type="float" office:value="6.26450486836378" table:style-name="ce1">
            <text:p>6.26450486836378</text:p>
          </table:table-cell>
        </table:table-row>
        <table:table-row table:style-name="ro1">
          <table:table-cell office:value-type="string" table:style-name="ce1">
            <text:p>Álex Remiro</text:p>
          </table:table-cell>
          <table:table-cell office:value-type="string" table:style-name="ce1">
            <text:p>ESP1</text:p>
          </table:table-cell>
          <table:table-cell office:value-type="string" table:style-name="ce1">
            <text:p>Real Sociedad</text:p>
          </table:table-cell>
          <table:table-cell office:value-type="string" table:style-name="ce1">
            <text:p>GK</text:p>
          </table:table-cell>
          <table:table-cell office:value-type="string" table:style-name="ce1">
            <text:p>30-284</text:p>
          </table:table-cell>
          <table:table-cell office:value-type="float" office:value="17" table:style-name="ce1">
            <text:p>17</text:p>
          </table:table-cell>
          <table:table-cell office:value-type="float" office:value="4.6005131308259" table:style-name="ce1">
            <text:p>4.6005131308259</text:p>
          </table:table-cell>
          <table:table-cell office:value-type="float" office:value="16.3887643451246" table:style-name="ce1">
            <text:p>16.3887643451246</text:p>
          </table:table-cell>
          <table:table-cell office:value-type="float" office:value="10.2190339483225" table:style-name="ce1">
            <text:p>10.2190339483225</text:p>
          </table:table-cell>
          <table:table-cell office:value-type="float" office:value="11.5628345291776" table:style-name="ce1">
            <text:p>11.5628345291776</text:p>
          </table:table-cell>
        </table:table-row>
        <table:table-row table:style-name="ro1">
          <table:table-cell office:value-type="string" table:style-name="ce1">
            <text:p>Leo Román</text:p>
          </table:table-cell>
          <table:table-cell office:value-type="string" table:style-name="ce1">
            <text:p>ESP1</text:p>
          </table:table-cell>
          <table:table-cell office:value-type="string" table:style-name="ce1">
            <text:p>Mallorca</text:p>
          </table:table-cell>
          <table:table-cell office:value-type="string" table:style-name="ce1">
            <text:p>GK</text:p>
          </table:table-cell>
          <table:table-cell office:value-type="string" table:style-name="ce1">
            <text:p>25-180</text:p>
          </table:table-cell>
          <table:table-cell office:value-type="float" office:value="12" table:style-name="ce1">
            <text:p>12</text:p>
          </table:table-cell>
          <table:table-cell office:value-type="float" office:value="12.0199142600065" table:style-name="ce1">
            <text:p>12.0199142600065</text:p>
          </table:table-cell>
          <table:table-cell office:value-type="float" office:value="11.6265927284165" table:style-name="ce1">
            <text:p>11.6265927284165</text:p>
          </table:table-cell>
          <table:table-cell office:value-type="float" office:value="8.57786885049236" table:style-name="ce1">
            <text:p>8.57786885049236</text:p>
          </table:table-cell>
          <table:table-cell office:value-type="float" office:value="4.74982865878948" table:style-name="ce1">
            <text:p>4.74982865878948</text:p>
          </table:table-cell>
        </table:table-row>
        <table:table-row table:style-name="ro1">
          <table:table-cell office:value-type="string" table:style-name="ce1">
            <text:p>Mathew Ryan</text:p>
          </table:table-cell>
          <table:table-cell office:value-type="string" table:style-name="ce1">
            <text:p>ESP1</text:p>
          </table:table-cell>
          <table:table-cell office:value-type="string" table:style-name="ce1">
            <text:p>Levante</text:p>
          </table:table-cell>
          <table:table-cell office:value-type="string" table:style-name="ce1">
            <text:p>GK</text:p>
          </table:table-cell>
          <table:table-cell office:value-type="string" table:style-name="ce1">
            <text:p>33-269</text:p>
          </table:table-cell>
          <table:table-cell office:value-type="float" office:value="14" table:style-name="ce1">
            <text:p>14</text:p>
          </table:table-cell>
          <table:table-cell office:value-type="float" office:value="9.22873631825792" table:style-name="ce1">
            <text:p>9.22873631825792</text:p>
          </table:table-cell>
          <table:table-cell office:value-type="float" office:value="12.3697284600452" table:style-name="ce1">
            <text:p>12.3697284600452</text:p>
          </table:table-cell>
          <table:table-cell office:value-type="float" office:value="9.31534549778735" table:style-name="ce1">
            <text:p>9.31534549778735</text:p>
          </table:table-cell>
          <table:table-cell office:value-type="float" office:value="7.14932463241097" table:style-name="ce1">
            <text:p>7.14932463241097</text:p>
          </table:table-cell>
        </table:table-row>
        <table:table-row table:style-name="ro1">
          <table:table-cell office:value-type="string" table:style-name="ce1">
            <text:p>Unai Simón</text:p>
          </table:table-cell>
          <table:table-cell office:value-type="string" table:style-name="ce1">
            <text:p>ESP1</text:p>
          </table:table-cell>
          <table:table-cell office:value-type="string" table:style-name="ce1">
            <text:p>Athletic Club</text:p>
          </table:table-cell>
          <table:table-cell office:value-type="string" table:style-name="ce1">
            <text:p>GK</text:p>
          </table:table-cell>
          <table:table-cell office:value-type="string" table:style-name="ce1">
            <text:p>28-205</text:p>
          </table:table-cell>
          <table:table-cell office:value-type="float" office:value="18" table:style-name="ce1">
            <text:p>18</text:p>
          </table:table-cell>
          <table:table-cell office:value-type="float" office:value="9.44178442247542" table:style-name="ce1">
            <text:p>9.44178442247542</text:p>
          </table:table-cell>
          <table:table-cell office:value-type="float" office:value="6.10175531296891" table:style-name="ce1">
            <text:p>6.10175531296891</text:p>
          </table:table-cell>
          <table:table-cell office:value-type="float" office:value="11.4290464399704" table:style-name="ce1">
            <text:p>11.4290464399704</text:p>
          </table:table-cell>
          <table:table-cell office:value-type="float" office:value="17.5838454805952" table:style-name="ce1">
            <text:p>17.5838454805952</text:p>
          </table:table-cell>
        </table:table-row>
        <table:table-row table:style-name="ro1">
          <table:table-cell office:value-type="string" table:style-name="ce1">
            <text:p>Antonio Sivera</text:p>
          </table:table-cell>
          <table:table-cell office:value-type="string" table:style-name="ce1">
            <text:p>ESP1</text:p>
          </table:table-cell>
          <table:table-cell office:value-type="string" table:style-name="ce1">
            <text:p>Alavés</text:p>
          </table:table-cell>
          <table:table-cell office:value-type="string" table:style-name="ce1">
            <text:p>GK</text:p>
          </table:table-cell>
          <table:table-cell office:value-type="string" table:style-name="ce1">
            <text:p>29-144</text:p>
          </table:table-cell>
          <table:table-cell office:value-type="float" office:value="17" table:style-name="ce1">
            <text:p>17</text:p>
          </table:table-cell>
          <table:table-cell office:value-type="float" office:value="9.65591579826128" table:style-name="ce1">
            <text:p>9.65591579826128</text:p>
          </table:table-cell>
          <table:table-cell office:value-type="float" office:value="13.0897987649804" table:style-name="ce1">
            <text:p>13.0897987649804</text:p>
          </table:table-cell>
          <table:table-cell office:value-type="float" office:value="8.72375426893076" table:style-name="ce1">
            <text:p>8.72375426893076</text:p>
          </table:table-cell>
          <table:table-cell office:value-type="float" office:value="6.84573045497709" table:style-name="ce1">
            <text:p>6.84573045497709</text:p>
          </table:table-cell>
        </table:table-row>
        <table:table-row table:style-name="ro1">
          <table:table-cell office:value-type="string" table:style-name="ce1">
            <text:p>David Soria</text:p>
          </table:table-cell>
          <table:table-cell office:value-type="string" table:style-name="ce1">
            <text:p>ESP1</text:p>
          </table:table-cell>
          <table:table-cell office:value-type="string" table:style-name="ce1">
            <text:p>Getafe</text:p>
          </table:table-cell>
          <table:table-cell office:value-type="string" table:style-name="ce1">
            <text:p>GK</text:p>
          </table:table-cell>
          <table:table-cell office:value-type="string" table:style-name="ce1">
            <text:p>32-273</text:p>
          </table:table-cell>
          <table:table-cell office:value-type="float" office:value="17" table:style-name="ce1">
            <text:p>17</text:p>
          </table:table-cell>
          <table:table-cell office:value-type="float" office:value="9.44178442247542" table:style-name="ce1">
            <text:p>9.44178442247542</text:p>
          </table:table-cell>
          <table:table-cell office:value-type="float" office:value="11.1456767044262" table:style-name="ce1">
            <text:p>11.1456767044262</text:p>
          </table:table-cell>
          <table:table-cell office:value-type="float" office:value="5.47805434169854" table:style-name="ce1">
            <text:p>5.47805434169854</text:p>
          </table:table-cell>
          <table:table-cell office:value-type="float" office:value="9.46300040457832" table:style-name="ce1">
            <text:p>9.46300040457832</text:p>
          </table:table-cell>
        </table:table-row>
        <table:table-row table:style-name="ro1">
          <table:table-cell office:value-type="string" table:style-name="ce1">
            <text:p>Álvaro Vallés</text:p>
          </table:table-cell>
          <table:table-cell office:value-type="string" table:style-name="ce1">
            <text:p>ESP1</text:p>
          </table:table-cell>
          <table:table-cell office:value-type="string" table:style-name="ce1">
            <text:p>Betis</text:p>
          </table:table-cell>
          <table:table-cell office:value-type="string" table:style-name="ce1">
            <text:p>GK</text:p>
          </table:table-cell>
          <table:table-cell office:value-type="string" table:style-name="ce1">
            <text:p>28-161</text:p>
          </table:table-cell>
          <table:table-cell office:value-type="float" office:value="10" table:style-name="ce1">
            <text:p>10</text:p>
          </table:table-cell>
          <table:table-cell office:value-type="float" office:value="6.46547662749688" table:style-name="ce1">
            <text:p>6.46547662749688</text:p>
          </table:table-cell>
          <table:table-cell office:value-type="float" office:value="4.99530753518741" table:style-name="ce1">
            <text:p>4.99530753518741</text:p>
          </table:table-cell>
          <table:table-cell office:value-type="float" office:value="9.61498897811903" table:style-name="ce1">
            <text:p>9.61498897811903</text:p>
          </table:table-cell>
          <table:table-cell office:value-type="float" office:value="8.4379576189252" table:style-name="ce1">
            <text:p>8.4379576189252</text:p>
          </table:table-cell>
        </table:table-row>
        <table:table-row table:style-name="ro1">
          <table:table-cell office:value-type="string" table:style-name="ce1">
            <text:p>Odysseas Vlachodimos</text:p>
          </table:table-cell>
          <table:table-cell office:value-type="string" table:style-name="ce1">
            <text:p>ESP1</text:p>
          </table:table-cell>
          <table:table-cell office:value-type="string" table:style-name="ce1">
            <text:p>Sevilla</text:p>
          </table:table-cell>
          <table:table-cell office:value-type="string" table:style-name="ce1">
            <text:p>GK</text:p>
          </table:table-cell>
          <table:table-cell office:value-type="string" table:style-name="ce1">
            <text:p>31-251</text:p>
          </table:table-cell>
          <table:table-cell office:value-type="float" office:value="13" table:style-name="ce1">
            <text:p>13</text:p>
          </table:table-cell>
          <table:table-cell office:value-type="float" office:value="13.4468699460818" table:style-name="ce1">
            <text:p>13.4468699460818</text:p>
          </table:table-cell>
          <table:table-cell office:value-type="float" office:value="8.60745572691075" table:style-name="ce1">
            <text:p>8.60745572691075</text:p>
          </table:table-cell>
          <table:table-cell office:value-type="float" office:value="4.56990981825787" table:style-name="ce1">
            <text:p>4.56990981825787</text:p>
          </table:table-cell>
          <table:table-cell office:value-type="float" office:value="5.21514567003507" table:style-name="ce1">
            <text:p>5.21514567003507</text:p>
          </table:table-cell>
        </table:table-row>
        <table:table-row table:style-name="ro1">
          <table:table-cell office:value-type="string" table:style-name="ce1">
            <text:p>Emil Audero</text:p>
          </table:table-cell>
          <table:table-cell office:value-type="string" table:style-name="ce1">
            <text:p>ITA1</text:p>
          </table:table-cell>
          <table:table-cell office:value-type="string" table:style-name="ce1">
            <text:p>Cremonese</text:p>
          </table:table-cell>
          <table:table-cell office:value-type="string" table:style-name="ce1">
            <text:p>GK</text:p>
          </table:table-cell>
          <table:table-cell office:value-type="string" table:style-name="ce1">
            <text:p>28-349</text:p>
          </table:table-cell>
          <table:table-cell office:value-type="float" office:value="13" table:style-name="ce1">
            <text:p>13</text:p>
          </table:table-cell>
          <table:table-cell office:value-type="float" office:value="11.5955711834916" table:style-name="ce1">
            <text:p>11.5955711834916</text:p>
          </table:table-cell>
          <table:table-cell office:value-type="float" office:value="4.22918420691847" table:style-name="ce1">
            <text:p>4.22918420691847</text:p>
          </table:table-cell>
          <table:table-cell office:value-type="float" office:value="14.7483153869858" table:style-name="ce1">
            <text:p>14.7483153869858</text:p>
          </table:table-cell>
          <table:table-cell office:value-type="float" office:value="5.7203315100905" table:style-name="ce1">
            <text:p>5.7203315100905</text:p>
          </table:table-cell>
        </table:table-row>
        <table:table-row table:style-name="ro1">
          <table:table-cell office:value-type="string" table:style-name="ce1">
            <text:p>Jean Butez</text:p>
          </table:table-cell>
          <table:table-cell office:value-type="string" table:style-name="ce1">
            <text:p>ITA1</text:p>
          </table:table-cell>
          <table:table-cell office:value-type="string" table:style-name="ce1">
            <text:p>Como</text:p>
          </table:table-cell>
          <table:table-cell office:value-type="string" table:style-name="ce1">
            <text:p>GK</text:p>
          </table:table-cell>
          <table:table-cell office:value-type="string" table:style-name="ce1">
            <text:p>30-208</text:p>
          </table:table-cell>
          <table:table-cell office:value-type="float" office:value="16" table:style-name="ce1">
            <text:p>16</text:p>
          </table:table-cell>
          <table:table-cell office:value-type="float" office:value="13.8321521865457" table:style-name="ce1">
            <text:p>13.8321521865457</text:p>
          </table:table-cell>
          <table:table-cell office:value-type="float" office:value="16.345886127656" table:style-name="ce1">
            <text:p>16.345886127656</text:p>
          </table:table-cell>
          <table:table-cell office:value-type="float" office:value="14.3767108656795" table:style-name="ce1">
            <text:p>14.3767108656795</text:p>
          </table:table-cell>
          <table:table-cell office:value-type="float" office:value="16.4836683181548" table:style-name="ce1">
            <text:p>16.4836683181548</text:p>
          </table:table-cell>
        </table:table-row>
        <table:table-row table:style-name="ro1">
          <table:table-cell office:value-type="string" table:style-name="ce1">
            <text:p>Elia Caprile</text:p>
          </table:table-cell>
          <table:table-cell office:value-type="string" table:style-name="ce1">
            <text:p>ITA1</text:p>
          </table:table-cell>
          <table:table-cell office:value-type="string" table:style-name="ce1">
            <text:p>Cagliari</text:p>
          </table:table-cell>
          <table:table-cell office:value-type="string" table:style-name="ce1">
            <text:p>GK</text:p>
          </table:table-cell>
          <table:table-cell office:value-type="string" table:style-name="ce1">
            <text:p>24-130</text:p>
          </table:table-cell>
          <table:table-cell office:value-type="float" office:value="17" table:style-name="ce1">
            <text:p>17</text:p>
          </table:table-cell>
          <table:table-cell office:value-type="float" office:value="14.3870852576069" table:style-name="ce1">
            <text:p>14.3870852576069</text:p>
          </table:table-cell>
          <table:table-cell office:value-type="float" office:value="10.245564762329" table:style-name="ce1">
            <text:p>10.245564762329</text:p>
          </table:table-cell>
          <table:table-cell office:value-type="float" office:value="18.1172676567053" table:style-name="ce1">
            <text:p>18.1172676567053</text:p>
          </table:table-cell>
          <table:table-cell office:value-type="float" office:value="8.7753650356755" table:style-name="ce1">
            <text:p>8.7753650356755</text:p>
          </table:table-cell>
        </table:table-row>
        <table:table-row table:style-name="ro1">
          <table:table-cell office:value-type="string" table:style-name="ce1">
            <text:p>Marco Carnesecchi</text:p>
          </table:table-cell>
          <table:table-cell office:value-type="string" table:style-name="ce1">
            <text:p>ITA1</text:p>
          </table:table-cell>
          <table:table-cell office:value-type="string" table:style-name="ce1">
            <text:p>Atalanta</text:p>
          </table:table-cell>
          <table:table-cell office:value-type="string" table:style-name="ce1">
            <text:p>GK</text:p>
          </table:table-cell>
          <table:table-cell office:value-type="string" table:style-name="ce1">
            <text:p>25-185</text:p>
          </table:table-cell>
          <table:table-cell office:value-type="float" office:value="17" table:style-name="ce1">
            <text:p>17</text:p>
          </table:table-cell>
          <table:table-cell office:value-type="float" office:value="8.8067281070935" table:style-name="ce1">
            <text:p>8.8067281070935</text:p>
          </table:table-cell>
          <table:table-cell office:value-type="float" office:value="12.8311377572408" table:style-name="ce1">
            <text:p>12.8311377572408</text:p>
          </table:table-cell>
          <table:table-cell office:value-type="float" office:value="7.44972686279213" table:style-name="ce1">
            <text:p>7.44972686279213</text:p>
          </table:table-cell>
          <table:table-cell office:value-type="float" office:value="10.8643068854088" table:style-name="ce1">
            <text:p>10.8643068854088</text:p>
          </table:table-cell>
        </table:table-row>
        <table:table-row table:style-name="ro1">
          <table:table-cell office:value-type="string" table:style-name="ce1">
            <text:p>Michele Di Gregorio</text:p>
          </table:table-cell>
          <table:table-cell office:value-type="string" table:style-name="ce1">
            <text:p>ITA1</text:p>
          </table:table-cell>
          <table:table-cell office:value-type="string" table:style-name="ce1">
            <text:p>Juventus</text:p>
          </table:table-cell>
          <table:table-cell office:value-type="string" table:style-name="ce1">
            <text:p>GK</text:p>
          </table:table-cell>
          <table:table-cell office:value-type="string" table:style-name="ce1">
            <text:p>28-159</text:p>
          </table:table-cell>
          <table:table-cell office:value-type="float" office:value="15" table:style-name="ce1">
            <text:p>15</text:p>
          </table:table-cell>
          <table:table-cell office:value-type="float" office:value="10.5189209351966" table:style-name="ce1">
            <text:p>10.5189209351966</text:p>
          </table:table-cell>
          <table:table-cell office:value-type="float" office:value="10.5921047739201" table:style-name="ce1">
            <text:p>10.5921047739201</text:p>
          </table:table-cell>
          <table:table-cell office:value-type="float" office:value="12.46471187198" table:style-name="ce1">
            <text:p>12.46471187198</text:p>
          </table:table-cell>
          <table:table-cell office:value-type="float" office:value="6.26450486836378" table:style-name="ce1">
            <text:p>6.26450486836378</text:p>
          </table:table-cell>
        </table:table-row>
        <table:table-row table:style-name="ro1">
          <table:table-cell office:value-type="string" table:style-name="ce1">
            <text:p>Wladimiro Falcone</text:p>
          </table:table-cell>
          <table:table-cell office:value-type="string" table:style-name="ce1">
            <text:p>ITA1</text:p>
          </table:table-cell>
          <table:table-cell office:value-type="string" table:style-name="ce1">
            <text:p>Lecce</text:p>
          </table:table-cell>
          <table:table-cell office:value-type="string" table:style-name="ce1">
            <text:p>GK</text:p>
          </table:table-cell>
          <table:table-cell office:value-type="string" table:style-name="ce1">
            <text:p>30-265</text:p>
          </table:table-cell>
          <table:table-cell office:value-type="float" office:value="16" table:style-name="ce1">
            <text:p>16</text:p>
          </table:table-cell>
          <table:table-cell office:value-type="float" office:value="10.5189209351966" table:style-name="ce1">
            <text:p>10.5189209351966</text:p>
          </table:table-cell>
          <table:table-cell office:value-type="float" office:value="6.83997245737238" table:style-name="ce1">
            <text:p>6.83997245737238</text:p>
          </table:table-cell>
          <table:table-cell office:value-type="float" office:value="6.91735668337207" table:style-name="ce1">
            <text:p>6.91735668337207</text:p>
          </table:table-cell>
          <table:table-cell office:value-type="float" office:value="9.11733254478051" table:style-name="ce1">
            <text:p>9.11733254478051</text:p>
          </table:table-cell>
        </table:table-row>
        <table:table-row table:style-name="ro1">
          <table:table-cell office:value-type="string" table:style-name="ce1">
            <text:p>David de Gea</text:p>
          </table:table-cell>
          <table:table-cell office:value-type="string" table:style-name="ce1">
            <text:p>ITA1</text:p>
          </table:table-cell>
          <table:table-cell office:value-type="string" table:style-name="ce1">
            <text:p>Fiorentina</text:p>
          </table:table-cell>
          <table:table-cell office:value-type="string" table:style-name="ce1">
            <text:p>GK</text:p>
          </table:table-cell>
          <table:table-cell office:value-type="string" table:style-name="ce1">
            <text:p>35-056</text:p>
          </table:table-cell>
          <table:table-cell office:value-type="float" office:value="17" table:style-name="ce1">
            <text:p>17</text:p>
          </table:table-cell>
          <table:table-cell office:value-type="float" office:value="4.6005131308259" table:style-name="ce1">
            <text:p>4.6005131308259</text:p>
          </table:table-cell>
          <table:table-cell office:value-type="float" office:value="9.28175782762029" table:style-name="ce1">
            <text:p>9.28175782762029</text:p>
          </table:table-cell>
          <table:table-cell office:value-type="float" office:value="4.47828073017957" table:style-name="ce1">
            <text:p>4.47828073017957</text:p>
          </table:table-cell>
          <table:table-cell office:value-type="float" office:value="7.46094156354644" table:style-name="ce1">
            <text:p>7.46094156354644</text:p>
          </table:table-cell>
        </table:table-row>
        <table:table-row table:style-name="ro1">
          <table:table-cell office:value-type="string" table:style-name="ce1">
            <text:p>Franco Israel</text:p>
          </table:table-cell>
          <table:table-cell office:value-type="string" table:style-name="ce1">
            <text:p>ITA1</text:p>
          </table:table-cell>
          <table:table-cell office:value-type="string" table:style-name="ce1">
            <text:p>Torino</text:p>
          </table:table-cell>
          <table:table-cell office:value-type="string" table:style-name="ce1">
            <text:p>GK</text:p>
          </table:table-cell>
          <table:table-cell office:value-type="string" table:style-name="ce1">
            <text:p>25-255</text:p>
          </table:table-cell>
          <table:table-cell office:value-type="float" office:value="9" table:style-name="ce1">
            <text:p>9</text:p>
          </table:table-cell>
          <table:table-cell office:value-type="float" office:value="1.86150133204314" table:style-name="ce1">
            <text:p>1.86150133204314</text:p>
          </table:table-cell>
          <table:table-cell office:value-type="float" office:value="9.89970103624523" table:style-name="ce1">
            <text:p>9.89970103624523</text:p>
          </table:table-cell>
          <table:table-cell office:value-type="float" office:value="8.87051297199347" table:style-name="ce1">
            <text:p>8.87051297199347</text:p>
          </table:table-cell>
          <table:table-cell office:value-type="float" office:value="4.74982865878948" table:style-name="ce1">
            <text:p>4.74982865878948</text:p>
          </table:table-cell>
        </table:table-row>
        <table:table-row table:style-name="ro1">
          <table:table-cell office:value-type="string" table:style-name="ce1">
            <text:p>Nicola Leali</text:p>
          </table:table-cell>
          <table:table-cell office:value-type="string" table:style-name="ce1">
            <text:p>ITA1</text:p>
          </table:table-cell>
          <table:table-cell office:value-type="string" table:style-name="ce1">
            <text:p>Genoa</text:p>
          </table:table-cell>
          <table:table-cell office:value-type="string" table:style-name="ce1">
            <text:p>GK</text:p>
          </table:table-cell>
          <table:table-cell office:value-type="string" table:style-name="ce1">
            <text:p>32-319</text:p>
          </table:table-cell>
          <table:table-cell office:value-type="float" office:value="15" table:style-name="ce1">
            <text:p>15</text:p>
          </table:table-cell>
          <table:table-cell office:value-type="float" office:value="7.58737287635334" table:style-name="ce1">
            <text:p>7.58737287635334</text:p>
          </table:table-cell>
          <table:table-cell office:value-type="float" office:value="8.40864556612844" table:style-name="ce1">
            <text:p>8.40864556612844</text:p>
          </table:table-cell>
          <table:table-cell office:value-type="float" office:value="8.00434990308031" table:style-name="ce1">
            <text:p>8.00434990308031</text:p>
          </table:table-cell>
          <table:table-cell office:value-type="float" office:value="7.46094156354644" table:style-name="ce1">
            <text:p>7.46094156354644</text:p>
          </table:table-cell>
        </table:table-row>
        <table:table-row table:style-name="ro1">
          <table:table-cell office:value-type="string" table:style-name="ce1">
            <text:p>Mike Maignan</text:p>
          </table:table-cell>
          <table:table-cell office:value-type="string" table:style-name="ce1">
            <text:p>ITA1</text:p>
          </table:table-cell>
          <table:table-cell office:value-type="string" table:style-name="ce1">
            <text:p>Milan</text:p>
          </table:table-cell>
          <table:table-cell office:value-type="string" table:style-name="ce1">
            <text:p>GK</text:p>
          </table:table-cell>
          <table:table-cell office:value-type="string" table:style-name="ce1">
            <text:p>30-183</text:p>
          </table:table-cell>
          <table:table-cell office:value-type="float" office:value="14.6" table:style-name="ce1">
            <text:p>14.6</text:p>
          </table:table-cell>
          <table:table-cell office:value-type="float" office:value="13.8321521865457" table:style-name="ce1">
            <text:p>13.8321521865457</text:p>
          </table:table-cell>
          <table:table-cell office:value-type="float" office:value="5.83408412535027" table:style-name="ce1">
            <text:p>5.83408412535027</text:p>
          </table:table-cell>
          <table:table-cell office:value-type="float" office:value="13.1771834489085" table:style-name="ce1">
            <text:p>13.1771834489085</text:p>
          </table:table-cell>
          <table:table-cell office:value-type="float" office:value="5.7203315100905" table:style-name="ce1">
            <text:p>5.7203315100905</text:p>
          </table:table-cell>
        </table:table-row>
        <table:table-row table:style-name="ro1">
          <table:table-cell office:value-type="string" table:style-name="ce1">
            <text:p>Vanja Milinković-Savić</text:p>
          </table:table-cell>
          <table:table-cell office:value-type="string" table:style-name="ce1">
            <text:p>ITA1</text:p>
          </table:table-cell>
          <table:table-cell office:value-type="string" table:style-name="ce1">
            <text:p>Napoli</text:p>
          </table:table-cell>
          <table:table-cell office:value-type="string" table:style-name="ce1">
            <text:p>GK</text:p>
          </table:table-cell>
          <table:table-cell office:value-type="string" table:style-name="ce1">
            <text:p>28-316</text:p>
          </table:table-cell>
          <table:table-cell office:value-type="float" office:value="12" table:style-name="ce1">
            <text:p>12</text:p>
          </table:table-cell>
          <table:table-cell office:value-type="float" office:value="9.01698233566184" table:style-name="ce1">
            <text:p>9.01698233566184</text:p>
          </table:table-cell>
          <table:table-cell office:value-type="float" office:value="6.89916930155484" table:style-name="ce1">
            <text:p>6.89916930155484</text:p>
          </table:table-cell>
          <table:table-cell office:value-type="float" office:value="8.43292258795614" table:style-name="ce1">
            <text:p>8.43292258795614</text:p>
          </table:table-cell>
          <table:table-cell office:value-type="float" office:value="7.46094156354644" table:style-name="ce1">
            <text:p>7.46094156354644</text:p>
          </table:table-cell>
        </table:table-row>
        <table:table-row table:style-name="ro1">
          <table:table-cell office:value-type="string" table:style-name="ce1">
            <text:p>Lorenzo Montipò</text:p>
          </table:table-cell>
          <table:table-cell office:value-type="string" table:style-name="ce1">
            <text:p>ITA1</text:p>
          </table:table-cell>
          <table:table-cell office:value-type="string" table:style-name="ce1">
            <text:p>Hellas Verona</text:p>
          </table:table-cell>
          <table:table-cell office:value-type="string" table:style-name="ce1">
            <text:p>GK</text:p>
          </table:table-cell>
          <table:table-cell office:value-type="string" table:style-name="ce1">
            <text:p>29-316</text:p>
          </table:table-cell>
          <table:table-cell office:value-type="float" office:value="16" table:style-name="ce1">
            <text:p>16</text:p>
          </table:table-cell>
          <table:table-cell office:value-type="float" office:value="5.01617459499668" table:style-name="ce1">
            <text:p>5.01617459499668</text:p>
          </table:table-cell>
          <table:table-cell office:value-type="float" office:value="7.69717054389183" table:style-name="ce1">
            <text:p>7.69717054389183</text:p>
          </table:table-cell>
          <table:table-cell office:value-type="float" office:value="9.31534549778735" table:style-name="ce1">
            <text:p>9.31534549778735</text:p>
          </table:table-cell>
          <table:table-cell office:value-type="float" office:value="5.21514567003507" table:style-name="ce1">
            <text:p>5.21514567003507</text:p>
          </table:table-cell>
        </table:table-row>
        <table:table-row table:style-name="ro1">
          <table:table-cell office:value-type="string" table:style-name="ce1">
            <text:p>Arijanet Muric</text:p>
          </table:table-cell>
          <table:table-cell office:value-type="string" table:style-name="ce1">
            <text:p>ITA1</text:p>
          </table:table-cell>
          <table:table-cell office:value-type="string" table:style-name="ce1">
            <text:p>Sassuolo</text:p>
          </table:table-cell>
          <table:table-cell office:value-type="string" table:style-name="ce1">
            <text:p>GK</text:p>
          </table:table-cell>
          <table:table-cell office:value-type="string" table:style-name="ce1">
            <text:p>27-056</text:p>
          </table:table-cell>
          <table:table-cell office:value-type="float" office:value="16" table:style-name="ce1">
            <text:p>16</text:p>
          </table:table-cell>
          <table:table-cell office:value-type="float" office:value="12.8486376364286" table:style-name="ce1">
            <text:p>12.8486376364286</text:p>
          </table:table-cell>
          <table:table-cell office:value-type="float" office:value="9.55542767358917" table:style-name="ce1">
            <text:p>9.55542767358917</text:p>
          </table:table-cell>
          <table:table-cell office:value-type="float" office:value="18.7879502950113" table:style-name="ce1">
            <text:p>18.7879502950113</text:p>
          </table:table-cell>
          <table:table-cell office:value-type="float" office:value="5.46278661487347" table:style-name="ce1">
            <text:p>5.46278661487347</text:p>
          </table:table-cell>
        </table:table-row>
        <table:table-row table:style-name="ro1">
          <table:table-cell office:value-type="string" table:style-name="ce1">
            <text:p>Maduka Okoye</text:p>
          </table:table-cell>
          <table:table-cell office:value-type="string" table:style-name="ce1">
            <text:p>ITA1</text:p>
          </table:table-cell>
          <table:table-cell office:value-type="string" table:style-name="ce1">
            <text:p>Udinese</text:p>
          </table:table-cell>
          <table:table-cell office:value-type="string" table:style-name="ce1">
            <text:p>GK</text:p>
          </table:table-cell>
          <table:table-cell office:value-type="string" table:style-name="ce1">
            <text:p>26-127</text:p>
          </table:table-cell>
          <table:table-cell office:value-type="float" office:value="9.1" table:style-name="ce1">
            <text:p>9.1</text:p>
          </table:table-cell>
          <table:table-cell office:value-type="float" office:value="8.59817327837858" table:style-name="ce1">
            <text:p>8.59817327837858</text:p>
          </table:table-cell>
          <table:table-cell office:value-type="float" office:value="13.3443771546963" table:style-name="ce1">
            <text:p>13.3443771546963</text:p>
          </table:table-cell>
          <table:table-cell office:value-type="float" office:value="8.72375426893076" table:style-name="ce1">
            <text:p>8.72375426893076</text:p>
          </table:table-cell>
          <table:table-cell office:value-type="float" office:value="7.78001824725785" table:style-name="ce1">
            <text:p>7.78001824725785</text:p>
          </table:table-cell>
        </table:table-row>
        <table:table-row table:style-name="ro1">
          <table:table-cell office:value-type="string" table:style-name="ce1">
            <text:p>Alberto Paleari</text:p>
          </table:table-cell>
          <table:table-cell office:value-type="string" table:style-name="ce1">
            <text:p>ITA1</text:p>
          </table:table-cell>
          <table:table-cell office:value-type="string" table:style-name="ce1">
            <text:p>Torino</text:p>
          </table:table-cell>
          <table:table-cell office:value-type="string" table:style-name="ce1">
            <text:p>GK</text:p>
          </table:table-cell>
          <table:table-cell office:value-type="string" table:style-name="ce1">
            <text:p>33-126</text:p>
          </table:table-cell>
          <table:table-cell office:value-type="float" office:value="8" table:style-name="ce1">
            <text:p>8</text:p>
          </table:table-cell>
          <table:table-cell office:value-type="float" office:value="11.1667506573803" table:style-name="ce1">
            <text:p>11.1667506573803</text:p>
          </table:table-cell>
          <table:table-cell office:value-type="float" office:value="11.9666996792875" table:style-name="ce1">
            <text:p>11.9666996792875</text:p>
          </table:table-cell>
          <table:table-cell office:value-type="float" office:value="5.05583521455531" table:style-name="ce1">
            <text:p>5.05583521455531</text:p>
          </table:table-cell>
          <table:table-cell office:value-type="float" office:value="7.14932463241097" table:style-name="ce1">
            <text:p>7.14932463241097</text:p>
          </table:table-cell>
        </table:table-row>
        <table:table-row table:style-name="ro1">
          <table:table-cell office:value-type="string" table:style-name="ce1">
            <text:p>Ivan Provedel</text:p>
          </table:table-cell>
          <table:table-cell office:value-type="string" table:style-name="ce1">
            <text:p>ITA1</text:p>
          </table:table-cell>
          <table:table-cell office:value-type="string" table:style-name="ce1">
            <text:p>Lazio</text:p>
          </table:table-cell>
          <table:table-cell office:value-type="string" table:style-name="ce1">
            <text:p>GK</text:p>
          </table:table-cell>
          <table:table-cell office:value-type="string" table:style-name="ce1">
            <text:p>31-291</text:p>
          </table:table-cell>
          <table:table-cell office:value-type="float" office:value="17" table:style-name="ce1">
            <text:p>17</text:p>
          </table:table-cell>
          <table:table-cell office:value-type="float" office:value="16.4226779689503" table:style-name="ce1">
            <text:p>16.4226779689503</text:p>
          </table:table-cell>
          <table:table-cell office:value-type="float" office:value="10.5227868642202" table:style-name="ce1">
            <text:p>10.5227868642202</text:p>
          </table:table-cell>
          <table:table-cell office:value-type="float" office:value="9.31534549778735" table:style-name="ce1">
            <text:p>9.31534549778735</text:p>
          </table:table-cell>
          <table:table-cell office:value-type="float" office:value="7.78001824725785" table:style-name="ce1">
            <text:p>7.78001824725785</text:p>
          </table:table-cell>
        </table:table-row>
        <table:table-row table:style-name="ro1">
          <table:table-cell office:value-type="string" table:style-name="ce1">
            <text:p>Adrian Šemper</text:p>
          </table:table-cell>
          <table:table-cell office:value-type="string" table:style-name="ce1">
            <text:p>ITA1</text:p>
          </table:table-cell>
          <table:table-cell office:value-type="string" table:style-name="ce1">
            <text:p>Pisa</text:p>
          </table:table-cell>
          <table:table-cell office:value-type="string" table:style-name="ce1">
            <text:p>GK</text:p>
          </table:table-cell>
          <table:table-cell office:value-type="string" table:style-name="ce1">
            <text:p>27-355</text:p>
          </table:table-cell>
          <table:table-cell office:value-type="float" office:value="15" table:style-name="ce1">
            <text:p>15</text:p>
          </table:table-cell>
          <table:table-cell office:value-type="float" office:value="7.39278846442486" table:style-name="ce1">
            <text:p>7.39278846442486</text:p>
          </table:table-cell>
          <table:table-cell office:value-type="float" office:value="14.4313063981738" table:style-name="ce1">
            <text:p>14.4313063981738</text:p>
          </table:table-cell>
          <table:table-cell office:value-type="float" office:value="12.1725852658317" table:style-name="ce1">
            <text:p>12.1725852658317</text:p>
          </table:table-cell>
          <table:table-cell office:value-type="float" office:value="4.74982865878948" table:style-name="ce1">
            <text:p>4.74982865878948</text:p>
          </table:table-cell>
        </table:table-row>
        <table:table-row table:style-name="ro1">
          <table:table-cell office:value-type="string" table:style-name="ce1">
            <text:p>Łukasz Skorupski</text:p>
          </table:table-cell>
          <table:table-cell office:value-type="string" table:style-name="ce1">
            <text:p>ITA1</text:p>
          </table:table-cell>
          <table:table-cell office:value-type="string" table:style-name="ce1">
            <text:p>Bologna</text:p>
          </table:table-cell>
          <table:table-cell office:value-type="string" table:style-name="ce1">
            <text:p>GK</text:p>
          </table:table-cell>
          <table:table-cell office:value-type="string" table:style-name="ce1">
            <text:p>34-242</text:p>
          </table:table-cell>
          <table:table-cell office:value-type="float" office:value="9.1" table:style-name="ce1">
            <text:p>9.1</text:p>
          </table:table-cell>
          <table:table-cell office:value-type="float" office:value="9.01698233566184" table:style-name="ce1">
            <text:p>9.01698233566184</text:p>
          </table:table-cell>
          <table:table-cell office:value-type="float" office:value="8.47471179754201" table:style-name="ce1">
            <text:p>8.47471179754201</text:p>
          </table:table-cell>
          <table:table-cell office:value-type="float" office:value="10.5222202656822" table:style-name="ce1">
            <text:p>10.5222202656822</text:p>
          </table:table-cell>
          <table:table-cell office:value-type="float" office:value="5.21514567003507" table:style-name="ce1">
            <text:p>5.21514567003507</text:p>
          </table:table-cell>
        </table:table-row>
        <table:table-row table:style-name="ro1">
          <table:table-cell office:value-type="string" table:style-name="ce1">
            <text:p>Yann Sommer</text:p>
          </table:table-cell>
          <table:table-cell office:value-type="string" table:style-name="ce1">
            <text:p>ITA1</text:p>
          </table:table-cell>
          <table:table-cell office:value-type="string" table:style-name="ce1">
            <text:p>Inter</text:p>
          </table:table-cell>
          <table:table-cell office:value-type="string" table:style-name="ce1">
            <text:p>GK</text:p>
          </table:table-cell>
          <table:table-cell office:value-type="string" table:style-name="ce1">
            <text:p>37-016</text:p>
          </table:table-cell>
          <table:table-cell office:value-type="float" office:value="14" table:style-name="ce1">
            <text:p>14</text:p>
          </table:table-cell>
          <table:table-cell office:value-type="float" office:value="6.46547662749688" table:style-name="ce1">
            <text:p>6.46547662749688</text:p>
          </table:table-cell>
          <table:table-cell office:value-type="float" office:value="15.3043575576056" table:style-name="ce1">
            <text:p>15.3043575576056</text:p>
          </table:table-cell>
          <table:table-cell office:value-type="float" office:value="5.70024990329548" table:style-name="ce1">
            <text:p>5.70024990329548</text:p>
          </table:table-cell>
          <table:table-cell office:value-type="float" office:value="6.84573045497709" table:style-name="ce1">
            <text:p>6.84573045497709</text:p>
          </table:table-cell>
        </table:table-row>
        <table:table-row table:style-name="ro1">
          <table:table-cell office:value-type="string" table:style-name="ce1">
            <text:p>Zion Suzuki</text:p>
          </table:table-cell>
          <table:table-cell office:value-type="string" table:style-name="ce1">
            <text:p>ITA1</text:p>
          </table:table-cell>
          <table:table-cell office:value-type="string" table:style-name="ce1">
            <text:p>Parma</text:p>
          </table:table-cell>
          <table:table-cell office:value-type="string" table:style-name="ce1">
            <text:p>GK</text:p>
          </table:table-cell>
          <table:table-cell office:value-type="string" table:style-name="ce1">
            <text:p>23-134</text:p>
          </table:table-cell>
          <table:table-cell office:value-type="float" office:value="11" table:style-name="ce1">
            <text:p>11</text:p>
          </table:table-cell>
          <table:table-cell office:value-type="float" office:value="6.11784799586848" table:style-name="ce1">
            <text:p>6.11784799586848</text:p>
          </table:table-cell>
          <table:table-cell office:value-type="float" office:value="13.2176193278205" table:style-name="ce1">
            <text:p>13.2176193278205</text:p>
          </table:table-cell>
          <table:table-cell office:value-type="float" office:value="9.91641939401575" table:style-name="ce1">
            <text:p>9.91641939401575</text:p>
          </table:table-cell>
          <table:table-cell office:value-type="float" office:value="8.7753650356755" table:style-name="ce1">
            <text:p>8.7753650356755</text:p>
          </table:table-cell>
        </table:table-row>
        <table:table-row table:style-name="ro1">
          <table:table-cell office:value-type="string" table:style-name="ce1">
            <text:p>Mile Svilar</text:p>
          </table:table-cell>
          <table:table-cell office:value-type="string" table:style-name="ce1">
            <text:p>ITA1</text:p>
          </table:table-cell>
          <table:table-cell office:value-type="string" table:style-name="ce1">
            <text:p>Roma</text:p>
          </table:table-cell>
          <table:table-cell office:value-type="string" table:style-name="ce1">
            <text:p>GK</text:p>
          </table:table-cell>
          <table:table-cell office:value-type="string" table:style-name="ce1">
            <text:p>26-128</text:p>
          </table:table-cell>
          <table:table-cell office:value-type="float" office:value="17" table:style-name="ce1">
            <text:p>17</text:p>
          </table:table-cell>
          <table:table-cell office:value-type="float" office:value="15.5612524865853" table:style-name="ce1">
            <text:p>15.5612524865853</text:p>
          </table:table-cell>
          <table:table-cell office:value-type="float" office:value="10.3148481002992" table:style-name="ce1">
            <text:p>10.3148481002992</text:p>
          </table:table-cell>
          <table:table-cell office:value-type="float" office:value="11.578983635001" table:style-name="ce1">
            <text:p>11.578983635001</text:p>
          </table:table-cell>
          <table:table-cell office:value-type="float" office:value="6.84573045497709" table:style-name="ce1">
            <text:p>6.84573045497709</text:p>
          </table:table-cell>
        </table:table-row>
        <table:table-row table:style-name="ro1">
          <table:table-cell office:value-type="string" table:style-name="ce1">
            <text:p>Noah Atubolu</text:p>
          </table:table-cell>
          <table:table-cell office:value-type="string" table:style-name="ce1">
            <text:p>GER1</text:p>
          </table:table-cell>
          <table:table-cell office:value-type="string" table:style-name="ce1">
            <text:p>Freiburg</text:p>
          </table:table-cell>
          <table:table-cell office:value-type="string" table:style-name="ce1">
            <text:p>GK</text:p>
          </table:table-cell>
          <table:table-cell office:value-type="string" table:style-name="ce1">
            <text:p>23-222</text:p>
          </table:table-cell>
          <table:table-cell office:value-type="float" office:value="15" table:style-name="ce1">
            <text:p>15</text:p>
          </table:table-cell>
          <table:table-cell office:value-type="float" office:value="5.78451385194852" table:style-name="ce1">
            <text:p>5.78451385194852</text:p>
          </table:table-cell>
          <table:table-cell office:value-type="float" office:value="12.3697284600452" table:style-name="ce1">
            <text:p>12.3697284600452</text:p>
          </table:table-cell>
          <table:table-cell office:value-type="float" office:value="8.87051297199347" table:style-name="ce1">
            <text:p>8.87051297199347</text:p>
          </table:table-cell>
          <table:table-cell office:value-type="float" office:value="10.8643068854088" table:style-name="ce1">
            <text:p>10.8643068854088</text:p>
          </table:table-cell>
        </table:table-row>
        <table:table-row table:style-name="ro1">
          <table:table-cell office:value-type="string" table:style-name="ce1">
            <text:p>Mio Backhaus</text:p>
          </table:table-cell>
          <table:table-cell office:value-type="string" table:style-name="ce1">
            <text:p>GER1</text:p>
          </table:table-cell>
          <table:table-cell office:value-type="string" table:style-name="ce1">
            <text:p>Werder Bremen</text:p>
          </table:table-cell>
          <table:table-cell office:value-type="string" table:style-name="ce1">
            <text:p>GK</text:p>
          </table:table-cell>
          <table:table-cell office:value-type="string" table:style-name="ce1">
            <text:p>21-261</text:p>
          </table:table-cell>
          <table:table-cell office:value-type="float" office:value="13" table:style-name="ce1">
            <text:p>13</text:p>
          </table:table-cell>
          <table:table-cell office:value-type="float" office:value="12.2298854171361" table:style-name="ce1">
            <text:p>12.2298854171361</text:p>
          </table:table-cell>
          <table:table-cell office:value-type="float" office:value="6.89916930155484" table:style-name="ce1">
            <text:p>6.89916930155484</text:p>
          </table:table-cell>
          <table:table-cell office:value-type="float" office:value="14.987441241607" table:style-name="ce1">
            <text:p>14.987441241607</text:p>
          </table:table-cell>
          <table:table-cell office:value-type="float" office:value="6.84573045497709" table:style-name="ce1">
            <text:p>6.84573045497709</text:p>
          </table:table-cell>
        </table:table-row>
        <table:table-row table:style-name="ro1">
          <table:table-cell office:value-type="string" table:style-name="ce1">
            <text:p>Oliver Baumann</text:p>
          </table:table-cell>
          <table:table-cell office:value-type="string" table:style-name="ce1">
            <text:p>GER1</text:p>
          </table:table-cell>
          <table:table-cell office:value-type="string" table:style-name="ce1">
            <text:p>Hoffenheim</text:p>
          </table:table-cell>
          <table:table-cell office:value-type="string" table:style-name="ce1">
            <text:p>GK</text:p>
          </table:table-cell>
          <table:table-cell office:value-type="string" table:style-name="ce1">
            <text:p>35-214</text:p>
          </table:table-cell>
          <table:table-cell office:value-type="float" office:value="15" table:style-name="ce1">
            <text:p>15</text:p>
          </table:table-cell>
          <table:table-cell office:value-type="float" office:value="8.59817327837858" table:style-name="ce1">
            <text:p>8.59817327837858</text:p>
          </table:table-cell>
          <table:table-cell office:value-type="float" office:value="7.44625573506831" table:style-name="ce1">
            <text:p>7.44625573506831</text:p>
          </table:table-cell>
          <table:table-cell office:value-type="float" office:value="7.86378156429501" table:style-name="ce1">
            <text:p>7.86378156429501</text:p>
          </table:table-cell>
          <table:table-cell office:value-type="float" office:value="16.0398017838595" table:style-name="ce1">
            <text:p>16.0398017838595</text:p>
          </table:table-cell>
        </table:table-row>
        <table:table-row table:style-name="ro1">
          <table:table-cell office:value-type="string" table:style-name="ce1">
            <text:p>Finn Dahmen</text:p>
          </table:table-cell>
          <table:table-cell office:value-type="string" table:style-name="ce1">
            <text:p>GER1</text:p>
          </table:table-cell>
          <table:table-cell office:value-type="string" table:style-name="ce1">
            <text:p>Augsburg</text:p>
          </table:table-cell>
          <table:table-cell office:value-type="string" table:style-name="ce1">
            <text:p>GK</text:p>
          </table:table-cell>
          <table:table-cell office:value-type="string" table:style-name="ce1">
            <text:p>27-281</text:p>
          </table:table-cell>
          <table:table-cell office:value-type="float" office:value="15" table:style-name="ce1">
            <text:p>15</text:p>
          </table:table-cell>
          <table:table-cell office:value-type="float" office:value="4.6005131308259" table:style-name="ce1">
            <text:p>4.6005131308259</text:p>
          </table:table-cell>
          <table:table-cell office:value-type="float" office:value="8.01690384461157" table:style-name="ce1">
            <text:p>8.01690384461157</text:p>
          </table:table-cell>
          <table:table-cell office:value-type="float" office:value="8.57786885049236" table:style-name="ce1">
            <text:p>8.57786885049236</text:p>
          </table:table-cell>
          <table:table-cell office:value-type="float" office:value="14.756424958186" table:style-name="ce1">
            <text:p>14.756424958186</text:p>
          </table:table-cell>
        </table:table-row>
        <table:table-row table:style-name="ro1">
          <table:table-cell office:value-type="string" table:style-name="ce1">
            <text:p>Mark Flekken</text:p>
          </table:table-cell>
          <table:table-cell office:value-type="string" table:style-name="ce1">
            <text:p>GER1</text:p>
          </table:table-cell>
          <table:table-cell office:value-type="string" table:style-name="ce1">
            <text:p>Leverkusen</text:p>
          </table:table-cell>
          <table:table-cell office:value-type="string" table:style-name="ce1">
            <text:p>GK</text:p>
          </table:table-cell>
          <table:table-cell office:value-type="string" table:style-name="ce1">
            <text:p>32-203</text:p>
          </table:table-cell>
          <table:table-cell office:value-type="float" office:value="15" table:style-name="ce1">
            <text:p>15</text:p>
          </table:table-cell>
          <table:table-cell office:value-type="float" office:value="8.59817327837858" table:style-name="ce1">
            <text:p>8.59817327837858</text:p>
          </table:table-cell>
          <table:table-cell office:value-type="float" office:value="8.01690384461157" table:style-name="ce1">
            <text:p>8.01690384461157</text:p>
          </table:table-cell>
          <table:table-cell office:value-type="float" office:value="6.04715971611337" table:style-name="ce1">
            <text:p>6.04715971611337</text:p>
          </table:table-cell>
          <table:table-cell office:value-type="float" office:value="8.4379576189252" table:style-name="ce1">
            <text:p>8.4379576189252</text:p>
          </table:table-cell>
        </table:table-row>
        <table:table-row table:style-name="ro1">
          <table:table-cell office:value-type="string" table:style-name="ce1">
            <text:p>Kamil Grabara</text:p>
          </table:table-cell>
          <table:table-cell office:value-type="string" table:style-name="ce1">
            <text:p>GER1</text:p>
          </table:table-cell>
          <table:table-cell office:value-type="string" table:style-name="ce1">
            <text:p>Wolfsburg</text:p>
          </table:table-cell>
          <table:table-cell office:value-type="string" table:style-name="ce1">
            <text:p>GK</text:p>
          </table:table-cell>
          <table:table-cell office:value-type="string" table:style-name="ce1">
            <text:p>26-359</text:p>
          </table:table-cell>
          <table:table-cell office:value-type="float" office:value="15" table:style-name="ce1">
            <text:p>15</text:p>
          </table:table-cell>
          <table:table-cell office:value-type="float" office:value="12.4381229173028" table:style-name="ce1">
            <text:p>12.4381229173028</text:p>
          </table:table-cell>
          <table:table-cell office:value-type="float" office:value="5.08817859462969" table:style-name="ce1">
            <text:p>5.08817859462969</text:p>
          </table:table-cell>
          <table:table-cell office:value-type="float" office:value="6.66039984290796" table:style-name="ce1">
            <text:p>6.66039984290796</text:p>
          </table:table-cell>
          <table:table-cell office:value-type="float" office:value="7.46094156354644" table:style-name="ce1">
            <text:p>7.46094156354644</text:p>
          </table:table-cell>
        </table:table-row>
        <table:table-row table:style-name="ro1">
          <table:table-cell office:value-type="string" table:style-name="ce1">
            <text:p>Péter Gulácsi</text:p>
          </table:table-cell>
          <table:table-cell office:value-type="string" table:style-name="ce1">
            <text:p>GER1</text:p>
          </table:table-cell>
          <table:table-cell office:value-type="string" table:style-name="ce1">
            <text:p>RB Leipzig</text:p>
          </table:table-cell>
          <table:table-cell office:value-type="string" table:style-name="ce1">
            <text:p>GK</text:p>
          </table:table-cell>
          <table:table-cell office:value-type="string" table:style-name="ce1">
            <text:p>35-241</text:p>
          </table:table-cell>
          <table:table-cell office:value-type="float" office:value="15" table:style-name="ce1">
            <text:p>15</text:p>
          </table:table-cell>
          <table:table-cell office:value-type="float" office:value="6.64447252992488" table:style-name="ce1">
            <text:p>6.64447252992488</text:p>
          </table:table-cell>
          <table:table-cell office:value-type="float" office:value="7.20000415975522" table:style-name="ce1">
            <text:p>7.20000415975522</text:p>
          </table:table-cell>
          <table:table-cell office:value-type="float" office:value="8.87051297199347" table:style-name="ce1">
            <text:p>8.87051297199347</text:p>
          </table:table-cell>
          <table:table-cell office:value-type="float" office:value="9.11733254478051" table:style-name="ce1">
            <text:p>9.11733254478051</text:p>
          </table:table-cell>
        </table:table-row>
        <table:table-row table:style-name="ro1">
          <table:table-cell office:value-type="string" table:style-name="ce1">
            <text:p>Daniel Heuer Fernandes</text:p>
          </table:table-cell>
          <table:table-cell office:value-type="string" table:style-name="ce1">
            <text:p>GER1</text:p>
          </table:table-cell>
          <table:table-cell office:value-type="string" table:style-name="ce1">
            <text:p>Hamburger SV</text:p>
          </table:table-cell>
          <table:table-cell office:value-type="string" table:style-name="ce1">
            <text:p>GK</text:p>
          </table:table-cell>
          <table:table-cell office:value-type="string" table:style-name="ce1">
            <text:p>33-050</text:p>
          </table:table-cell>
          <table:table-cell office:value-type="float" office:value="15" table:style-name="ce1">
            <text:p>15</text:p>
          </table:table-cell>
          <table:table-cell office:value-type="float" office:value="4.87383749754219" table:style-name="ce1">
            <text:p>4.87383749754219</text:p>
          </table:table-cell>
          <table:table-cell office:value-type="float" office:value="9.41836540176462" table:style-name="ce1">
            <text:p>9.41836540176462</text:p>
          </table:table-cell>
          <table:table-cell office:value-type="float" office:value="6.91735668337207" table:style-name="ce1">
            <text:p>6.91735668337207</text:p>
          </table:table-cell>
          <table:table-cell office:value-type="float" office:value="9.11733254478051" table:style-name="ce1">
            <text:p>9.11733254478051</text:p>
          </table:table-cell>
        </table:table-row>
        <table:table-row table:style-name="ro1">
          <table:table-cell office:value-type="string" table:style-name="ce1">
            <text:p>Gregor Kobel</text:p>
          </table:table-cell>
          <table:table-cell office:value-type="string" table:style-name="ce1">
            <text:p>GER1</text:p>
          </table:table-cell>
          <table:table-cell office:value-type="string" table:style-name="ce1">
            <text:p>Dortmund</text:p>
          </table:table-cell>
          <table:table-cell office:value-type="string" table:style-name="ce1">
            <text:p>GK</text:p>
          </table:table-cell>
          <table:table-cell office:value-type="string" table:style-name="ce1">
            <text:p>28-027</text:p>
          </table:table-cell>
          <table:table-cell office:value-type="float" office:value="15" table:style-name="ce1">
            <text:p>15</text:p>
          </table:table-cell>
          <table:table-cell office:value-type="float" office:value="12.8486376364286" table:style-name="ce1">
            <text:p>12.8486376364286</text:p>
          </table:table-cell>
          <table:table-cell office:value-type="float" office:value="7.50855874127656" table:style-name="ce1">
            <text:p>7.50855874127656</text:p>
          </table:table-cell>
          <table:table-cell office:value-type="float" office:value="6.1663617680746" table:style-name="ce1">
            <text:p>6.1663617680746</text:p>
          </table:table-cell>
          <table:table-cell office:value-type="float" office:value="6.84573045497709" table:style-name="ce1">
            <text:p>6.84573045497709</text:p>
          </table:table-cell>
        </table:table-row>
        <table:table-row table:style-name="ro1">
          <table:table-cell office:value-type="string" table:style-name="ce1">
            <text:p>Manuel Neuer</text:p>
          </table:table-cell>
          <table:table-cell office:value-type="string" table:style-name="ce1">
            <text:p>GER1</text:p>
          </table:table-cell>
          <table:table-cell office:value-type="string" table:style-name="ce1">
            <text:p>Bayern Munich</text:p>
          </table:table-cell>
          <table:table-cell office:value-type="string" table:style-name="ce1">
            <text:p>GK</text:p>
          </table:table-cell>
          <table:table-cell office:value-type="string" table:style-name="ce1">
            <text:p>39-281</text:p>
          </table:table-cell>
          <table:table-cell office:value-type="float" office:value="12" table:style-name="ce1">
            <text:p>12</text:p>
          </table:table-cell>
          <table:table-cell office:value-type="float" office:value="4.46949641880652" table:style-name="ce1">
            <text:p>4.46949641880652</text:p>
          </table:table-cell>
          <table:table-cell office:value-type="float" office:value="15.0416689624033" table:style-name="ce1">
            <text:p>15.0416689624033</text:p>
          </table:table-cell>
          <table:table-cell office:value-type="float" office:value="7.86378156429501" table:style-name="ce1">
            <text:p>7.86378156429501</text:p>
          </table:table-cell>
          <table:table-cell office:value-type="float" office:value="13.5625155699945" table:style-name="ce1">
            <text:p>13.5625155699945</text:p>
          </table:table-cell>
        </table:table-row>
        <table:table-row table:style-name="ro1">
          <table:table-cell office:value-type="string" table:style-name="ce1">
            <text:p>Moritz Nicolas</text:p>
          </table:table-cell>
          <table:table-cell office:value-type="string" table:style-name="ce1">
            <text:p>GER1</text:p>
          </table:table-cell>
          <table:table-cell office:value-type="string" table:style-name="ce1">
            <text:p>Gladbach</text:p>
          </table:table-cell>
          <table:table-cell office:value-type="string" table:style-name="ce1">
            <text:p>GK</text:p>
          </table:table-cell>
          <table:table-cell office:value-type="string" table:style-name="ce1">
            <text:p>28-073</text:p>
          </table:table-cell>
          <table:table-cell office:value-type="float" office:value="15" table:style-name="ce1">
            <text:p>15</text:p>
          </table:table-cell>
          <table:table-cell office:value-type="float" office:value="8.8067281070935" table:style-name="ce1">
            <text:p>8.8067281070935</text:p>
          </table:table-cell>
          <table:table-cell office:value-type="float" office:value="17.4366869101642" table:style-name="ce1">
            <text:p>17.4366869101642</text:p>
          </table:table-cell>
          <table:table-cell office:value-type="float" office:value="7.04820196941724" table:style-name="ce1">
            <text:p>7.04820196941724</text:p>
          </table:table-cell>
          <table:table-cell office:value-type="float" office:value="8.10592271779944" table:style-name="ce1">
            <text:p>8.10592271779944</text:p>
          </table:table-cell>
        </table:table-row>
        <table:table-row table:style-name="ro1">
          <table:table-cell office:value-type="string" table:style-name="ce1">
            <text:p>Alexander Nübel</text:p>
          </table:table-cell>
          <table:table-cell office:value-type="string" table:style-name="ce1">
            <text:p>GER1</text:p>
          </table:table-cell>
          <table:table-cell office:value-type="string" table:style-name="ce1">
            <text:p>Stuttgart</text:p>
          </table:table-cell>
          <table:table-cell office:value-type="string" table:style-name="ce1">
            <text:p>GK</text:p>
          </table:table-cell>
          <table:table-cell office:value-type="string" table:style-name="ce1">
            <text:p>29-094</text:p>
          </table:table-cell>
          <table:table-cell office:value-type="float" office:value="15" table:style-name="ce1">
            <text:p>15</text:p>
          </table:table-cell>
          <table:table-cell office:value-type="float" office:value="10.5189209351966" table:style-name="ce1">
            <text:p>10.5189209351966</text:p>
          </table:table-cell>
          <table:table-cell office:value-type="float" office:value="14.8795661894286" table:style-name="ce1">
            <text:p>14.8795661894286</text:p>
          </table:table-cell>
          <table:table-cell office:value-type="float" office:value="12.319094953758" table:style-name="ce1">
            <text:p>12.319094953758</text:p>
          </table:table-cell>
          <table:table-cell office:value-type="float" office:value="12.9185536262387" table:style-name="ce1">
            <text:p>12.9185536262387</text:p>
          </table:table-cell>
        </table:table-row>
        <table:table-row table:style-name="ro1">
          <table:table-cell office:value-type="string" table:style-name="ce1">
            <text:p>Diant Ramaj</text:p>
          </table:table-cell>
          <table:table-cell office:value-type="string" table:style-name="ce1">
            <text:p>GER1</text:p>
          </table:table-cell>
          <table:table-cell office:value-type="string" table:style-name="ce1">
            <text:p>Heidenheim</text:p>
          </table:table-cell>
          <table:table-cell office:value-type="string" table:style-name="ce1">
            <text:p>GK</text:p>
          </table:table-cell>
          <table:table-cell office:value-type="string" table:style-name="ce1">
            <text:p>24-105</text:p>
          </table:table-cell>
          <table:table-cell office:value-type="float" office:value="15" table:style-name="ce1">
            <text:p>15</text:p>
          </table:table-cell>
          <table:table-cell office:value-type="float" office:value="6.64447252992488" table:style-name="ce1">
            <text:p>6.64447252992488</text:p>
          </table:table-cell>
          <table:table-cell office:value-type="float" office:value="12.1689889372067" table:style-name="ce1">
            <text:p>12.1689889372067</text:p>
          </table:table-cell>
          <table:table-cell office:value-type="float" office:value="14.1206961872224" table:style-name="ce1">
            <text:p>14.1206961872224</text:p>
          </table:table-cell>
          <table:table-cell office:value-type="float" office:value="9.46300040457832" table:style-name="ce1">
            <text:p>9.46300040457832</text:p>
          </table:table-cell>
        </table:table-row>
        <table:table-row table:style-name="ro1">
          <table:table-cell office:value-type="string" table:style-name="ce1">
            <text:p>Frederik Rønnow</text:p>
          </table:table-cell>
          <table:table-cell office:value-type="string" table:style-name="ce1">
            <text:p>GER1</text:p>
          </table:table-cell>
          <table:table-cell office:value-type="string" table:style-name="ce1">
            <text:p>Union Berlin</text:p>
          </table:table-cell>
          <table:table-cell office:value-type="string" table:style-name="ce1">
            <text:p>GK</text:p>
          </table:table-cell>
          <table:table-cell office:value-type="string" table:style-name="ce1">
            <text:p>33-151</text:p>
          </table:table-cell>
          <table:table-cell office:value-type="float" office:value="15" table:style-name="ce1">
            <text:p>15</text:p>
          </table:table-cell>
          <table:table-cell office:value-type="float" office:value="7.98459714438581" table:style-name="ce1">
            <text:p>7.98459714438581</text:p>
          </table:table-cell>
          <table:table-cell office:value-type="float" office:value="7.88823410129364" table:style-name="ce1">
            <text:p>7.88823410129364</text:p>
          </table:table-cell>
          <table:table-cell office:value-type="float" office:value="13.1771834489085" table:style-name="ce1">
            <text:p>13.1771834489085</text:p>
          </table:table-cell>
          <table:table-cell office:value-type="float" office:value="6.26450486836378" table:style-name="ce1">
            <text:p>6.26450486836378</text:p>
          </table:table-cell>
        </table:table-row>
        <table:table-row table:style-name="ro1">
          <table:table-cell office:value-type="string" table:style-name="ce1">
            <text:p>Marvin Schwäbe</text:p>
          </table:table-cell>
          <table:table-cell office:value-type="string" table:style-name="ce1">
            <text:p>GER1</text:p>
          </table:table-cell>
          <table:table-cell office:value-type="string" table:style-name="ce1">
            <text:p>Köln</text:p>
          </table:table-cell>
          <table:table-cell office:value-type="string" table:style-name="ce1">
            <text:p>GK</text:p>
          </table:table-cell>
          <table:table-cell office:value-type="string" table:style-name="ce1">
            <text:p>30-252</text:p>
          </table:table-cell>
          <table:table-cell office:value-type="float" office:value="15" table:style-name="ce1">
            <text:p>15</text:p>
          </table:table-cell>
          <table:table-cell office:value-type="float" office:value="9.87091519106157" table:style-name="ce1">
            <text:p>9.87091519106157</text:p>
          </table:table-cell>
          <table:table-cell office:value-type="float" office:value="13.7178813086735" table:style-name="ce1">
            <text:p>13.7178813086735</text:p>
          </table:table-cell>
          <table:table-cell office:value-type="float" office:value="4.21436345496811" table:style-name="ce1">
            <text:p>4.21436345496811</text:p>
          </table:table-cell>
          <table:table-cell office:value-type="float" office:value="7.14932463241097" table:style-name="ce1">
            <text:p>7.14932463241097</text:p>
          </table:table-cell>
        </table:table-row>
        <table:table-row table:style-name="ro1">
          <table:table-cell office:value-type="string" table:style-name="ce1">
            <text:p>Nikola Vasilj</text:p>
          </table:table-cell>
          <table:table-cell office:value-type="string" table:style-name="ce1">
            <text:p>GER1</text:p>
          </table:table-cell>
          <table:table-cell office:value-type="string" table:style-name="ce1">
            <text:p>St. Pauli</text:p>
          </table:table-cell>
          <table:table-cell office:value-type="string" table:style-name="ce1">
            <text:p>GK</text:p>
          </table:table-cell>
          <table:table-cell office:value-type="string" table:style-name="ce1">
            <text:p>30-031</text:p>
          </table:table-cell>
          <table:table-cell office:value-type="float" office:value="15" table:style-name="ce1">
            <text:p>15</text:p>
          </table:table-cell>
          <table:table-cell office:value-type="float" office:value="13.8321521865457" table:style-name="ce1">
            <text:p>13.8321521865457</text:p>
          </table:table-cell>
          <table:table-cell office:value-type="float" office:value="4.429503486587" table:style-name="ce1">
            <text:p>4.429503486587</text:p>
          </table:table-cell>
          <table:table-cell office:value-type="float" office:value="12.6093706644164" table:style-name="ce1">
            <text:p>12.6093706644164</text:p>
          </table:table-cell>
          <table:table-cell office:value-type="float" office:value="7.78001824725785" table:style-name="ce1">
            <text:p>7.78001824725785</text:p>
          </table:table-cell>
        </table:table-row>
        <table:table-row table:style-name="ro1">
          <table:table-cell office:value-type="string" table:style-name="ce1">
            <text:p>Robin Zentner</text:p>
          </table:table-cell>
          <table:table-cell office:value-type="string" table:style-name="ce1">
            <text:p>GER1</text:p>
          </table:table-cell>
          <table:table-cell office:value-type="string" table:style-name="ce1">
            <text:p>Mainz 05</text:p>
          </table:table-cell>
          <table:table-cell office:value-type="string" table:style-name="ce1">
            <text:p>GK</text:p>
          </table:table-cell>
          <table:table-cell office:value-type="string" table:style-name="ce1">
            <text:p>31-066</text:p>
          </table:table-cell>
          <table:table-cell office:value-type="float" office:value="8.7" table:style-name="ce1">
            <text:p>8.7</text:p>
          </table:table-cell>
          <table:table-cell office:value-type="float" office:value="6.64447252992488" table:style-name="ce1">
            <text:p>6.64447252992488</text:p>
          </table:table-cell>
          <table:table-cell office:value-type="float" office:value="7.82428221361308" table:style-name="ce1">
            <text:p>7.82428221361308</text:p>
          </table:table-cell>
          <table:table-cell office:value-type="float" office:value="12.319094953758" table:style-name="ce1">
            <text:p>12.319094953758</text:p>
          </table:table-cell>
          <table:table-cell office:value-type="float" office:value="7.78001824725785" table:style-name="ce1">
            <text:p>7.78001824725785</text:p>
          </table:table-cell>
        </table:table-row>
        <table:table-row table:style-name="ro1">
          <table:table-cell office:value-type="string" table:style-name="ce1">
            <text:p>Michael Zetterer</text:p>
          </table:table-cell>
          <table:table-cell office:value-type="string" table:style-name="ce1">
            <text:p>GER1</text:p>
          </table:table-cell>
          <table:table-cell office:value-type="string" table:style-name="ce1">
            <text:p>Eint Frankfurt</text:p>
          </table:table-cell>
          <table:table-cell office:value-type="string" table:style-name="ce1">
            <text:p>GK</text:p>
          </table:table-cell>
          <table:table-cell office:value-type="string" table:style-name="ce1">
            <text:p>30-174</text:p>
          </table:table-cell>
          <table:table-cell office:value-type="float" office:value="11" table:style-name="ce1">
            <text:p>11</text:p>
          </table:table-cell>
          <table:table-cell office:value-type="float" office:value="3.35785820990584" table:style-name="ce1">
            <text:p>3.35785820990584</text:p>
          </table:table-cell>
          <table:table-cell office:value-type="float" office:value="16.3026211160832" table:style-name="ce1">
            <text:p>16.3026211160832</text:p>
          </table:table-cell>
          <table:table-cell office:value-type="float" office:value="9.01807740270775" table:style-name="ce1">
            <text:p>9.01807740270775</text:p>
          </table:table-cell>
          <table:table-cell office:value-type="float" office:value="6.55065075161586" table:style-name="ce1">
            <text:p>6.55065075161586</text:p>
          </table:table-cell>
        </table:table-row>
        <table:table-row table:style-name="ro1">
          <table:table-cell office:value-type="string" table:style-name="ce1">
            <text:p>Lucas Chevalier</text:p>
          </table:table-cell>
          <table:table-cell office:value-type="string" table:style-name="ce1">
            <text:p>FRA1</text:p>
          </table:table-cell>
          <table:table-cell office:value-type="string" table:style-name="ce1">
            <text:p>Paris S-G</text:p>
          </table:table-cell>
          <table:table-cell office:value-type="string" table:style-name="ce1">
            <text:p>GK</text:p>
          </table:table-cell>
          <table:table-cell office:value-type="string" table:style-name="ce1">
            <text:p>24-057</text:p>
          </table:table-cell>
          <table:table-cell office:value-type="float" office:value="14" table:style-name="ce1">
            <text:p>14</text:p>
          </table:table-cell>
          <table:table-cell office:value-type="float" office:value="7.58737287635334" table:style-name="ce1">
            <text:p>7.58737287635334</text:p>
          </table:table-cell>
          <table:table-cell office:value-type="float" office:value="10.0379065975025" table:style-name="ce1">
            <text:p>10.0379065975025</text:p>
          </table:table-cell>
          <table:table-cell office:value-type="float" office:value="9.91641939401575" table:style-name="ce1">
            <text:p>9.91641939401575</text:p>
          </table:table-cell>
          <table:table-cell office:value-type="float" office:value="6.84573045497709" table:style-name="ce1">
            <text:p>6.84573045497709</text:p>
          </table:table-cell>
        </table:table-row>
        <table:table-row table:style-name="ro1">
          <table:table-cell office:value-type="string" table:style-name="ce1">
            <text:p>Mory Diaw</text:p>
          </table:table-cell>
          <table:table-cell office:value-type="string" table:style-name="ce1">
            <text:p>FRA1</text:p>
          </table:table-cell>
          <table:table-cell office:value-type="string" table:style-name="ce1">
            <text:p>Le Havre</text:p>
          </table:table-cell>
          <table:table-cell office:value-type="string" table:style-name="ce1">
            <text:p>GK</text:p>
          </table:table-cell>
          <table:table-cell office:value-type="string" table:style-name="ce1">
            <text:p>32-194</text:p>
          </table:table-cell>
          <table:table-cell office:value-type="float" office:value="16" table:style-name="ce1">
            <text:p>16</text:p>
          </table:table-cell>
          <table:table-cell office:value-type="float" office:value="6.11784799586848" table:style-name="ce1">
            <text:p>6.11784799586848</text:p>
          </table:table-cell>
          <table:table-cell office:value-type="float" office:value="13.1538393191865" table:style-name="ce1">
            <text:p>13.1538393191865</text:p>
          </table:table-cell>
          <table:table-cell office:value-type="float" office:value="16.2694221419618" table:style-name="ce1">
            <text:p>16.2694221419618</text:p>
          </table:table-cell>
          <table:table-cell office:value-type="float" office:value="9.46300040457832" table:style-name="ce1">
            <text:p>9.46300040457832</text:p>
          </table:table-cell>
        </table:table-row>
        <table:table-row table:style-name="ro1">
          <table:table-cell office:value-type="string" table:style-name="ce1">
            <text:p>Yehvann Diouf</text:p>
          </table:table-cell>
          <table:table-cell office:value-type="string" table:style-name="ce1">
            <text:p>FRA1</text:p>
          </table:table-cell>
          <table:table-cell office:value-type="string" table:style-name="ce1">
            <text:p>Nice</text:p>
          </table:table-cell>
          <table:table-cell office:value-type="string" table:style-name="ce1">
            <text:p>GK</text:p>
          </table:table-cell>
          <table:table-cell office:value-type="string" table:style-name="ce1">
            <text:p>26-047</text:p>
          </table:table-cell>
          <table:table-cell office:value-type="float" office:value="16" table:style-name="ce1">
            <text:p>16</text:p>
          </table:table-cell>
          <table:table-cell office:value-type="float" office:value="7.98459714438581" table:style-name="ce1">
            <text:p>7.98459714438581</text:p>
          </table:table-cell>
          <table:table-cell office:value-type="float" office:value="10.0379065975025" table:style-name="ce1">
            <text:p>10.0379065975025</text:p>
          </table:table-cell>
          <table:table-cell office:value-type="float" office:value="12.0252498829363" table:style-name="ce1">
            <text:p>12.0252498829363</text:p>
          </table:table-cell>
          <table:table-cell office:value-type="float" office:value="5.98763983904212" table:style-name="ce1">
            <text:p>5.98763983904212</text:p>
          </table:table-cell>
        </table:table-row>
        <table:table-row table:style-name="ro1">
          <table:table-cell office:value-type="string" table:style-name="ce1">
            <text:p>Jonathan Fischer</text:p>
          </table:table-cell>
          <table:table-cell office:value-type="string" table:style-name="ce1">
            <text:p>FRA1</text:p>
          </table:table-cell>
          <table:table-cell office:value-type="string" table:style-name="ce1">
            <text:p>Metz</text:p>
          </table:table-cell>
          <table:table-cell office:value-type="string" table:style-name="ce1">
            <text:p>GK</text:p>
          </table:table-cell>
          <table:table-cell office:value-type="string" table:style-name="ce1">
            <text:p>24-054</text:p>
          </table:table-cell>
          <table:table-cell office:value-type="float" office:value="15.2" table:style-name="ce1">
            <text:p>15.2</text:p>
          </table:table-cell>
          <table:table-cell office:value-type="float" office:value="9.87091519106157" table:style-name="ce1">
            <text:p>9.87091519106157</text:p>
          </table:table-cell>
          <table:table-cell office:value-type="float" office:value="12.3029982372145" table:style-name="ce1">
            <text:p>12.3029982372145</text:p>
          </table:table-cell>
          <table:table-cell office:value-type="float" office:value="5.15860261349942" table:style-name="ce1">
            <text:p>5.15860261349942</text:p>
          </table:table-cell>
          <table:table-cell office:value-type="float" office:value="8.10592271779944" table:style-name="ce1">
            <text:p>8.10592271779944</text:p>
          </table:table-cell>
        </table:table-row>
        <table:table-row table:style-name="ro1">
          <table:table-cell office:value-type="string" table:style-name="ce1">
            <text:p>Dominik Greif</text:p>
          </table:table-cell>
          <table:table-cell office:value-type="string" table:style-name="ce1">
            <text:p>FRA1</text:p>
          </table:table-cell>
          <table:table-cell office:value-type="string" table:style-name="ce1">
            <text:p>Lyon</text:p>
          </table:table-cell>
          <table:table-cell office:value-type="string" table:style-name="ce1">
            <text:p>GK</text:p>
          </table:table-cell>
          <table:table-cell office:value-type="string" table:style-name="ce1">
            <text:p>28-271</text:p>
          </table:table-cell>
          <table:table-cell office:value-type="float" office:value="12" table:style-name="ce1">
            <text:p>12</text:p>
          </table:table-cell>
          <table:table-cell office:value-type="float" office:value="12.2298854171361" table:style-name="ce1">
            <text:p>12.2298854171361</text:p>
          </table:table-cell>
          <table:table-cell office:value-type="float" office:value="11.076643159362" table:style-name="ce1">
            <text:p>11.076643159362</text:p>
          </table:table-cell>
          <table:table-cell office:value-type="float" office:value="10.8253613257283" table:style-name="ce1">
            <text:p>10.8253613257283</text:p>
          </table:table-cell>
          <table:table-cell office:value-type="float" office:value="10.1618117481957" table:style-name="ce1">
            <text:p>10.1618117481957</text:p>
          </table:table-cell>
        </table:table-row>
        <table:table-row table:style-name="ro1">
          <table:table-cell office:value-type="string" table:style-name="ce1">
            <text:p>Hervé Koffi</text:p>
          </table:table-cell>
          <table:table-cell office:value-type="string" table:style-name="ce1">
            <text:p>FRA1</text:p>
          </table:table-cell>
          <table:table-cell office:value-type="string" table:style-name="ce1">
            <text:p>Angers</text:p>
          </table:table-cell>
          <table:table-cell office:value-type="string" table:style-name="ce1">
            <text:p>GK</text:p>
          </table:table-cell>
          <table:table-cell office:value-type="string" table:style-name="ce1">
            <text:p>29-078</text:p>
          </table:table-cell>
          <table:table-cell office:value-type="float" office:value="15" table:style-name="ce1">
            <text:p>15</text:p>
          </table:table-cell>
          <table:table-cell office:value-type="float" office:value="17.6585458720011" table:style-name="ce1">
            <text:p>17.6585458720011</text:p>
          </table:table-cell>
          <table:table-cell office:value-type="float" office:value="6.49187748170235" table:style-name="ce1">
            <text:p>6.49187748170235</text:p>
          </table:table-cell>
          <table:table-cell office:value-type="float" office:value="16.8943742497644" table:style-name="ce1">
            <text:p>16.8943742497644</text:p>
          </table:table-cell>
          <table:table-cell office:value-type="float" office:value="5.98763983904212" table:style-name="ce1">
            <text:p>5.98763983904212</text:p>
          </table:table-cell>
        </table:table-row>
        <table:table-row table:style-name="ro1">
          <table:table-cell office:value-type="string" table:style-name="ce1">
            <text:p>Philipp Köhn</text:p>
          </table:table-cell>
          <table:table-cell office:value-type="string" table:style-name="ce1">
            <text:p>FRA1</text:p>
          </table:table-cell>
          <table:table-cell office:value-type="string" table:style-name="ce1">
            <text:p>Monaco</text:p>
          </table:table-cell>
          <table:table-cell office:value-type="string" table:style-name="ce1">
            <text:p>GK</text:p>
          </table:table-cell>
          <table:table-cell office:value-type="string" table:style-name="ce1">
            <text:p>27-275</text:p>
          </table:table-cell>
          <table:table-cell office:value-type="float" office:value="9.1" table:style-name="ce1">
            <text:p>9.1</text:p>
          </table:table-cell>
          <table:table-cell office:value-type="float" office:value="5.78451385194852" table:style-name="ce1">
            <text:p>5.78451385194852</text:p>
          </table:table-cell>
          <table:table-cell office:value-type="float" office:value="11.9666996792875" table:style-name="ce1">
            <text:p>11.9666996792875</text:p>
          </table:table-cell>
          <table:table-cell office:value-type="float" office:value="13.0369727223012" table:style-name="ce1">
            <text:p>13.0369727223012</text:p>
          </table:table-cell>
          <table:table-cell office:value-type="float" office:value="9.46300040457832" table:style-name="ce1">
            <text:p>9.46300040457832</text:p>
          </table:table-cell>
        </table:table-row>
        <table:table-row table:style-name="ro1">
          <table:table-cell office:value-type="string" table:style-name="ce1">
            <text:p>Donovan Léon</text:p>
          </table:table-cell>
          <table:table-cell office:value-type="string" table:style-name="ce1">
            <text:p>FRA1</text:p>
          </table:table-cell>
          <table:table-cell office:value-type="string" table:style-name="ce1">
            <text:p>Auxerre</text:p>
          </table:table-cell>
          <table:table-cell office:value-type="string" table:style-name="ce1">
            <text:p>GK</text:p>
          </table:table-cell>
          <table:table-cell office:value-type="string" table:style-name="ce1">
            <text:p>33-060</text:p>
          </table:table-cell>
          <table:table-cell office:value-type="float" office:value="13.5" table:style-name="ce1">
            <text:p>13.5</text:p>
          </table:table-cell>
          <table:table-cell office:value-type="float" office:value="9.22873631825792" table:style-name="ce1">
            <text:p>9.22873631825792</text:p>
          </table:table-cell>
          <table:table-cell office:value-type="float" office:value="8.08161095479318" table:style-name="ce1">
            <text:p>8.08161095479318</text:p>
          </table:table-cell>
          <table:table-cell office:value-type="float" office:value="5.58823536199465" table:style-name="ce1">
            <text:p>5.58823536199465</text:p>
          </table:table-cell>
          <table:table-cell office:value-type="float" office:value="7.14932463241097" table:style-name="ce1">
            <text:p>7.14932463241097</text:p>
          </table:table-cell>
        </table:table-row>
        <table:table-row table:style-name="ro1">
          <table:table-cell office:value-type="string" table:style-name="ce1">
            <text:p>Anthony Lopes</text:p>
          </table:table-cell>
          <table:table-cell office:value-type="string" table:style-name="ce1">
            <text:p>FRA1</text:p>
          </table:table-cell>
          <table:table-cell office:value-type="string" table:style-name="ce1">
            <text:p>Nantes</text:p>
          </table:table-cell>
          <table:table-cell office:value-type="string" table:style-name="ce1">
            <text:p>GK</text:p>
          </table:table-cell>
          <table:table-cell office:value-type="string" table:style-name="ce1">
            <text:p>35-093</text:p>
          </table:table-cell>
          <table:table-cell office:value-type="float" office:value="15" table:style-name="ce1">
            <text:p>15</text:p>
          </table:table-cell>
          <table:table-cell office:value-type="float" office:value="9.44178442247542" table:style-name="ce1">
            <text:p>9.44178442247542</text:p>
          </table:table-cell>
          <table:table-cell office:value-type="float" office:value="12.0342907494733" table:style-name="ce1">
            <text:p>12.0342907494733</text:p>
          </table:table-cell>
          <table:table-cell office:value-type="float" office:value="7.72445285719833" table:style-name="ce1">
            <text:p>7.72445285719833</text:p>
          </table:table-cell>
          <table:table-cell office:value-type="float" office:value="8.4379576189252" table:style-name="ce1">
            <text:p>8.4379576189252</text:p>
          </table:table-cell>
        </table:table-row>
        <table:table-row table:style-name="ro1">
          <table:table-cell office:value-type="string" table:style-name="ce1">
            <text:p>Radosław Majecki</text:p>
          </table:table-cell>
          <table:table-cell office:value-type="string" table:style-name="ce1">
            <text:p>FRA1</text:p>
          </table:table-cell>
          <table:table-cell office:value-type="string" table:style-name="ce1">
            <text:p>Brest</text:p>
          </table:table-cell>
          <table:table-cell office:value-type="string" table:style-name="ce1">
            <text:p>GK</text:p>
          </table:table-cell>
          <table:table-cell office:value-type="string" table:style-name="ce1">
            <text:p>26-047</text:p>
          </table:table-cell>
          <table:table-cell office:value-type="float" office:value="9.6" table:style-name="ce1">
            <text:p>9.6</text:p>
          </table:table-cell>
          <table:table-cell office:value-type="float" office:value="3.55248524180049" table:style-name="ce1">
            <text:p>3.55248524180049</text:p>
          </table:table-cell>
          <table:table-cell office:value-type="float" office:value="17.022949857119" table:style-name="ce1">
            <text:p>17.022949857119</text:p>
          </table:table-cell>
          <table:table-cell office:value-type="float" office:value="9.46490670222054" table:style-name="ce1">
            <text:p>9.46490670222054</text:p>
          </table:table-cell>
          <table:table-cell office:value-type="float" office:value="4.74982865878948" table:style-name="ce1">
            <text:p>4.74982865878948</text:p>
          </table:table-cell>
        </table:table-row>
        <table:table-row table:style-name="ro1">
          <table:table-cell office:value-type="string" table:style-name="ce1">
            <text:p>Yvon Mvogo</text:p>
          </table:table-cell>
          <table:table-cell office:value-type="string" table:style-name="ce1">
            <text:p>FRA1</text:p>
          </table:table-cell>
          <table:table-cell office:value-type="string" table:style-name="ce1">
            <text:p>Lorient</text:p>
          </table:table-cell>
          <table:table-cell office:value-type="string" table:style-name="ce1">
            <text:p>GK</text:p>
          </table:table-cell>
          <table:table-cell office:value-type="string" table:style-name="ce1">
            <text:p>31-210</text:p>
          </table:table-cell>
          <table:table-cell office:value-type="float" office:value="13" table:style-name="ce1">
            <text:p>13</text:p>
          </table:table-cell>
          <table:table-cell office:value-type="float" office:value="6.82680685181972" table:style-name="ce1">
            <text:p>6.82680685181972</text:p>
          </table:table-cell>
          <table:table-cell office:value-type="float" office:value="12.3697284600452" table:style-name="ce1">
            <text:p>12.3697284600452</text:p>
          </table:table-cell>
          <table:table-cell office:value-type="float" office:value="10.8253613257283" table:style-name="ce1">
            <text:p>10.8253613257283</text:p>
          </table:table-cell>
          <table:table-cell office:value-type="float" office:value="4.97748655822633" table:style-name="ce1">
            <text:p>4.97748655822633</text:p>
          </table:table-cell>
        </table:table-row>
        <table:table-row table:style-name="ro1">
          <table:table-cell office:value-type="string" table:style-name="ce1">
            <text:p>Obed Nkambadio</text:p>
          </table:table-cell>
          <table:table-cell office:value-type="string" table:style-name="ce1">
            <text:p>FRA1</text:p>
          </table:table-cell>
          <table:table-cell office:value-type="string" table:style-name="ce1">
            <text:p>Paris FC</text:p>
          </table:table-cell>
          <table:table-cell office:value-type="string" table:style-name="ce1">
            <text:p>GK</text:p>
          </table:table-cell>
          <table:table-cell office:value-type="string" table:style-name="ce1">
            <text:p>22-329</text:p>
          </table:table-cell>
          <table:table-cell office:value-type="float" office:value="11" table:style-name="ce1">
            <text:p>11</text:p>
          </table:table-cell>
          <table:table-cell office:value-type="float" office:value="2.5664676193114" table:style-name="ce1">
            <text:p>2.5664676193114</text:p>
          </table:table-cell>
          <table:table-cell office:value-type="float" office:value="5.04154838182492" table:style-name="ce1">
            <text:p>5.04154838182492</text:p>
          </table:table-cell>
          <table:table-cell office:value-type="float" office:value="4.95493065521782" table:style-name="ce1">
            <text:p>4.95493065521782</text:p>
          </table:table-cell>
          <table:table-cell office:value-type="float" office:value="6.55065075161586" table:style-name="ce1">
            <text:p>6.55065075161586</text:p>
          </table:table-cell>
        </table:table-row>
        <table:table-row table:style-name="ro1">
          <table:table-cell office:value-type="string" table:style-name="ce1">
            <text:p>Berke Özer</text:p>
          </table:table-cell>
          <table:table-cell office:value-type="string" table:style-name="ce1">
            <text:p>FRA1</text:p>
          </table:table-cell>
          <table:table-cell office:value-type="string" table:style-name="ce1">
            <text:p>Lille</text:p>
          </table:table-cell>
          <table:table-cell office:value-type="string" table:style-name="ce1">
            <text:p>GK</text:p>
          </table:table-cell>
          <table:table-cell office:value-type="string" table:style-name="ce1">
            <text:p>25-222</text:p>
          </table:table-cell>
          <table:table-cell office:value-type="float" office:value="14" table:style-name="ce1">
            <text:p>14</text:p>
          </table:table-cell>
          <table:table-cell office:value-type="float" office:value="16.2885625549468" table:style-name="ce1">
            <text:p>16.2885625549468</text:p>
          </table:table-cell>
          <table:table-cell office:value-type="float" office:value="12.3029982372145" table:style-name="ce1">
            <text:p>12.3029982372145</text:p>
          </table:table-cell>
          <table:table-cell office:value-type="float" office:value="6.66039984290796" table:style-name="ce1">
            <text:p>6.66039984290796</text:p>
          </table:table-cell>
          <table:table-cell office:value-type="float" office:value="7.46094156354644" table:style-name="ce1">
            <text:p>7.46094156354644</text:p>
          </table:table-cell>
        </table:table-row>
        <table:table-row table:style-name="ro1">
          <table:table-cell office:value-type="string" table:style-name="ce1">
            <text:p>Mike Penders</text:p>
          </table:table-cell>
          <table:table-cell office:value-type="string" table:style-name="ce1">
            <text:p>FRA1</text:p>
          </table:table-cell>
          <table:table-cell office:value-type="string" table:style-name="ce1">
            <text:p>Strasbourg</text:p>
          </table:table-cell>
          <table:table-cell office:value-type="string" table:style-name="ce1">
            <text:p>GK</text:p>
          </table:table-cell>
          <table:table-cell office:value-type="string" table:style-name="ce1">
            <text:p>20-155</text:p>
          </table:table-cell>
          <table:table-cell office:value-type="float" office:value="15" table:style-name="ce1">
            <text:p>15</text:p>
          </table:table-cell>
          <table:table-cell office:value-type="float" office:value="11.1667506573803" table:style-name="ce1">
            <text:p>11.1667506573803</text:p>
          </table:table-cell>
          <table:table-cell office:value-type="float" office:value="10.4534665280444" table:style-name="ce1">
            <text:p>10.4534665280444</text:p>
          </table:table-cell>
          <table:table-cell office:value-type="float" office:value="10.3705941500933" table:style-name="ce1">
            <text:p>10.3705941500933</text:p>
          </table:table-cell>
          <table:table-cell office:value-type="float" office:value="6.55065075161586" table:style-name="ce1">
            <text:p>6.55065075161586</text:p>
          </table:table-cell>
        </table:table-row>
        <table:table-row table:style-name="ro1">
          <table:table-cell office:value-type="string" table:style-name="ce1">
            <text:p>Guillaume Restes</text:p>
          </table:table-cell>
          <table:table-cell office:value-type="string" table:style-name="ce1">
            <text:p>FRA1</text:p>
          </table:table-cell>
          <table:table-cell office:value-type="string" table:style-name="ce1">
            <text:p>Toulouse</text:p>
          </table:table-cell>
          <table:table-cell office:value-type="string" table:style-name="ce1">
            <text:p>GK</text:p>
          </table:table-cell>
          <table:table-cell office:value-type="string" table:style-name="ce1">
            <text:p>20-297</text:p>
          </table:table-cell>
          <table:table-cell office:value-type="float" office:value="16" table:style-name="ce1">
            <text:p>16</text:p>
          </table:table-cell>
          <table:table-cell office:value-type="float" office:value="8.8067281070935" table:style-name="ce1">
            <text:p>8.8067281070935</text:p>
          </table:table-cell>
          <table:table-cell office:value-type="float" office:value="12.6346735365366" table:style-name="ce1">
            <text:p>12.6346735365366</text:p>
          </table:table-cell>
          <table:table-cell office:value-type="float" office:value="10.6738350611779" table:style-name="ce1">
            <text:p>10.6738350611779</text:p>
          </table:table-cell>
          <table:table-cell office:value-type="float" office:value="7.78001824725785" table:style-name="ce1">
            <text:p>7.78001824725785</text:p>
          </table:table-cell>
        </table:table-row>
        <table:table-row table:style-name="ro1">
          <table:table-cell office:value-type="string" table:style-name="ce1">
            <text:p>Robin Risser</text:p>
          </table:table-cell>
          <table:table-cell office:value-type="string" table:style-name="ce1">
            <text:p>FRA1</text:p>
          </table:table-cell>
          <table:table-cell office:value-type="string" table:style-name="ce1">
            <text:p>Lens</text:p>
          </table:table-cell>
          <table:table-cell office:value-type="string" table:style-name="ce1">
            <text:p>GK</text:p>
          </table:table-cell>
          <table:table-cell office:value-type="string" table:style-name="ce1">
            <text:p>21-031</text:p>
          </table:table-cell>
          <table:table-cell office:value-type="float" office:value="16" table:style-name="ce1">
            <text:p>16</text:p>
          </table:table-cell>
          <table:table-cell office:value-type="float" office:value="15.079739803323" table:style-name="ce1">
            <text:p>15.079739803323</text:p>
          </table:table-cell>
          <table:table-cell office:value-type="float" office:value="10.5227868642202" table:style-name="ce1">
            <text:p>10.5227868642202</text:p>
          </table:table-cell>
          <table:table-cell office:value-type="float" office:value="6.78807706099874" table:style-name="ce1">
            <text:p>6.78807706099874</text:p>
          </table:table-cell>
          <table:table-cell office:value-type="float" office:value="5.98763983904212" table:style-name="ce1">
            <text:p>5.98763983904212</text:p>
          </table:table-cell>
        </table:table-row>
        <table:table-row table:style-name="ro1">
          <table:table-cell office:value-type="string" table:style-name="ce1">
            <text:p>Gerónimo Rulli</text:p>
          </table:table-cell>
          <table:table-cell office:value-type="string" table:style-name="ce1">
            <text:p>FRA1</text:p>
          </table:table-cell>
          <table:table-cell office:value-type="string" table:style-name="ce1">
            <text:p>Marseille</text:p>
          </table:table-cell>
          <table:table-cell office:value-type="string" table:style-name="ce1">
            <text:p>GK</text:p>
          </table:table-cell>
          <table:table-cell office:value-type="string" table:style-name="ce1">
            <text:p>33-227</text:p>
          </table:table-cell>
          <table:table-cell office:value-type="float" office:value="13" table:style-name="ce1">
            <text:p>13</text:p>
          </table:table-cell>
          <table:table-cell office:value-type="float" office:value="12.8486376364286" table:style-name="ce1">
            <text:p>12.8486376364286</text:p>
          </table:table-cell>
          <table:table-cell office:value-type="float" office:value="15.5575321499419" table:style-name="ce1">
            <text:p>15.5575321499419</text:p>
          </table:table-cell>
          <table:table-cell office:value-type="float" office:value="19.8282980652036" table:style-name="ce1">
            <text:p>19.8282980652036</text:p>
          </table:table-cell>
          <table:table-cell office:value-type="float" office:value="15.0325873416211" table:style-name="ce1">
            <text:p>15.0325873416211</text:p>
          </table:table-cell>
        </table:table-row>
        <table:table-row table:style-name="ro1">
          <table:table-cell office:value-type="string" table:style-name="ce1">
            <text:p>Brice Samba</text:p>
          </table:table-cell>
          <table:table-cell office:value-type="string" table:style-name="ce1">
            <text:p>FRA1</text:p>
          </table:table-cell>
          <table:table-cell office:value-type="string" table:style-name="ce1">
            <text:p>Rennes</text:p>
          </table:table-cell>
          <table:table-cell office:value-type="string" table:style-name="ce1">
            <text:p>GK</text:p>
          </table:table-cell>
          <table:table-cell office:value-type="string" table:style-name="ce1">
            <text:p>31-252</text:p>
          </table:table-cell>
          <table:table-cell office:value-type="float" office:value="16" table:style-name="ce1">
            <text:p>16</text:p>
          </table:table-cell>
          <table:table-cell office:value-type="float" office:value="7.20108039032373" table:style-name="ce1">
            <text:p>7.20108039032373</text:p>
          </table:table-cell>
          <table:table-cell office:value-type="float" office:value="7.32252898703399" table:style-name="ce1">
            <text:p>7.32252898703399</text:p>
          </table:table-cell>
          <table:table-cell office:value-type="float" office:value="7.31443003854876" table:style-name="ce1">
            <text:p>7.31443003854876</text:p>
          </table:table-cell>
          <table:table-cell office:value-type="float" office:value="9.46300040457832" table:style-name="ce1">
            <text:p>9.46300040457832</text:p>
          </table:table-cell>
        </table:table-row>
        <table:table-row table:style-name="ro1">
          <table:table-cell office:value-type="string" table:style-name="ce1">
            <text:p>Vasilios Barkas</text:p>
          </table:table-cell>
          <table:table-cell office:value-type="string" table:style-name="ce1">
            <text:p>NED1</text:p>
          </table:table-cell>
          <table:table-cell office:value-type="string" table:style-name="ce1">
            <text:p>Utrecht</text:p>
          </table:table-cell>
          <table:table-cell office:value-type="string" table:style-name="ce1">
            <text:p>GK</text:p>
          </table:table-cell>
          <table:table-cell office:value-type="string" table:style-name="ce1">
            <text:p>31-217</text:p>
          </table:table-cell>
          <table:table-cell office:value-type="float" office:value="15.5" table:style-name="ce1">
            <text:p>15.5</text:p>
          </table:table-cell>
          <table:table-cell office:value-type="float" office:value="11.8084079690442" table:style-name="ce1">
            <text:p>11.8084079690442</text:p>
          </table:table-cell>
          <table:table-cell office:value-type="float" office:value="14.3736837393721" table:style-name="ce1">
            <text:p>14.3736837393721</text:p>
          </table:table-cell>
          <table:table-cell office:value-type="float" office:value="9.61498897811903" table:style-name="ce1">
            <text:p>9.61498897811903</text:p>
          </table:table-cell>
          <table:table-cell office:value-type="float" office:value="7.14932463241097" table:style-name="ce1">
            <text:p>7.14932463241097</text:p>
          </table:table-cell>
        </table:table-row>
        <table:table-row table:style-name="ro1">
          <table:table-cell office:value-type="string" table:style-name="ce1">
            <text:p>Daniel Bielica</text:p>
          </table:table-cell>
          <table:table-cell office:value-type="string" table:style-name="ce1">
            <text:p>NED1</text:p>
          </table:table-cell>
          <table:table-cell office:value-type="string" table:style-name="ce1">
            <text:p>NAC Breda</text:p>
          </table:table-cell>
          <table:table-cell office:value-type="string" table:style-name="ce1">
            <text:p>GK</text:p>
          </table:table-cell>
          <table:table-cell office:value-type="string" table:style-name="ce1">
            <text:p>26-247</text:p>
          </table:table-cell>
          <table:table-cell office:value-type="float" office:value="16" table:style-name="ce1">
            <text:p>16</text:p>
          </table:table-cell>
          <table:table-cell office:value-type="float" office:value="12.64443506309" table:style-name="ce1">
            <text:p>12.64443506309</text:p>
          </table:table-cell>
          <table:table-cell office:value-type="float" office:value="13.7178813086735" table:style-name="ce1">
            <text:p>13.7178813086735</text:p>
          </table:table-cell>
          <table:table-cell office:value-type="float" office:value="5.15860261349942" table:style-name="ce1">
            <text:p>5.15860261349942</text:p>
          </table:table-cell>
          <table:table-cell office:value-type="float" office:value="12.9185536262387" table:style-name="ce1">
            <text:p>12.9185536262387</text:p>
          </table:table-cell>
        </table:table-row>
        <table:table-row table:style-name="ro1">
          <table:table-cell office:value-type="string" table:style-name="ce1">
            <text:p>Mattijs Branderhorst</text:p>
          </table:table-cell>
          <table:table-cell office:value-type="string" table:style-name="ce1">
            <text:p>NED1</text:p>
          </table:table-cell>
          <table:table-cell office:value-type="string" table:style-name="ce1">
            <text:p>Fortuna Sittard</text:p>
          </table:table-cell>
          <table:table-cell office:value-type="string" table:style-name="ce1">
            <text:p>GK</text:p>
          </table:table-cell>
          <table:table-cell office:value-type="string" table:style-name="ce1">
            <text:p>32-002</text:p>
          </table:table-cell>
          <table:table-cell office:value-type="float" office:value="17" table:style-name="ce1">
            <text:p>17</text:p>
          </table:table-cell>
          <table:table-cell office:value-type="float" office:value="14.2053280495723" table:style-name="ce1">
            <text:p>14.2053280495723</text:p>
          </table:table-cell>
          <table:table-cell office:value-type="float" office:value="8.14655890240087" table:style-name="ce1">
            <text:p>8.14655890240087</text:p>
          </table:table-cell>
          <table:table-cell office:value-type="float" office:value="13.0369727223012" table:style-name="ce1">
            <text:p>13.0369727223012</text:p>
          </table:table-cell>
          <table:table-cell office:value-type="float" office:value="8.10592271779944" table:style-name="ce1">
            <text:p>8.10592271779944</text:p>
          </table:table-cell>
        </table:table-row>
        <table:table-row table:style-name="ro1">
          <table:table-cell office:value-type="string" table:style-name="ce1">
            <text:p>Gonzalo Crettaz</text:p>
          </table:table-cell>
          <table:table-cell office:value-type="string" table:style-name="ce1">
            <text:p>NED1</text:p>
          </table:table-cell>
          <table:table-cell office:value-type="string" table:style-name="ce1">
            <text:p>NEC Nijmegen</text:p>
          </table:table-cell>
          <table:table-cell office:value-type="string" table:style-name="ce1">
            <text:p>GK</text:p>
          </table:table-cell>
          <table:table-cell office:value-type="string" table:style-name="ce1">
            <text:p>25-308</text:p>
          </table:table-cell>
          <table:table-cell office:value-type="float" office:value="17" table:style-name="ce1">
            <text:p>17</text:p>
          </table:table-cell>
          <table:table-cell office:value-type="float" office:value="9.01698233566184" table:style-name="ce1">
            <text:p>9.01698233566184</text:p>
          </table:table-cell>
          <table:table-cell office:value-type="float" office:value="7.50855874127656" table:style-name="ce1">
            <text:p>7.50855874127656</text:p>
          </table:table-cell>
          <table:table-cell office:value-type="float" office:value="5.26323110511212" table:style-name="ce1">
            <text:p>5.26323110511212</text:p>
          </table:table-cell>
          <table:table-cell office:value-type="float" office:value="19.3446257621883" table:style-name="ce1">
            <text:p>19.3446257621883</text:p>
          </table:table-cell>
        </table:table-row>
        <table:table-row table:style-name="ro1">
          <table:table-cell office:value-type="string" table:style-name="ce1">
            <text:p>Jari De Busser</text:p>
          </table:table-cell>
          <table:table-cell office:value-type="string" table:style-name="ce1">
            <text:p>NED1</text:p>
          </table:table-cell>
          <table:table-cell office:value-type="string" table:style-name="ce1">
            <text:p>Go Ahead Eag</text:p>
          </table:table-cell>
          <table:table-cell office:value-type="string" table:style-name="ce1">
            <text:p>GK</text:p>
          </table:table-cell>
          <table:table-cell office:value-type="string" table:style-name="ce1">
            <text:p>26-073</text:p>
          </table:table-cell>
          <table:table-cell office:value-type="float" office:value="17" table:style-name="ce1">
            <text:p>17</text:p>
          </table:table-cell>
          <table:table-cell office:value-type="float" office:value="14.0203141653821" table:style-name="ce1">
            <text:p>14.0203141653821</text:p>
          </table:table-cell>
          <table:table-cell office:value-type="float" office:value="6.26678830493126" table:style-name="ce1">
            <text:p>6.26678830493126</text:p>
          </table:table-cell>
          <table:table-cell office:value-type="float" office:value="6.66039984290796" table:style-name="ce1">
            <text:p>6.66039984290796</text:p>
          </table:table-cell>
          <table:table-cell office:value-type="float" office:value="12.5869496053738" table:style-name="ce1">
            <text:p>12.5869496053738</text:p>
          </table:table-cell>
        </table:table-row>
        <table:table-row table:style-name="ro1">
          <table:table-cell office:value-type="string" table:style-name="ce1">
            <text:p>Joel Drommel</text:p>
          </table:table-cell>
          <table:table-cell office:value-type="string" table:style-name="ce1">
            <text:p>NED1</text:p>
          </table:table-cell>
          <table:table-cell office:value-type="string" table:style-name="ce1">
            <text:p>Sparta R'dam</text:p>
          </table:table-cell>
          <table:table-cell office:value-type="string" table:style-name="ce1">
            <text:p>GK</text:p>
          </table:table-cell>
          <table:table-cell office:value-type="string" table:style-name="ce1">
            <text:p>29-047</text:p>
          </table:table-cell>
          <table:table-cell office:value-type="float" office:value="17" table:style-name="ce1">
            <text:p>17</text:p>
          </table:table-cell>
          <table:table-cell office:value-type="float" office:value="13.6409610541474" table:style-name="ce1">
            <text:p>13.6409610541474</text:p>
          </table:table-cell>
          <table:table-cell office:value-type="float" office:value="15.5575321499419" table:style-name="ce1">
            <text:p>15.5575321499419</text:p>
          </table:table-cell>
          <table:table-cell office:value-type="float" office:value="5.58823536199465" table:style-name="ce1">
            <text:p>5.58823536199465</text:p>
          </table:table-cell>
          <table:table-cell office:value-type="float" office:value="9.11733254478051" table:style-name="ce1">
            <text:p>9.11733254478051</text:p>
          </table:table-cell>
        </table:table-row>
        <table:table-row table:style-name="ro1">
          <table:table-cell office:value-type="string" table:style-name="ce1">
            <text:p>Stijn van Gassel</text:p>
          </table:table-cell>
          <table:table-cell office:value-type="string" table:style-name="ce1">
            <text:p>NED1</text:p>
          </table:table-cell>
          <table:table-cell office:value-type="string" table:style-name="ce1">
            <text:p>Excelsior</text:p>
          </table:table-cell>
          <table:table-cell office:value-type="string" table:style-name="ce1">
            <text:p>GK</text:p>
          </table:table-cell>
          <table:table-cell office:value-type="string" table:style-name="ce1">
            <text:p>29-076</text:p>
          </table:table-cell>
          <table:table-cell office:value-type="float" office:value="13.3" table:style-name="ce1">
            <text:p>13.3</text:p>
          </table:table-cell>
          <table:table-cell office:value-type="float" office:value="16.4226779689503" table:style-name="ce1">
            <text:p>16.4226779689503</text:p>
          </table:table-cell>
          <table:table-cell office:value-type="float" office:value="14.0208393327348" table:style-name="ce1">
            <text:p>14.0208393327348</text:p>
          </table:table-cell>
          <table:table-cell office:value-type="float" office:value="7.86378156429501" table:style-name="ce1">
            <text:p>7.86378156429501</text:p>
          </table:table-cell>
          <table:table-cell office:value-type="float" office:value="9.81146976586528" table:style-name="ce1">
            <text:p>9.81146976586528</text:p>
          </table:table-cell>
        </table:table-row>
        <table:table-row table:style-name="ro1">
          <table:table-cell office:value-type="string" table:style-name="ce1">
            <text:p>Tom de Graaff</text:p>
          </table:table-cell>
          <table:table-cell office:value-type="string" table:style-name="ce1">
            <text:p>NED1</text:p>
          </table:table-cell>
          <table:table-cell office:value-type="string" table:style-name="ce1">
            <text:p>Zwolle</text:p>
          </table:table-cell>
          <table:table-cell office:value-type="string" table:style-name="ce1">
            <text:p>GK</text:p>
          </table:table-cell>
          <table:table-cell office:value-type="string" table:style-name="ce1">
            <text:p>21-023</text:p>
          </table:table-cell>
          <table:table-cell office:value-type="float" office:value="15" table:style-name="ce1">
            <text:p>15</text:p>
          </table:table-cell>
          <table:table-cell office:value-type="float" office:value="6.64447252992488" table:style-name="ce1">
            <text:p>6.64447252992488</text:p>
          </table:table-cell>
          <table:table-cell office:value-type="float" office:value="4.85892084137411" table:style-name="ce1">
            <text:p>4.85892084137411</text:p>
          </table:table-cell>
          <table:table-cell office:value-type="float" office:value="7.58641748734104" table:style-name="ce1">
            <text:p>7.58641748734104</text:p>
          </table:table-cell>
          <table:table-cell office:value-type="float" office:value="5.21514567003507" table:style-name="ce1">
            <text:p>5.21514567003507</text:p>
          </table:table-cell>
        </table:table-row>
        <table:table-row table:style-name="ro1">
          <table:table-cell office:value-type="string" table:style-name="ce1">
            <text:p>Timo Jansink</text:p>
          </table:table-cell>
          <table:table-cell office:value-type="string" table:style-name="ce1">
            <text:p>NED1</text:p>
          </table:table-cell>
          <table:table-cell office:value-type="string" table:style-name="ce1">
            <text:p>Heracles Almelo</text:p>
          </table:table-cell>
          <table:table-cell office:value-type="string" table:style-name="ce1">
            <text:p>GK</text:p>
          </table:table-cell>
          <table:table-cell office:value-type="string" table:style-name="ce1">
            <text:p>22-292</text:p>
          </table:table-cell>
          <table:table-cell office:value-type="float" office:value="9" table:style-name="ce1">
            <text:p>9</text:p>
          </table:table-cell>
          <table:table-cell office:value-type="float" office:value="1.50851011302633" table:style-name="ce1">
            <text:p>1.50851011302633</text:p>
          </table:table-cell>
          <table:table-cell office:value-type="float" office:value="12.1017227000023" table:style-name="ce1">
            <text:p>12.1017227000023</text:p>
          </table:table-cell>
          <table:table-cell office:value-type="float" office:value="11.578983635001" table:style-name="ce1">
            <text:p>11.578983635001</text:p>
          </table:table-cell>
          <table:table-cell office:value-type="float" office:value="4.1262757187429" table:style-name="ce1">
            <text:p>4.1262757187429</text:p>
          </table:table-cell>
        </table:table-row>
        <table:table-row table:style-name="ro1">
          <table:table-cell office:value-type="string" table:style-name="ce1">
            <text:p>Vitezslav Jaros</text:p>
          </table:table-cell>
          <table:table-cell office:value-type="string" table:style-name="ce1">
            <text:p>NED1</text:p>
          </table:table-cell>
          <table:table-cell office:value-type="string" table:style-name="ce1">
            <text:p>Ajax</text:p>
          </table:table-cell>
          <table:table-cell office:value-type="string" table:style-name="ce1">
            <text:p>GK</text:p>
          </table:table-cell>
          <table:table-cell office:value-type="string" table:style-name="ce1">
            <text:p>24-163</text:p>
          </table:table-cell>
          <table:table-cell office:value-type="float" office:value="13" table:style-name="ce1">
            <text:p>13</text:p>
          </table:table-cell>
          <table:table-cell office:value-type="float" office:value="13.4468699460818" table:style-name="ce1">
            <text:p>13.4468699460818</text:p>
          </table:table-cell>
          <table:table-cell office:value-type="float" office:value="12.3697284600452" table:style-name="ce1">
            <text:p>12.3697284600452</text:p>
          </table:table-cell>
          <table:table-cell office:value-type="float" office:value="9.61498897811903" table:style-name="ce1">
            <text:p>9.61498897811903</text:p>
          </table:table-cell>
          <table:table-cell office:value-type="float" office:value="5.98763983904212" table:style-name="ce1">
            <text:p>5.98763983904212</text:p>
          </table:table-cell>
        </table:table-row>
        <table:table-row table:style-name="ro1">
          <table:table-cell office:value-type="string" table:style-name="ce1">
            <text:p>Fabian de Keijzer</text:p>
          </table:table-cell>
          <table:table-cell office:value-type="string" table:style-name="ce1">
            <text:p>NED1</text:p>
          </table:table-cell>
          <table:table-cell office:value-type="string" table:style-name="ce1">
            <text:p>Heracles Almelo</text:p>
          </table:table-cell>
          <table:table-cell office:value-type="string" table:style-name="ce1">
            <text:p>GK</text:p>
          </table:table-cell>
          <table:table-cell office:value-type="string" table:style-name="ce1">
            <text:p>25-237</text:p>
          </table:table-cell>
          <table:table-cell office:value-type="float" office:value="8" table:style-name="ce1">
            <text:p>8</text:p>
          </table:table-cell>
          <table:table-cell office:value-type="float" office:value="6.82680685181972" table:style-name="ce1">
            <text:p>6.82680685181972</text:p>
          </table:table-cell>
          <table:table-cell office:value-type="float" office:value="10.5921047739201" table:style-name="ce1">
            <text:p>10.5921047739201</text:p>
          </table:table-cell>
          <table:table-cell office:value-type="float" office:value="7.04820196941724" table:style-name="ce1">
            <text:p>7.04820196941724</text:p>
          </table:table-cell>
          <table:table-cell office:value-type="float" office:value="5.21514567003507" table:style-name="ce1">
            <text:p>5.21514567003507</text:p>
          </table:table-cell>
        </table:table-row>
        <table:table-row table:style-name="ro1">
          <table:table-cell office:value-type="string" table:style-name="ce1">
            <text:p>Bernt Klaverboer</text:p>
          </table:table-cell>
          <table:table-cell office:value-type="string" table:style-name="ce1">
            <text:p>NED1</text:p>
          </table:table-cell>
          <table:table-cell office:value-type="string" table:style-name="ce1">
            <text:p>Heerenveen</text:p>
          </table:table-cell>
          <table:table-cell office:value-type="string" table:style-name="ce1">
            <text:p>GK</text:p>
          </table:table-cell>
          <table:table-cell office:value-type="string" table:style-name="ce1">
            <text:p>20-098</text:p>
          </table:table-cell>
          <table:table-cell office:value-type="float" office:value="13" table:style-name="ce1">
            <text:p>13</text:p>
          </table:table-cell>
          <table:table-cell office:value-type="float" office:value="4.46949641880652" table:style-name="ce1">
            <text:p>4.46949641880652</text:p>
          </table:table-cell>
          <table:table-cell office:value-type="float" office:value="5.27859002986935" table:style-name="ce1">
            <text:p>5.27859002986935</text:p>
          </table:table-cell>
          <table:table-cell office:value-type="float" office:value="8.00434990308031" table:style-name="ce1">
            <text:p>8.00434990308031</text:p>
          </table:table-cell>
          <table:table-cell office:value-type="float" office:value="6.55065075161586" table:style-name="ce1">
            <text:p>6.55065075161586</text:p>
          </table:table-cell>
        </table:table-row>
        <table:table-row table:style-name="ro1">
          <table:table-cell office:value-type="string" table:style-name="ce1">
            <text:p>Ronald Koeman Jr.</text:p>
          </table:table-cell>
          <table:table-cell office:value-type="string" table:style-name="ce1">
            <text:p>NED1</text:p>
          </table:table-cell>
          <table:table-cell office:value-type="string" table:style-name="ce1">
            <text:p>Telstar</text:p>
          </table:table-cell>
          <table:table-cell office:value-type="string" table:style-name="ce1">
            <text:p>GK</text:p>
          </table:table-cell>
          <table:table-cell office:value-type="string" table:style-name="ce1">
            <text:p>30-224</text:p>
          </table:table-cell>
          <table:table-cell office:value-type="float" office:value="17" table:style-name="ce1">
            <text:p>17</text:p>
          </table:table-cell>
          <table:table-cell office:value-type="float" office:value="16.0089999422029" table:style-name="ce1">
            <text:p>16.0089999422029</text:p>
          </table:table-cell>
          <table:table-cell office:value-type="float" office:value="12.6346735365366" table:style-name="ce1">
            <text:p>12.6346735365366</text:p>
          </table:table-cell>
          <table:table-cell office:value-type="float" office:value="6.28731226844623" table:style-name="ce1">
            <text:p>6.28731226844623</text:p>
          </table:table-cell>
          <table:table-cell office:value-type="float" office:value="9.11733254478051" table:style-name="ce1">
            <text:p>9.11733254478051</text:p>
          </table:table-cell>
        </table:table-row>
        <table:table-row table:style-name="ro1">
          <table:table-cell office:value-type="string" table:style-name="ce1">
            <text:p>Matej Kovar</text:p>
          </table:table-cell>
          <table:table-cell office:value-type="string" table:style-name="ce1">
            <text:p>NED1</text:p>
          </table:table-cell>
          <table:table-cell office:value-type="string" table:style-name="ce1">
            <text:p>PSV Eindhoven</text:p>
          </table:table-cell>
          <table:table-cell office:value-type="string" table:style-name="ce1">
            <text:p>GK</text:p>
          </table:table-cell>
          <table:table-cell office:value-type="string" table:style-name="ce1">
            <text:p>25-230</text:p>
          </table:table-cell>
          <table:table-cell office:value-type="float" office:value="17" table:style-name="ce1">
            <text:p>17</text:p>
          </table:table-cell>
          <table:table-cell office:value-type="float" office:value="7.98459714438581" table:style-name="ce1">
            <text:p>7.98459714438581</text:p>
          </table:table-cell>
          <table:table-cell office:value-type="float" office:value="10.4534665280444" table:style-name="ce1">
            <text:p>10.4534665280444</text:p>
          </table:table-cell>
          <table:table-cell office:value-type="float" office:value="11.7283782289427" table:style-name="ce1">
            <text:p>11.7283782289427</text:p>
          </table:table-cell>
          <table:table-cell office:value-type="float" office:value="9.81146976586528" table:style-name="ce1">
            <text:p>9.81146976586528</text:p>
          </table:table-cell>
        </table:table-row>
        <table:table-row table:style-name="ro1">
          <table:table-cell office:value-type="string" table:style-name="ce1">
            <text:p>Kayne van Oevelen</text:p>
          </table:table-cell>
          <table:table-cell office:value-type="string" table:style-name="ce1">
            <text:p>NED1</text:p>
          </table:table-cell>
          <table:table-cell office:value-type="string" table:style-name="ce1">
            <text:p>Volendam</text:p>
          </table:table-cell>
          <table:table-cell office:value-type="string" table:style-name="ce1">
            <text:p>GK</text:p>
          </table:table-cell>
          <table:table-cell office:value-type="string" table:style-name="ce1">
            <text:p>22-147</text:p>
          </table:table-cell>
          <table:table-cell office:value-type="float" office:value="17" table:style-name="ce1">
            <text:p>17</text:p>
          </table:table-cell>
          <table:table-cell office:value-type="float" office:value="8.59817327837858" table:style-name="ce1">
            <text:p>8.59817327837858</text:p>
          </table:table-cell>
          <table:table-cell office:value-type="float" office:value="4.85892084137411" table:style-name="ce1">
            <text:p>4.85892084137411</text:p>
          </table:table-cell>
          <table:table-cell office:value-type="float" office:value="8.1461019342988" table:style-name="ce1">
            <text:p>8.1461019342988</text:p>
          </table:table-cell>
          <table:table-cell office:value-type="float" office:value="8.10592271779944" table:style-name="ce1">
            <text:p>8.10592271779944</text:p>
          </table:table-cell>
        </table:table-row>
        <table:table-row table:style-name="ro1">
          <table:table-cell office:value-type="string" table:style-name="ce1">
            <text:p>Rome-Jayden Owusu-Oduro</text:p>
          </table:table-cell>
          <table:table-cell office:value-type="string" table:style-name="ce1">
            <text:p>NED1</text:p>
          </table:table-cell>
          <table:table-cell office:value-type="string" table:style-name="ce1">
            <text:p>AZ Alkmaar</text:p>
          </table:table-cell>
          <table:table-cell office:value-type="string" table:style-name="ce1">
            <text:p>GK</text:p>
          </table:table-cell>
          <table:table-cell office:value-type="string" table:style-name="ce1">
            <text:p>21-184</text:p>
          </table:table-cell>
          <table:table-cell office:value-type="float" office:value="13.8" table:style-name="ce1">
            <text:p>13.8</text:p>
          </table:table-cell>
          <table:table-cell office:value-type="float" office:value="4.6005131308259" table:style-name="ce1">
            <text:p>4.6005131308259</text:p>
          </table:table-cell>
          <table:table-cell office:value-type="float" office:value="6.83997245737238" table:style-name="ce1">
            <text:p>6.83997245737238</text:p>
          </table:table-cell>
          <table:table-cell office:value-type="float" office:value="12.1725852658317" table:style-name="ce1">
            <text:p>12.1725852658317</text:p>
          </table:table-cell>
          <table:table-cell office:value-type="float" office:value="8.7753650356755" table:style-name="ce1">
            <text:p>8.7753650356755</text:p>
          </table:table-cell>
        </table:table-row>
        <table:table-row table:style-name="ro1">
          <table:table-cell office:value-type="string" table:style-name="ce1">
            <text:p>Lars Unnerstall</text:p>
          </table:table-cell>
          <table:table-cell office:value-type="string" table:style-name="ce1">
            <text:p>NED1</text:p>
          </table:table-cell>
          <table:table-cell office:value-type="string" table:style-name="ce1">
            <text:p>Twente</text:p>
          </table:table-cell>
          <table:table-cell office:value-type="string" table:style-name="ce1">
            <text:p>GK</text:p>
          </table:table-cell>
          <table:table-cell office:value-type="string" table:style-name="ce1">
            <text:p>35-166</text:p>
          </table:table-cell>
          <table:table-cell office:value-type="float" office:value="17" table:style-name="ce1">
            <text:p>17</text:p>
          </table:table-cell>
          <table:table-cell office:value-type="float" office:value="6.11784799586848" table:style-name="ce1">
            <text:p>6.11784799586848</text:p>
          </table:table-cell>
          <table:table-cell office:value-type="float" office:value="11.076643159362" table:style-name="ce1">
            <text:p>11.076643159362</text:p>
          </table:table-cell>
          <table:table-cell office:value-type="float" office:value="6.28731226844623" table:style-name="ce1">
            <text:p>6.28731226844623</text:p>
          </table:table-cell>
          <table:table-cell office:value-type="float" office:value="9.46300040457832" table:style-name="ce1">
            <text:p>9.46300040457832</text:p>
          </table:table-cell>
        </table:table-row>
        <table:table-row table:style-name="ro1">
          <table:table-cell office:value-type="string" table:style-name="ce1">
            <text:p>Etienne Vaessen</text:p>
          </table:table-cell>
          <table:table-cell office:value-type="string" table:style-name="ce1">
            <text:p>NED1</text:p>
          </table:table-cell>
          <table:table-cell office:value-type="string" table:style-name="ce1">
            <text:p>Groningen</text:p>
          </table:table-cell>
          <table:table-cell office:value-type="string" table:style-name="ce1">
            <text:p>GK</text:p>
          </table:table-cell>
          <table:table-cell office:value-type="string" table:style-name="ce1">
            <text:p>30-160</text:p>
          </table:table-cell>
          <table:table-cell office:value-type="float" office:value="14" table:style-name="ce1">
            <text:p>14</text:p>
          </table:table-cell>
          <table:table-cell office:value-type="float" office:value="6.82680685181972" table:style-name="ce1">
            <text:p>6.82680685181972</text:p>
          </table:table-cell>
          <table:table-cell office:value-type="float" office:value="10.7307037960586" table:style-name="ce1">
            <text:p>10.7307037960586</text:p>
          </table:table-cell>
          <table:table-cell office:value-type="float" office:value="10.9767220287308" table:style-name="ce1">
            <text:p>10.9767220287308</text:p>
          </table:table-cell>
          <table:table-cell office:value-type="float" office:value="16.8880792148649" table:style-name="ce1">
            <text:p>16.8880792148649</text:p>
          </table:table-cell>
        </table:table-row>
        <table:table-row table:style-name="ro1">
          <table:table-cell office:value-type="string" table:style-name="ce1">
            <text:p>Timon Wellenreuther</text:p>
          </table:table-cell>
          <table:table-cell office:value-type="string" table:style-name="ce1">
            <text:p>NED1</text:p>
          </table:table-cell>
          <table:table-cell office:value-type="string" table:style-name="ce1">
            <text:p>Feyenoord</text:p>
          </table:table-cell>
          <table:table-cell office:value-type="string" table:style-name="ce1">
            <text:p>GK</text:p>
          </table:table-cell>
          <table:table-cell office:value-type="string" table:style-name="ce1">
            <text:p>30-030</text:p>
          </table:table-cell>
          <table:table-cell office:value-type="float" office:value="17" table:style-name="ce1">
            <text:p>17</text:p>
          </table:table-cell>
          <table:table-cell office:value-type="float" office:value="5.4659059936967" table:style-name="ce1">
            <text:p>5.4659059936967</text:p>
          </table:table-cell>
          <table:table-cell office:value-type="float" office:value="8.74097370859272" table:style-name="ce1">
            <text:p>8.74097370859272</text:p>
          </table:table-cell>
          <table:table-cell office:value-type="float" office:value="9.01807740270775" table:style-name="ce1">
            <text:p>9.01807740270775</text:p>
          </table:table-cell>
          <table:table-cell office:value-type="float" office:value="16.0398017838595" table:style-name="ce1">
            <text:p>16.0398017838595</text:p>
          </table:table-cell>
        </table:table-row>
        <table:table-row table:style-name="ro1">
          <table:table-cell office:value-type="string" table:style-name="ce1">
            <text:p>Andrew</text:p>
          </table:table-cell>
          <table:table-cell office:value-type="string" table:style-name="ce1">
            <text:p>POR1</text:p>
          </table:table-cell>
          <table:table-cell office:value-type="string" table:style-name="ce1">
            <text:p>Gil Vicente FC</text:p>
          </table:table-cell>
          <table:table-cell office:value-type="string" table:style-name="ce1">
            <text:p>GK</text:p>
          </table:table-cell>
          <table:table-cell office:value-type="string" table:style-name="ce1">
            <text:p>24-185</text:p>
          </table:table-cell>
          <table:table-cell office:value-type="float" office:value="15.6" table:style-name="ce1">
            <text:p>15.6</text:p>
          </table:table-cell>
          <table:table-cell office:value-type="float" office:value="13.4468699460818" table:style-name="ce1">
            <text:p>13.4468699460818</text:p>
          </table:table-cell>
          <table:table-cell office:value-type="float" office:value="7.26111416878947" table:style-name="ce1">
            <text:p>7.26111416878947</text:p>
          </table:table-cell>
          <table:table-cell office:value-type="float" office:value="16.1727855297365" table:style-name="ce1">
            <text:p>16.1727855297365</text:p>
          </table:table-cell>
          <table:table-cell office:value-type="float" office:value="10.8643068854088" table:style-name="ce1">
            <text:p>10.8643068854088</text:p>
          </table:table-cell>
        </table:table-row>
        <table:table-row table:style-name="ro1">
          <table:table-cell office:value-type="string" table:style-name="ce1">
            <text:p>Gabriel Batista</text:p>
          </table:table-cell>
          <table:table-cell office:value-type="string" table:style-name="ce1">
            <text:p>POR1</text:p>
          </table:table-cell>
          <table:table-cell office:value-type="string" table:style-name="ce1">
            <text:p>Santa Clara</text:p>
          </table:table-cell>
          <table:table-cell office:value-type="string" table:style-name="ce1">
            <text:p>GK</text:p>
          </table:table-cell>
          <table:table-cell office:value-type="string" table:style-name="ce1">
            <text:p>27-213</text:p>
          </table:table-cell>
          <table:table-cell office:value-type="float" office:value="15" table:style-name="ce1">
            <text:p>15</text:p>
          </table:table-cell>
          <table:table-cell office:value-type="float" office:value="10.3026401231408" table:style-name="ce1">
            <text:p>10.3026401231408</text:p>
          </table:table-cell>
          <table:table-cell office:value-type="float" office:value="7.76059265135535" table:style-name="ce1">
            <text:p>7.76059265135535</text:p>
          </table:table-cell>
          <table:table-cell office:value-type="float" office:value="12.1725852658317" table:style-name="ce1">
            <text:p>12.1725852658317</text:p>
          </table:table-cell>
          <table:table-cell office:value-type="float" office:value="7.14932463241097" table:style-name="ce1">
            <text:p>7.14932463241097</text:p>
          </table:table-cell>
        </table:table-row>
        <table:table-row table:style-name="ro1">
          <table:table-cell office:value-type="string" table:style-name="ce1">
            <text:p>Simão Bertelli</text:p>
          </table:table-cell>
          <table:table-cell office:value-type="string" table:style-name="ce1">
            <text:p>POR1</text:p>
          </table:table-cell>
          <table:table-cell office:value-type="string" table:style-name="ce1">
            <text:p>AVS Futebol</text:p>
          </table:table-cell>
          <table:table-cell office:value-type="string" table:style-name="ce1">
            <text:p>GK</text:p>
          </table:table-cell>
          <table:table-cell office:value-type="string" table:style-name="ce1">
            <text:p>32-214</text:p>
          </table:table-cell>
          <table:table-cell office:value-type="float" office:value="10" table:style-name="ce1">
            <text:p>10</text:p>
          </table:table-cell>
          <table:table-cell office:value-type="float" office:value="2.11628676596419" table:style-name="ce1">
            <text:p>2.11628676596419</text:p>
          </table:table-cell>
          <table:table-cell office:value-type="float" office:value="12.7658753035483" table:style-name="ce1">
            <text:p>12.7658753035483</text:p>
          </table:table-cell>
          <table:table-cell office:value-type="float" office:value="6.1663617680746" table:style-name="ce1">
            <text:p>6.1663617680746</text:p>
          </table:table-cell>
          <table:table-cell office:value-type="float" office:value="7.46094156354644" table:style-name="ce1">
            <text:p>7.46094156354644</text:p>
          </table:table-cell>
        </table:table-row>
        <table:table-row table:style-name="ro1">
          <table:table-cell office:value-type="string" table:style-name="ce1">
            <text:p>Lazar Carević</text:p>
          </table:table-cell>
          <table:table-cell office:value-type="string" table:style-name="ce1">
            <text:p>POR1</text:p>
          </table:table-cell>
          <table:table-cell office:value-type="string" table:style-name="ce1">
            <text:p>Famalicão</text:p>
          </table:table-cell>
          <table:table-cell office:value-type="string" table:style-name="ce1">
            <text:p>GK</text:p>
          </table:table-cell>
          <table:table-cell office:value-type="string" table:style-name="ce1">
            <text:p>26-292</text:p>
          </table:table-cell>
          <table:table-cell office:value-type="float" office:value="16" table:style-name="ce1">
            <text:p>16</text:p>
          </table:table-cell>
          <table:table-cell office:value-type="float" office:value="14.3870852576069" table:style-name="ce1">
            <text:p>14.3870852576069</text:p>
          </table:table-cell>
          <table:table-cell office:value-type="float" office:value="4.22918420691847" table:style-name="ce1">
            <text:p>4.22918420691847</text:p>
          </table:table-cell>
          <table:table-cell office:value-type="float" office:value="4.95493065521782" table:style-name="ce1">
            <text:p>4.95493065521782</text:p>
          </table:table-cell>
          <table:table-cell office:value-type="float" office:value="6.84573045497709" table:style-name="ce1">
            <text:p>6.84573045497709</text:p>
          </table:table-cell>
        </table:table-row>
        <table:table-row table:style-name="ro1">
          <table:table-cell office:value-type="string" table:style-name="ce1">
            <text:p>Juan Castillo</text:p>
          </table:table-cell>
          <table:table-cell office:value-type="string" table:style-name="ce1">
            <text:p>POR1</text:p>
          </table:table-cell>
          <table:table-cell office:value-type="string" table:style-name="ce1">
            <text:p>Vitória</text:p>
          </table:table-cell>
          <table:table-cell office:value-type="string" table:style-name="ce1">
            <text:p>GK</text:p>
          </table:table-cell>
          <table:table-cell office:value-type="string" table:style-name="ce1">
            <text:p>22-354</text:p>
          </table:table-cell>
          <table:table-cell office:value-type="float" office:value="12" table:style-name="ce1">
            <text:p>12</text:p>
          </table:table-cell>
          <table:table-cell office:value-type="float" office:value="9.87091519106157" table:style-name="ce1">
            <text:p>9.87091519106157</text:p>
          </table:table-cell>
          <table:table-cell office:value-type="float" office:value="15.3557586161774" table:style-name="ce1">
            <text:p>15.3557586161774</text:p>
          </table:table-cell>
          <table:table-cell office:value-type="float" office:value="5.47805434169854" table:style-name="ce1">
            <text:p>5.47805434169854</text:p>
          </table:table-cell>
          <table:table-cell office:value-type="float" office:value="6.26450486836378" table:style-name="ce1">
            <text:p>6.26450486836378</text:p>
          </table:table-cell>
        </table:table-row>
        <table:table-row table:style-name="ro1">
          <table:table-cell office:value-type="string" table:style-name="ce1">
            <text:p>Diogo Costa</text:p>
          </table:table-cell>
          <table:table-cell office:value-type="string" table:style-name="ce1">
            <text:p>POR1</text:p>
          </table:table-cell>
          <table:table-cell office:value-type="string" table:style-name="ce1">
            <text:p>Porto</text:p>
          </table:table-cell>
          <table:table-cell office:value-type="string" table:style-name="ce1">
            <text:p>GK</text:p>
          </table:table-cell>
          <table:table-cell office:value-type="string" table:style-name="ce1">
            <text:p>26-105</text:p>
          </table:table-cell>
          <table:table-cell office:value-type="float" office:value="15.5" table:style-name="ce1">
            <text:p>15.5</text:p>
          </table:table-cell>
          <table:table-cell office:value-type="float" office:value="12.64443506309" table:style-name="ce1">
            <text:p>12.64443506309</text:p>
          </table:table-cell>
          <table:table-cell office:value-type="float" office:value="12.3029982372145" table:style-name="ce1">
            <text:p>12.3029982372145</text:p>
          </table:table-cell>
          <table:table-cell office:value-type="float" office:value="4.66338301298917" table:style-name="ce1">
            <text:p>4.66338301298917</text:p>
          </table:table-cell>
          <table:table-cell office:value-type="float" office:value="12.5869496053738" table:style-name="ce1">
            <text:p>12.5869496053738</text:p>
          </table:table-cell>
        </table:table-row>
        <table:table-row table:style-name="ro1">
          <table:table-cell office:value-type="string" table:style-name="ce1">
            <text:p>André Ferreira</text:p>
          </table:table-cell>
          <table:table-cell office:value-type="string" table:style-name="ce1">
            <text:p>POR1</text:p>
          </table:table-cell>
          <table:table-cell office:value-type="string" table:style-name="ce1">
            <text:p>Moreirense</text:p>
          </table:table-cell>
          <table:table-cell office:value-type="string" table:style-name="ce1">
            <text:p>GK</text:p>
          </table:table-cell>
          <table:table-cell office:value-type="string" table:style-name="ce1">
            <text:p>29-218</text:p>
          </table:table-cell>
          <table:table-cell office:value-type="float" office:value="8" table:style-name="ce1">
            <text:p>8</text:p>
          </table:table-cell>
          <table:table-cell office:value-type="float" office:value="8.59817327837858" table:style-name="ce1">
            <text:p>8.59817327837858</text:p>
          </table:table-cell>
          <table:table-cell office:value-type="float" office:value="4.22918420691847" table:style-name="ce1">
            <text:p>4.22918420691847</text:p>
          </table:table-cell>
          <table:table-cell office:value-type="float" office:value="9.01807740270775" table:style-name="ce1">
            <text:p>9.01807740270775</text:p>
          </table:table-cell>
          <table:table-cell office:value-type="float" office:value="4.97748655822633" table:style-name="ce1">
            <text:p>4.97748655822633</text:p>
          </table:table-cell>
        </table:table-row>
        <table:table-row table:style-name="ro1">
          <table:table-cell office:value-type="string" table:style-name="ce1">
            <text:p>Bernardo Fontes</text:p>
          </table:table-cell>
          <table:table-cell office:value-type="string" table:style-name="ce1">
            <text:p>POR1</text:p>
          </table:table-cell>
          <table:table-cell office:value-type="string" table:style-name="ce1">
            <text:p>Tondela</text:p>
          </table:table-cell>
          <table:table-cell office:value-type="string" table:style-name="ce1">
            <text:p>GK</text:p>
          </table:table-cell>
          <table:table-cell office:value-type="string" table:style-name="ce1">
            <text:p>23-163</text:p>
          </table:table-cell>
          <table:table-cell office:value-type="float" office:value="15" table:style-name="ce1">
            <text:p>15</text:p>
          </table:table-cell>
          <table:table-cell office:value-type="float" office:value="10.5189209351966" table:style-name="ce1">
            <text:p>10.5189209351966</text:p>
          </table:table-cell>
          <table:table-cell office:value-type="float" office:value="7.95244308659115" table:style-name="ce1">
            <text:p>7.95244308659115</text:p>
          </table:table-cell>
          <table:table-cell office:value-type="float" office:value="7.18057366914388" table:style-name="ce1">
            <text:p>7.18057366914388</text:p>
          </table:table-cell>
          <table:table-cell office:value-type="float" office:value="10.1618117481957" table:style-name="ce1">
            <text:p>10.1618117481957</text:p>
          </table:table-cell>
        </table:table-row>
        <table:table-row table:style-name="ro1">
          <table:table-cell office:value-type="string" table:style-name="ce1">
            <text:p>André Gomes</text:p>
          </table:table-cell>
          <table:table-cell office:value-type="string" table:style-name="ce1">
            <text:p>POR1</text:p>
          </table:table-cell>
          <table:table-cell office:value-type="string" table:style-name="ce1">
            <text:p>Alverca</text:p>
          </table:table-cell>
          <table:table-cell office:value-type="string" table:style-name="ce1">
            <text:p>GK</text:p>
          </table:table-cell>
          <table:table-cell office:value-type="string" table:style-name="ce1">
            <text:p>21-074</text:p>
          </table:table-cell>
          <table:table-cell office:value-type="float" office:value="15" table:style-name="ce1">
            <text:p>15</text:p>
          </table:table-cell>
          <table:table-cell office:value-type="float" office:value="7.39278846442486" table:style-name="ce1">
            <text:p>7.39278846442486</text:p>
          </table:table-cell>
          <table:table-cell office:value-type="float" office:value="4.68251416590473" table:style-name="ce1">
            <text:p>4.68251416590473</text:p>
          </table:table-cell>
          <table:table-cell office:value-type="float" office:value="7.44972686279213" table:style-name="ce1">
            <text:p>7.44972686279213</text:p>
          </table:table-cell>
          <table:table-cell office:value-type="float" office:value="4.32432903362043" table:style-name="ce1">
            <text:p>4.32432903362043</text:p>
          </table:table-cell>
        </table:table-row>
        <table:table-row table:style-name="ro1">
          <table:table-cell office:value-type="string" table:style-name="ce1">
            <text:p>Lukáš Horníček</text:p>
          </table:table-cell>
          <table:table-cell office:value-type="string" table:style-name="ce1">
            <text:p>POR1</text:p>
          </table:table-cell>
          <table:table-cell office:value-type="string" table:style-name="ce1">
            <text:p>Braga</text:p>
          </table:table-cell>
          <table:table-cell office:value-type="string" table:style-name="ce1">
            <text:p>GK</text:p>
          </table:table-cell>
          <table:table-cell office:value-type="string" table:style-name="ce1">
            <text:p>23-173</text:p>
          </table:table-cell>
          <table:table-cell office:value-type="float" office:value="16" table:style-name="ce1">
            <text:p>16</text:p>
          </table:table-cell>
          <table:table-cell office:value-type="float" office:value="11.5955711834916" table:style-name="ce1">
            <text:p>11.5955711834916</text:p>
          </table:table-cell>
          <table:table-cell office:value-type="float" office:value="4.51230106562184" table:style-name="ce1">
            <text:p>4.51230106562184</text:p>
          </table:table-cell>
          <table:table-cell office:value-type="float" office:value="9.16637843518623" table:style-name="ce1">
            <text:p>9.16637843518623</text:p>
          </table:table-cell>
          <table:table-cell office:value-type="float" office:value="17.8790578328177" table:style-name="ce1">
            <text:p>17.8790578328177</text:p>
          </table:table-cell>
        </table:table-row>
        <table:table-row table:style-name="ro1">
          <table:table-cell office:value-type="string" table:style-name="ce1">
            <text:p>Kaique</text:p>
          </table:table-cell>
          <table:table-cell office:value-type="string" table:style-name="ce1">
            <text:p>POR1</text:p>
          </table:table-cell>
          <table:table-cell office:value-type="string" table:style-name="ce1">
            <text:p>Nacional</text:p>
          </table:table-cell>
          <table:table-cell office:value-type="string" table:style-name="ce1">
            <text:p>GK</text:p>
          </table:table-cell>
          <table:table-cell office:value-type="string" table:style-name="ce1">
            <text:p>22-261</text:p>
          </table:table-cell>
          <table:table-cell office:value-type="float" office:value="9" table:style-name="ce1">
            <text:p>9</text:p>
          </table:table-cell>
          <table:table-cell office:value-type="float" office:value="10.7351821351702" table:style-name="ce1">
            <text:p>10.7351821351702</text:p>
          </table:table-cell>
          <table:table-cell office:value-type="float" office:value="8.34279124325325" table:style-name="ce1">
            <text:p>8.34279124325325</text:p>
          </table:table-cell>
          <table:table-cell office:value-type="float" office:value="9.31534549778735" table:style-name="ce1">
            <text:p>9.31534549778735</text:p>
          </table:table-cell>
          <table:table-cell office:value-type="float" office:value="7.78001824725785" table:style-name="ce1">
            <text:p>7.78001824725785</text:p>
          </table:table-cell>
        </table:table-row>
        <table:table-row table:style-name="ro1">
          <table:table-cell office:value-type="string" table:style-name="ce1">
            <text:p>Cezary Miszta</text:p>
          </table:table-cell>
          <table:table-cell office:value-type="string" table:style-name="ce1">
            <text:p>POR1</text:p>
          </table:table-cell>
          <table:table-cell office:value-type="string" table:style-name="ce1">
            <text:p>Rio Ave</text:p>
          </table:table-cell>
          <table:table-cell office:value-type="string" table:style-name="ce1">
            <text:p>GK</text:p>
          </table:table-cell>
          <table:table-cell office:value-type="string" table:style-name="ce1">
            <text:p>24-064</text:p>
          </table:table-cell>
          <table:table-cell office:value-type="float" office:value="15" table:style-name="ce1">
            <text:p>15</text:p>
          </table:table-cell>
          <table:table-cell office:value-type="float" office:value="11.3816138981224" table:style-name="ce1">
            <text:p>11.3816138981224</text:p>
          </table:table-cell>
          <table:table-cell office:value-type="float" office:value="10.5227868642202" table:style-name="ce1">
            <text:p>10.5227868642202</text:p>
          </table:table-cell>
          <table:table-cell office:value-type="float" office:value="5.47805434169854" table:style-name="ce1">
            <text:p>5.47805434169854</text:p>
          </table:table-cell>
          <table:table-cell office:value-type="float" office:value="5.46278661487347" table:style-name="ce1">
            <text:p>5.46278661487347</text:p>
          </table:table-cell>
        </table:table-row>
        <table:table-row table:style-name="ro1">
          <table:table-cell office:value-type="string" table:style-name="ce1">
            <text:p>Renan Ribeiro</text:p>
          </table:table-cell>
          <table:table-cell office:value-type="string" table:style-name="ce1">
            <text:p>POR1</text:p>
          </table:table-cell>
          <table:table-cell office:value-type="string" table:style-name="ce1">
            <text:p>Estrela</text:p>
          </table:table-cell>
          <table:table-cell office:value-type="string" table:style-name="ce1">
            <text:p>GK</text:p>
          </table:table-cell>
          <table:table-cell office:value-type="string" table:style-name="ce1">
            <text:p>35-285</text:p>
          </table:table-cell>
          <table:table-cell office:value-type="float" office:value="16" table:style-name="ce1">
            <text:p>16</text:p>
          </table:table-cell>
          <table:table-cell office:value-type="float" office:value="8.18692621265453" table:style-name="ce1">
            <text:p>8.18692621265453</text:p>
          </table:table-cell>
          <table:table-cell office:value-type="float" office:value="7.20000415975522" table:style-name="ce1">
            <text:p>7.20000415975522</text:p>
          </table:table-cell>
          <table:table-cell office:value-type="float" office:value="9.01807740270775" table:style-name="ce1">
            <text:p>9.01807740270775</text:p>
          </table:table-cell>
          <table:table-cell office:value-type="float" office:value="6.55065075161586" table:style-name="ce1">
            <text:p>6.55065075161586</text:p>
          </table:table-cell>
        </table:table-row>
        <table:table-row table:style-name="ro1">
          <table:table-cell office:value-type="string" table:style-name="ce1">
            <text:p>Joel Robles</text:p>
          </table:table-cell>
          <table:table-cell office:value-type="string" table:style-name="ce1">
            <text:p>POR1</text:p>
          </table:table-cell>
          <table:table-cell office:value-type="string" table:style-name="ce1">
            <text:p>Estoril</text:p>
          </table:table-cell>
          <table:table-cell office:value-type="string" table:style-name="ce1">
            <text:p>GK</text:p>
          </table:table-cell>
          <table:table-cell office:value-type="string" table:style-name="ce1">
            <text:p>35-199</text:p>
          </table:table-cell>
          <table:table-cell office:value-type="float" office:value="16" table:style-name="ce1">
            <text:p>16</text:p>
          </table:table-cell>
          <table:table-cell office:value-type="float" office:value="7.98459714438581" table:style-name="ce1">
            <text:p>7.98459714438581</text:p>
          </table:table-cell>
          <table:table-cell office:value-type="float" office:value="10.0379065975025" table:style-name="ce1">
            <text:p>10.0379065975025</text:p>
          </table:table-cell>
          <table:table-cell office:value-type="float" office:value="5.47805434169854" table:style-name="ce1">
            <text:p>5.47805434169854</text:p>
          </table:table-cell>
          <table:table-cell office:value-type="float" office:value="15.0325873416211" table:style-name="ce1">
            <text:p>15.0325873416211</text:p>
          </table:table-cell>
        </table:table-row>
        <table:table-row table:style-name="ro1">
          <table:table-cell office:value-type="string" table:style-name="ce1">
            <text:p>Patrick Sequeira</text:p>
          </table:table-cell>
          <table:table-cell office:value-type="string" table:style-name="ce1">
            <text:p>POR1</text:p>
          </table:table-cell>
          <table:table-cell office:value-type="string" table:style-name="ce1">
            <text:p>Casa Pia</text:p>
          </table:table-cell>
          <table:table-cell office:value-type="string" table:style-name="ce1">
            <text:p>GK</text:p>
          </table:table-cell>
          <table:table-cell office:value-type="string" table:style-name="ce1">
            <text:p>26-307</text:p>
          </table:table-cell>
          <table:table-cell office:value-type="float" office:value="10.1" table:style-name="ce1">
            <text:p>10.1</text:p>
          </table:table-cell>
          <table:table-cell office:value-type="float" office:value="11.8084079690442" table:style-name="ce1">
            <text:p>11.8084079690442</text:p>
          </table:table-cell>
          <table:table-cell office:value-type="float" office:value="8.2771547895646" table:style-name="ce1">
            <text:p>8.2771547895646</text:p>
          </table:table-cell>
          <table:table-cell office:value-type="float" office:value="6.78807706099874" table:style-name="ce1">
            <text:p>6.78807706099874</text:p>
          </table:table-cell>
          <table:table-cell office:value-type="float" office:value="8.7753650356755" table:style-name="ce1">
            <text:p>8.7753650356755</text:p>
          </table:table-cell>
        </table:table-row>
        <table:table-row table:style-name="ro1">
          <table:table-cell office:value-type="string" table:style-name="ce1">
            <text:p>Rui Silva</text:p>
          </table:table-cell>
          <table:table-cell office:value-type="string" table:style-name="ce1">
            <text:p>POR1</text:p>
          </table:table-cell>
          <table:table-cell office:value-type="string" table:style-name="ce1">
            <text:p>Sporting CP</text:p>
          </table:table-cell>
          <table:table-cell office:value-type="string" table:style-name="ce1">
            <text:p>GK</text:p>
          </table:table-cell>
          <table:table-cell office:value-type="string" table:style-name="ce1">
            <text:p>31-329</text:p>
          </table:table-cell>
          <table:table-cell office:value-type="float" office:value="14" table:style-name="ce1">
            <text:p>14</text:p>
          </table:table-cell>
          <table:table-cell office:value-type="float" office:value="11.5955711834916" table:style-name="ce1">
            <text:p>11.5955711834916</text:p>
          </table:table-cell>
          <table:table-cell office:value-type="float" office:value="15.607012937544" table:style-name="ce1">
            <text:p>15.607012937544</text:p>
          </table:table-cell>
          <table:table-cell office:value-type="float" office:value="12.1725852658317" table:style-name="ce1">
            <text:p>12.1725852658317</text:p>
          </table:table-cell>
          <table:table-cell office:value-type="float" office:value="11.9082575110949" table:style-name="ce1">
            <text:p>11.9082575110949</text:p>
          </table:table-cell>
        </table:table-row>
        <table:table-row table:style-name="ro1">
          <table:table-cell office:value-type="string" table:style-name="ce1">
            <text:p>Anatolii Trubin</text:p>
          </table:table-cell>
          <table:table-cell office:value-type="string" table:style-name="ce1">
            <text:p>POR1</text:p>
          </table:table-cell>
          <table:table-cell office:value-type="string" table:style-name="ce1">
            <text:p>Benfica</text:p>
          </table:table-cell>
          <table:table-cell office:value-type="string" table:style-name="ce1">
            <text:p>GK</text:p>
          </table:table-cell>
          <table:table-cell office:value-type="string" table:style-name="ce1">
            <text:p>24-154</text:p>
          </table:table-cell>
          <table:table-cell office:value-type="float" office:value="14" table:style-name="ce1">
            <text:p>14</text:p>
          </table:table-cell>
          <table:table-cell office:value-type="float" office:value="12.64443506309" table:style-name="ce1">
            <text:p>12.64443506309</text:p>
          </table:table-cell>
          <table:table-cell office:value-type="float" office:value="9.07782046660786" table:style-name="ce1">
            <text:p>9.07782046660786</text:p>
          </table:table-cell>
          <table:table-cell office:value-type="float" office:value="6.66039984290796" table:style-name="ce1">
            <text:p>6.66039984290796</text:p>
          </table:table-cell>
          <table:table-cell office:value-type="float" office:value="6.26450486836378" table:style-name="ce1">
            <text:p>6.26450486836378</text:p>
          </table:table-cell>
        </table:table-row>
        <table:table-row table:style-name="ro1">
          <table:table-cell office:value-type="string" table:style-name="ce1">
            <text:p>João Valido</text:p>
          </table:table-cell>
          <table:table-cell office:value-type="string" table:style-name="ce1">
            <text:p>POR1</text:p>
          </table:table-cell>
          <table:table-cell office:value-type="string" table:style-name="ce1">
            <text:p>Arouca</text:p>
          </table:table-cell>
          <table:table-cell office:value-type="string" table:style-name="ce1">
            <text:p>GK</text:p>
          </table:table-cell>
          <table:table-cell office:value-type="string" table:style-name="ce1">
            <text:p>25-305</text:p>
          </table:table-cell>
          <table:table-cell office:value-type="float" office:value="9" table:style-name="ce1">
            <text:p>9</text:p>
          </table:table-cell>
          <table:table-cell office:value-type="float" office:value="2.44043999389216" table:style-name="ce1">
            <text:p>2.44043999389216</text:p>
          </table:table-cell>
          <table:table-cell office:value-type="float" office:value="5.62672090893049" table:style-name="ce1">
            <text:p>5.62672090893049</text:p>
          </table:table-cell>
          <table:table-cell office:value-type="float" office:value="4.95493065521782" table:style-name="ce1">
            <text:p>4.95493065521782</text:p>
          </table:table-cell>
          <table:table-cell office:value-type="float" office:value="8.7753650356755" table:style-name="ce1">
            <text:p>8.7753650356755</text:p>
          </table:table-cell>
        </table:table-row>
        <table:table-row table:style-name="ro1">
          <table:table-cell office:value-type="string" table:style-name="ce1">
            <text:p>Colin Coosemans</text:p>
          </table:table-cell>
          <table:table-cell office:value-type="string" table:style-name="ce1">
            <text:p>BEL1</text:p>
          </table:table-cell>
          <table:table-cell office:value-type="string" table:style-name="ce1">
            <text:p>Anderlecht</text:p>
          </table:table-cell>
          <table:table-cell office:value-type="string" table:style-name="ce1">
            <text:p>GK</text:p>
          </table:table-cell>
          <table:table-cell office:value-type="string" table:style-name="ce1">
            <text:p>33-152</text:p>
          </table:table-cell>
          <table:table-cell office:value-type="float" office:value="20" table:style-name="ce1">
            <text:p>20</text:p>
          </table:table-cell>
          <table:table-cell office:value-type="float" office:value="14.9118871850264" table:style-name="ce1">
            <text:p>14.9118871850264</text:p>
          </table:table-cell>
          <table:table-cell office:value-type="float" office:value="7.82428221361308" table:style-name="ce1">
            <text:p>7.82428221361308</text:p>
          </table:table-cell>
          <table:table-cell office:value-type="float" office:value="10.2190339483225" table:style-name="ce1">
            <text:p>10.2190339483225</text:p>
          </table:table-cell>
          <table:table-cell office:value-type="float" office:value="7.46094156354644" table:style-name="ce1">
            <text:p>7.46094156354644</text:p>
          </table:table-cell>
        </table:table-row>
        <table:table-row table:style-name="ro1">
          <table:table-cell office:value-type="string" table:style-name="ce1">
            <text:p>Maxime Delanghe</text:p>
          </table:table-cell>
          <table:table-cell office:value-type="string" table:style-name="ce1">
            <text:p>BEL1</text:p>
          </table:table-cell>
          <table:table-cell office:value-type="string" table:style-name="ce1">
            <text:p>Cercle Brugge</text:p>
          </table:table-cell>
          <table:table-cell office:value-type="string" table:style-name="ce1">
            <text:p>GK</text:p>
          </table:table-cell>
          <table:table-cell office:value-type="string" table:style-name="ce1">
            <text:p>24-224</text:p>
          </table:table-cell>
          <table:table-cell office:value-type="float" office:value="16.8" table:style-name="ce1">
            <text:p>16.8</text:p>
          </table:table-cell>
          <table:table-cell office:value-type="float" office:value="5.62334825993417" table:style-name="ce1">
            <text:p>5.62334825993417</text:p>
          </table:table-cell>
          <table:table-cell office:value-type="float" office:value="9.4868432075106" table:style-name="ce1">
            <text:p>9.4868432075106</text:p>
          </table:table-cell>
          <table:table-cell office:value-type="float" office:value="5.47805434169854" table:style-name="ce1">
            <text:p>5.47805434169854</text:p>
          </table:table-cell>
          <table:table-cell office:value-type="float" office:value="11.2145419959094" table:style-name="ce1">
            <text:p>11.2145419959094</text:p>
          </table:table-cell>
        </table:table-row>
        <table:table-row table:style-name="ro1">
          <table:table-cell office:value-type="string" table:style-name="ce1">
            <text:p>Martin Delavallée</text:p>
          </table:table-cell>
          <table:table-cell office:value-type="string" table:style-name="ce1">
            <text:p>BEL1</text:p>
          </table:table-cell>
          <table:table-cell office:value-type="string" table:style-name="ce1">
            <text:p>Charleroi</text:p>
          </table:table-cell>
          <table:table-cell office:value-type="string" table:style-name="ce1">
            <text:p>GK</text:p>
          </table:table-cell>
          <table:table-cell office:value-type="string" table:style-name="ce1">
            <text:p>21-290</text:p>
          </table:table-cell>
          <table:table-cell office:value-type="float" office:value="15" table:style-name="ce1">
            <text:p>15</text:p>
          </table:table-cell>
          <table:table-cell office:value-type="float" office:value="3.98242016746543" table:style-name="ce1">
            <text:p>3.98242016746543</text:p>
          </table:table-cell>
          <table:table-cell office:value-type="float" office:value="13.2811336276436" table:style-name="ce1">
            <text:p>13.2811336276436</text:p>
          </table:table-cell>
          <table:table-cell office:value-type="float" office:value="6.28731226844623" table:style-name="ce1">
            <text:p>6.28731226844623</text:p>
          </table:table-cell>
          <table:table-cell office:value-type="float" office:value="7.46094156354644" table:style-name="ce1">
            <text:p>7.46094156354644</text:p>
          </table:table-cell>
        </table:table-row>
        <table:table-row table:style-name="ro1">
          <table:table-cell office:value-type="string" table:style-name="ce1">
            <text:p>Guillaume Dietsch</text:p>
          </table:table-cell>
          <table:table-cell office:value-type="string" table:style-name="ce1">
            <text:p>BEL1</text:p>
          </table:table-cell>
          <table:table-cell office:value-type="string" table:style-name="ce1">
            <text:p>Dender</text:p>
          </table:table-cell>
          <table:table-cell office:value-type="string" table:style-name="ce1">
            <text:p>GK</text:p>
          </table:table-cell>
          <table:table-cell office:value-type="string" table:style-name="ce1">
            <text:p>24-260</text:p>
          </table:table-cell>
          <table:table-cell office:value-type="float" office:value="10" table:style-name="ce1">
            <text:p>10</text:p>
          </table:table-cell>
          <table:table-cell office:value-type="float" office:value="7.20108039032373" table:style-name="ce1">
            <text:p>7.20108039032373</text:p>
          </table:table-cell>
          <table:table-cell office:value-type="float" office:value="7.76059265135535" table:style-name="ce1">
            <text:p>7.76059265135535</text:p>
          </table:table-cell>
          <table:table-cell office:value-type="float" office:value="8.28897955689725" table:style-name="ce1">
            <text:p>8.28897955689725</text:p>
          </table:table-cell>
          <table:table-cell office:value-type="float" office:value="4.97748655822633" table:style-name="ce1">
            <text:p>4.97748655822633</text:p>
          </table:table-cell>
        </table:table-row>
        <table:table-row table:style-name="ro1">
          <table:table-cell office:value-type="string" table:style-name="ce1">
            <text:p>Matthieu Epolo</text:p>
          </table:table-cell>
          <table:table-cell office:value-type="string" table:style-name="ce1">
            <text:p>BEL1</text:p>
          </table:table-cell>
          <table:table-cell office:value-type="string" table:style-name="ce1">
            <text:p>Standard Liège</text:p>
          </table:table-cell>
          <table:table-cell office:value-type="string" table:style-name="ce1">
            <text:p>GK</text:p>
          </table:table-cell>
          <table:table-cell office:value-type="string" table:style-name="ce1">
            <text:p>20-352</text:p>
          </table:table-cell>
          <table:table-cell office:value-type="float" office:value="18" table:style-name="ce1">
            <text:p>18</text:p>
          </table:table-cell>
          <table:table-cell office:value-type="float" office:value="10.7351821351702" table:style-name="ce1">
            <text:p>10.7351821351702</text:p>
          </table:table-cell>
          <table:table-cell office:value-type="float" office:value="14.4313063981738" table:style-name="ce1">
            <text:p>14.4313063981738</text:p>
          </table:table-cell>
          <table:table-cell office:value-type="float" office:value="5.47805434169854" table:style-name="ce1">
            <text:p>5.47805434169854</text:p>
          </table:table-cell>
          <table:table-cell office:value-type="float" office:value="7.78001824725785" table:style-name="ce1">
            <text:p>7.78001824725785</text:p>
          </table:table-cell>
        </table:table-row>
        <table:table-row table:style-name="ro1">
          <table:table-cell office:value-type="string" table:style-name="ce1">
            <text:p>Brent Gabriël</text:p>
          </table:table-cell>
          <table:table-cell office:value-type="string" table:style-name="ce1">
            <text:p>BEL1</text:p>
          </table:table-cell>
          <table:table-cell office:value-type="string" table:style-name="ce1">
            <text:p>Zulte Waregem</text:p>
          </table:table-cell>
          <table:table-cell office:value-type="string" table:style-name="ce1">
            <text:p>GK</text:p>
          </table:table-cell>
          <table:table-cell office:value-type="string" table:style-name="ce1">
            <text:p>26-340</text:p>
          </table:table-cell>
          <table:table-cell office:value-type="float" office:value="20" table:style-name="ce1">
            <text:p>20</text:p>
          </table:table-cell>
          <table:table-cell office:value-type="float" office:value="15.4044649359229" table:style-name="ce1">
            <text:p>15.4044649359229</text:p>
          </table:table-cell>
          <table:table-cell office:value-type="float" office:value="15.2525757390478" table:style-name="ce1">
            <text:p>15.2525757390478</text:p>
          </table:table-cell>
          <table:table-cell office:value-type="float" office:value="7.44972686279213" table:style-name="ce1">
            <text:p>7.44972686279213</text:p>
          </table:table-cell>
          <table:table-cell office:value-type="float" office:value="15.5559871034782" table:style-name="ce1">
            <text:p>15.5559871034782</text:p>
          </table:table-cell>
        </table:table-row>
        <table:table-row table:style-name="ro1">
          <table:table-cell office:value-type="string" table:style-name="ce1">
            <text:p>Nordin Jackers</text:p>
          </table:table-cell>
          <table:table-cell office:value-type="string" table:style-name="ce1">
            <text:p>BEL1</text:p>
          </table:table-cell>
          <table:table-cell office:value-type="string" table:style-name="ce1">
            <text:p>Club Brugge</text:p>
          </table:table-cell>
          <table:table-cell office:value-type="string" table:style-name="ce1">
            <text:p>GK</text:p>
          </table:table-cell>
          <table:table-cell office:value-type="string" table:style-name="ce1">
            <text:p>28-119</text:p>
          </table:table-cell>
          <table:table-cell office:value-type="float" office:value="14" table:style-name="ce1">
            <text:p>14</text:p>
          </table:table-cell>
          <table:table-cell office:value-type="float" office:value="10.0865637927227" table:style-name="ce1">
            <text:p>10.0865637927227</text:p>
          </table:table-cell>
          <table:table-cell office:value-type="float" office:value="15.0416689624033" table:style-name="ce1">
            <text:p>15.0416689624033</text:p>
          </table:table-cell>
          <table:table-cell office:value-type="float" office:value="6.66039984290796" table:style-name="ce1">
            <text:p>6.66039984290796</text:p>
          </table:table-cell>
          <table:table-cell office:value-type="float" office:value="8.10592271779944" table:style-name="ce1">
            <text:p>8.10592271779944</text:p>
          </table:table-cell>
        </table:table-row>
        <table:table-row table:style-name="ro1">
          <table:table-cell office:value-type="string" table:style-name="ce1">
            <text:p>Andreas Jungdal</text:p>
          </table:table-cell>
          <table:table-cell office:value-type="string" table:style-name="ce1">
            <text:p>BEL1</text:p>
          </table:table-cell>
          <table:table-cell office:value-type="string" table:style-name="ce1">
            <text:p>Westerlo</text:p>
          </table:table-cell>
          <table:table-cell office:value-type="string" table:style-name="ce1">
            <text:p>GK</text:p>
          </table:table-cell>
          <table:table-cell office:value-type="string" table:style-name="ce1">
            <text:p>23-314</text:p>
          </table:table-cell>
          <table:table-cell office:value-type="float" office:value="20" table:style-name="ce1">
            <text:p>20</text:p>
          </table:table-cell>
          <table:table-cell office:value-type="float" office:value="8.59817327837858" table:style-name="ce1">
            <text:p>8.59817327837858</text:p>
          </table:table-cell>
          <table:table-cell office:value-type="float" office:value="11.5581888756184" table:style-name="ce1">
            <text:p>11.5581888756184</text:p>
          </table:table-cell>
          <table:table-cell office:value-type="float" office:value="6.53435925258005" table:style-name="ce1">
            <text:p>6.53435925258005</text:p>
          </table:table-cell>
          <table:table-cell office:value-type="float" office:value="15.0325873416211" table:style-name="ce1">
            <text:p>15.0325873416211</text:p>
          </table:table-cell>
        </table:table-row>
        <table:table-row table:style-name="ro1">
          <table:table-cell office:value-type="string" table:style-name="ce1">
            <text:p>Leo Kokubo</text:p>
          </table:table-cell>
          <table:table-cell office:value-type="string" table:style-name="ce1">
            <text:p>BEL1</text:p>
          </table:table-cell>
          <table:table-cell office:value-type="string" table:style-name="ce1">
            <text:p>Sint-Truiden</text:p>
          </table:table-cell>
          <table:table-cell office:value-type="string" table:style-name="ce1">
            <text:p>GK</text:p>
          </table:table-cell>
          <table:table-cell office:value-type="string" table:style-name="ce1">
            <text:p>24-344</text:p>
          </table:table-cell>
          <table:table-cell office:value-type="float" office:value="20" table:style-name="ce1">
            <text:p>20</text:p>
          </table:table-cell>
          <table:table-cell office:value-type="float" office:value="14.7404474018077" table:style-name="ce1">
            <text:p>14.7404474018077</text:p>
          </table:table-cell>
          <table:table-cell office:value-type="float" office:value="8.80800721475654" table:style-name="ce1">
            <text:p>8.80800721475654</text:p>
          </table:table-cell>
          <table:table-cell office:value-type="float" office:value="12.1725852658317" table:style-name="ce1">
            <text:p>12.1725852658317</text:p>
          </table:table-cell>
          <table:table-cell office:value-type="float" office:value="11.2145419959094" table:style-name="ce1">
            <text:p>11.2145419959094</text:p>
          </table:table-cell>
        </table:table-row>
        <table:table-row table:style-name="ro1">
          <table:table-cell office:value-type="string" table:style-name="ce1">
            <text:p>Tobias Lawal</text:p>
          </table:table-cell>
          <table:table-cell office:value-type="string" table:style-name="ce1">
            <text:p>BEL1</text:p>
          </table:table-cell>
          <table:table-cell office:value-type="string" table:style-name="ce1">
            <text:p>Genk</text:p>
          </table:table-cell>
          <table:table-cell office:value-type="string" table:style-name="ce1">
            <text:p>GK</text:p>
          </table:table-cell>
          <table:table-cell office:value-type="string" table:style-name="ce1">
            <text:p>25-209</text:p>
          </table:table-cell>
          <table:table-cell office:value-type="float" office:value="8" table:style-name="ce1">
            <text:p>8</text:p>
          </table:table-cell>
          <table:table-cell office:value-type="float" office:value="3.17610802628082" table:style-name="ce1">
            <text:p>3.17610802628082</text:p>
          </table:table-cell>
          <table:table-cell office:value-type="float" office:value="15.7048138477336" table:style-name="ce1">
            <text:p>15.7048138477336</text:p>
          </table:table-cell>
          <table:table-cell office:value-type="float" office:value="10.5222202656822" table:style-name="ce1">
            <text:p>10.5222202656822</text:p>
          </table:table-cell>
          <table:table-cell office:value-type="float" office:value="7.78001824725785" table:style-name="ce1">
            <text:p>7.78001824725785</text:p>
          </table:table-cell>
        </table:table-row>
        <table:table-row table:style-name="ro1">
          <table:table-cell office:value-type="string" table:style-name="ce1">
            <text:p>Tobe Leysen</text:p>
          </table:table-cell>
          <table:table-cell office:value-type="string" table:style-name="ce1">
            <text:p>BEL1</text:p>
          </table:table-cell>
          <table:table-cell office:value-type="string" table:style-name="ce1">
            <text:p>OH Leuven</text:p>
          </table:table-cell>
          <table:table-cell office:value-type="string" table:style-name="ce1">
            <text:p>GK</text:p>
          </table:table-cell>
          <table:table-cell office:value-type="string" table:style-name="ce1">
            <text:p>23-299</text:p>
          </table:table-cell>
          <table:table-cell office:value-type="float" office:value="20" table:style-name="ce1">
            <text:p>20</text:p>
          </table:table-cell>
          <table:table-cell office:value-type="float" office:value="7.98459714438581" table:style-name="ce1">
            <text:p>7.98459714438581</text:p>
          </table:table-cell>
          <table:table-cell office:value-type="float" office:value="10.3841511469288" table:style-name="ce1">
            <text:p>10.3841511469288</text:p>
          </table:table-cell>
          <table:table-cell office:value-type="float" office:value="9.01807740270775" table:style-name="ce1">
            <text:p>9.01807740270775</text:p>
          </table:table-cell>
          <table:table-cell office:value-type="float" office:value="9.46300040457832" table:style-name="ce1">
            <text:p>9.46300040457832</text:p>
          </table:table-cell>
        </table:table-row>
        <table:table-row table:style-name="ro1">
          <table:table-cell office:value-type="string" table:style-name="ce1">
            <text:p>Nacho Miras</text:p>
          </table:table-cell>
          <table:table-cell office:value-type="string" table:style-name="ce1">
            <text:p>BEL1</text:p>
          </table:table-cell>
          <table:table-cell office:value-type="string" table:style-name="ce1">
            <text:p>Mechelen</text:p>
          </table:table-cell>
          <table:table-cell office:value-type="string" table:style-name="ce1">
            <text:p>GK</text:p>
          </table:table-cell>
          <table:table-cell office:value-type="string" table:style-name="ce1">
            <text:p>28-167</text:p>
          </table:table-cell>
          <table:table-cell office:value-type="float" office:value="15" table:style-name="ce1">
            <text:p>15</text:p>
          </table:table-cell>
          <table:table-cell office:value-type="float" office:value="17.8391957620911" table:style-name="ce1">
            <text:p>17.8391957620911</text:p>
          </table:table-cell>
          <table:table-cell office:value-type="float" office:value="8.21174208009362" table:style-name="ce1">
            <text:p>8.21174208009362</text:p>
          </table:table-cell>
          <table:table-cell office:value-type="float" office:value="6.40998699600353" table:style-name="ce1">
            <text:p>6.40998699600353</text:p>
          </table:table-cell>
          <table:table-cell office:value-type="float" office:value="10.8643068854088" table:style-name="ce1">
            <text:p>10.8643068854088</text:p>
          </table:table-cell>
        </table:table-row>
        <table:table-row table:style-name="ro1">
          <table:table-cell office:value-type="string" table:style-name="ce1">
            <text:p>Taishi Nozawa</text:p>
          </table:table-cell>
          <table:table-cell office:value-type="string" table:style-name="ce1">
            <text:p>BEL1</text:p>
          </table:table-cell>
          <table:table-cell office:value-type="string" table:style-name="ce1">
            <text:p>Antwerp</text:p>
          </table:table-cell>
          <table:table-cell office:value-type="string" table:style-name="ce1">
            <text:p>GK</text:p>
          </table:table-cell>
          <table:table-cell office:value-type="string" table:style-name="ce1">
            <text:p>23-008</text:p>
          </table:table-cell>
          <table:table-cell office:value-type="float" office:value="10.5" table:style-name="ce1">
            <text:p>10.5</text:p>
          </table:table-cell>
          <table:table-cell office:value-type="float" office:value="12.0199142600065" table:style-name="ce1">
            <text:p>12.0199142600065</text:p>
          </table:table-cell>
          <table:table-cell office:value-type="float" office:value="8.01690384461157" table:style-name="ce1">
            <text:p>8.01690384461157</text:p>
          </table:table-cell>
          <table:table-cell office:value-type="float" office:value="16.54822551791" table:style-name="ce1">
            <text:p>16.54822551791</text:p>
          </table:table-cell>
          <table:table-cell office:value-type="float" office:value="5.98763983904212" table:style-name="ce1">
            <text:p>5.98763983904212</text:p>
          </table:table-cell>
        </table:table-row>
        <table:table-row table:style-name="ro1">
          <table:table-cell office:value-type="string" table:style-name="ce1">
            <text:p>Marcos Peano</text:p>
          </table:table-cell>
          <table:table-cell office:value-type="string" table:style-name="ce1">
            <text:p>BEL1</text:p>
          </table:table-cell>
          <table:table-cell office:value-type="string" table:style-name="ce1">
            <text:p>La Louvière</text:p>
          </table:table-cell>
          <table:table-cell office:value-type="string" table:style-name="ce1">
            <text:p>GK</text:p>
          </table:table-cell>
          <table:table-cell office:value-type="string" table:style-name="ce1">
            <text:p>27-079</text:p>
          </table:table-cell>
          <table:table-cell office:value-type="float" office:value="20" table:style-name="ce1">
            <text:p>20</text:p>
          </table:table-cell>
          <table:table-cell office:value-type="float" office:value="16.5530396872905" table:style-name="ce1">
            <text:p>16.5530396872905</text:p>
          </table:table-cell>
          <table:table-cell office:value-type="float" office:value="11.6265927284165" table:style-name="ce1">
            <text:p>11.6265927284165</text:p>
          </table:table-cell>
          <table:table-cell office:value-type="float" office:value="11.2786404659441" table:style-name="ce1">
            <text:p>11.2786404659441</text:p>
          </table:table-cell>
          <table:table-cell office:value-type="float" office:value="17.0758385111128" table:style-name="ce1">
            <text:p>17.0758385111128</text:p>
          </table:table-cell>
        </table:table-row>
        <table:table-row table:style-name="ro1">
          <table:table-cell office:value-type="string" table:style-name="ce1">
            <text:p>Davy Roef</text:p>
          </table:table-cell>
          <table:table-cell office:value-type="string" table:style-name="ce1">
            <text:p>BEL1</text:p>
          </table:table-cell>
          <table:table-cell office:value-type="string" table:style-name="ce1">
            <text:p>Gent</text:p>
          </table:table-cell>
          <table:table-cell office:value-type="string" table:style-name="ce1">
            <text:p>GK</text:p>
          </table:table-cell>
          <table:table-cell office:value-type="string" table:style-name="ce1">
            <text:p>31-330</text:p>
          </table:table-cell>
          <table:table-cell office:value-type="float" office:value="20" table:style-name="ce1">
            <text:p>20</text:p>
          </table:table-cell>
          <table:table-cell office:value-type="float" office:value="13.05055449205" table:style-name="ce1">
            <text:p>13.05055449205</text:p>
          </table:table-cell>
          <table:table-cell office:value-type="float" office:value="9.07782046660786" table:style-name="ce1">
            <text:p>9.07782046660786</text:p>
          </table:table-cell>
          <table:table-cell office:value-type="float" office:value="10.6738350611779" table:style-name="ce1">
            <text:p>10.6738350611779</text:p>
          </table:table-cell>
          <table:table-cell office:value-type="float" office:value="7.78001824725785" table:style-name="ce1">
            <text:p>7.78001824725785</text:p>
          </table:table-cell>
        </table:table-row>
        <table:table-row table:style-name="ro1">
          <table:table-cell office:value-type="string" table:style-name="ce1">
            <text:p>Kjell Scherpen</text:p>
          </table:table-cell>
          <table:table-cell office:value-type="string" table:style-name="ce1">
            <text:p>BEL1</text:p>
          </table:table-cell>
          <table:table-cell office:value-type="string" table:style-name="ce1">
            <text:p>Union SG</text:p>
          </table:table-cell>
          <table:table-cell office:value-type="string" table:style-name="ce1">
            <text:p>GK</text:p>
          </table:table-cell>
          <table:table-cell office:value-type="string" table:style-name="ce1">
            <text:p>25-344</text:p>
          </table:table-cell>
          <table:table-cell office:value-type="float" office:value="17" table:style-name="ce1">
            <text:p>17</text:p>
          </table:table-cell>
          <table:table-cell office:value-type="float" office:value="10.951199710592" table:style-name="ce1">
            <text:p>10.951199710592</text:p>
          </table:table-cell>
          <table:table-cell office:value-type="float" office:value="15.4067776858415" table:style-name="ce1">
            <text:p>15.4067776858415</text:p>
          </table:table-cell>
          <table:table-cell office:value-type="float" office:value="9.46490670222054" table:style-name="ce1">
            <text:p>9.46490670222054</text:p>
          </table:table-cell>
          <table:table-cell office:value-type="float" office:value="5.98763983904212" table:style-name="ce1">
            <text:p>5.98763983904212</text:p>
          </table:table-cell>
        </table:table-row>
        <table:table-row table:style-name="ro1">
          <table:table-cell office:value-type="string" table:style-name="ce1">
            <text:p>Hendrik Van Crombrugge</text:p>
          </table:table-cell>
          <table:table-cell office:value-type="string" table:style-name="ce1">
            <text:p>BEL1</text:p>
          </table:table-cell>
          <table:table-cell office:value-type="string" table:style-name="ce1">
            <text:p>Genk</text:p>
          </table:table-cell>
          <table:table-cell office:value-type="string" table:style-name="ce1">
            <text:p>GK</text:p>
          </table:table-cell>
          <table:table-cell office:value-type="string" table:style-name="ce1">
            <text:p>32-247</text:p>
          </table:table-cell>
          <table:table-cell office:value-type="float" office:value="12" table:style-name="ce1">
            <text:p>12</text:p>
          </table:table-cell>
          <table:table-cell office:value-type="float" office:value="7.58737287635334" table:style-name="ce1">
            <text:p>7.58737287635334</text:p>
          </table:table-cell>
          <table:table-cell office:value-type="float" office:value="18.3079393412132" table:style-name="ce1">
            <text:p>18.3079393412132</text:p>
          </table:table-cell>
          <table:table-cell office:value-type="float" office:value="11.578983635001" table:style-name="ce1">
            <text:p>11.578983635001</text:p>
          </table:table-cell>
          <table:table-cell office:value-type="float" office:value="6.84573045497709" table:style-name="ce1">
            <text:p>6.84573045497709</text:p>
          </table:table-cell>
        </table:table-row>
        <table:table-row table:style-name="ro1">
          <table:table-cell office:value-type="string" table:style-name="ce1">
            <text:p>Michael Verrips</text:p>
          </table:table-cell>
          <table:table-cell office:value-type="string" table:style-name="ce1">
            <text:p>BEL1</text:p>
          </table:table-cell>
          <table:table-cell office:value-type="string" table:style-name="ce1">
            <text:p>Dender</text:p>
          </table:table-cell>
          <table:table-cell office:value-type="string" table:style-name="ce1">
            <text:p>GK</text:p>
          </table:table-cell>
          <table:table-cell office:value-type="string" table:style-name="ce1">
            <text:p>29-030</text:p>
          </table:table-cell>
          <table:table-cell office:value-type="float" office:value="10" table:style-name="ce1">
            <text:p>10</text:p>
          </table:table-cell>
          <table:table-cell office:value-type="float" office:value="7.58737287635334" table:style-name="ce1">
            <text:p>7.58737287635334</text:p>
          </table:table-cell>
          <table:table-cell office:value-type="float" office:value="7.20000415975522" table:style-name="ce1">
            <text:p>7.20000415975522</text:p>
          </table:table-cell>
          <table:table-cell office:value-type="float" office:value="5.36971694819218" table:style-name="ce1">
            <text:p>5.36971694819218</text:p>
          </table:table-cell>
          <table:table-cell office:value-type="float" office:value="4.53213739011587" table:style-name="ce1">
            <text:p>4.53213739011587</text:p>
          </table:table-cell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TJL</meta:initial-creator>
    <dc:creator>TJL</dc:creator>
    <meta:creation-date>2016-08-18T13:39:56Z</meta:creation-date>
    <dc:date>2016-08-18T13:50:45Z</dc:date>
  </office:meta>
</office:document-meta>
</file>